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3.369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3.12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4.759cm"/>
    </style:style>
    <style:style style:name="co14" style:family="table-column">
      <style:table-column-properties fo:break-before="auto" style:column-width="3.976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eenTime vs MentalWelln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work_mode</text:p>
          </table:table-cell>
          <table:table-cell office:value-type="string" calcext:value-type="string">
            <text:p>screen_time_hours</text:p>
          </table:table-cell>
          <table:table-cell office:value-type="string" calcext:value-type="string">
            <text:p>work_screen_hours</text:p>
          </table:table-cell>
          <table:table-cell office:value-type="string" calcext:value-type="string">
            <text:p>leisure_screen_hours</text:p>
          </table:table-cell>
          <table:table-cell office:value-type="string" calcext:value-type="string">
            <text:p>sleep_hours</text:p>
          </table:table-cell>
          <table:table-cell office:value-type="string" calcext:value-type="string">
            <text:p>sleep_quality_1_5</text:p>
          </table:table-cell>
          <table:table-cell office:value-type="string" calcext:value-type="string">
            <text:p>stress_level_0_10</text:p>
          </table:table-cell>
          <table:table-cell office:value-type="string" calcext:value-type="string">
            <text:p>productivity_0_100</text:p>
          </table:table-cell>
          <table:table-cell office:value-type="string" calcext:value-type="string">
            <text:p>exercise_minutes_per_week</text:p>
          </table:table-cell>
          <table:table-cell office:value-type="string" calcext:value-type="string">
            <text:p>social_hours_per_week</text:p>
          </table:table-cell>
          <table:table-cell office:value-type="string" calcext:value-type="string">
            <text:p>mental_wellness_index_0_100</text:p>
          </table:table-cell>
        </table:table-row>
        <table:table-row table:style-name="ro1">
          <table:table-cell office:value-type="string" calcext:value-type="string">
            <text:p>U0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79" calcext:value-type="float">
            <text:p>10.79</text:p>
          </table:table-cell>
          <table:table-cell office:value-type="float" office:value="5.44" calcext:value-type="float">
            <text:p>5.44</text:p>
          </table:table-cell>
          <table:table-cell office:value-type="float" office:value="5.35" calcext:value-type="float">
            <text:p>5.35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44.7" calcext:value-type="float">
            <text:p>44.7</text:p>
          </table:table-cell>
          <table:table-cell office:value-type="float" office:value="127" calcext:value-type="float">
            <text:p>127</text:p>
          </table:table-cell>
          <table:table-cell office:value-type="float" office:value="0.7" calcext:value-type="float">
            <text:p>0.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U0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4" calcext:value-type="float">
            <text:p>7.4</text:p>
          </table:table-cell>
          <table:table-cell office:value-type="float" office:value="0.37" calcext:value-type="float">
            <text:p>0.37</text:p>
          </table:table-cell>
          <table:table-cell office:value-type="float" office:value="7.03" calcext:value-type="float">
            <text:p>7.03</text:p>
          </table:table-cell>
          <table:table-cell office:value-type="float" office:value="8.05" calcext:value-type="float">
            <text:p>8.05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2.1" calcext:value-type="float">
            <text:p>2.1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U00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78" calcext:value-type="float">
            <text:p>9.78</text:p>
          </table:table-cell>
          <table:table-cell office:value-type="float" office:value="1.09" calcext:value-type="float">
            <text:p>1.09</text:p>
          </table:table-cell>
          <table:table-cell office:value-type="float" office:value="8.69" calcext:value-type="float">
            <text:p>8.69</text:p>
          </table:table-cell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51.8" calcext:value-type="float">
            <text:p>51.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U00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13" calcext:value-type="float">
            <text:p>11.13</text:p>
          </table:table-cell>
          <table:table-cell office:value-type="float" office:value="0.56" calcext:value-type="float">
            <text:p>0.56</text:p>
          </table:table-cell>
          <table:table-cell office:value-type="float" office:value="10.57" calcext:value-type="float">
            <text:p>10.57</text:p>
          </table:table-cell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3.22" calcext:value-type="float">
            <text:p>13.22</text:p>
          </table:table-cell>
          <table:table-cell office:value-type="float" office:value="4.09" calcext:value-type="float">
            <text:p>4.09</text:p>
          </table:table-cell>
          <table:table-cell office:value-type="float" office:value="9.13" calcext:value-type="float">
            <text:p>9.13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5" calcext:value-type="float">
            <text:p>38.5</text:p>
          </table:table-cell>
          <table:table-cell office:value-type="float" office:value="143" calcext:value-type="float">
            <text:p>143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83" calcext:value-type="float">
            <text:p>9.83</text:p>
          </table:table-cell>
          <table:table-cell office:value-type="float" office:value="0.53" calcext:value-type="float">
            <text:p>0.53</text:p>
          </table:table-cell>
          <table:table-cell office:value-type="float" office:value="9.3" calcext:value-type="float">
            <text:p>9.3</text:p>
          </table:table-cell>
          <table:table-cell office:value-type="float" office:value="7.19" calcext:value-type="float">
            <text:p>7.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0.3" calcext:value-type="float">
            <text:p>1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0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6.02" calcext:value-type="float">
            <text:p>6.02</text:p>
          </table:table-cell>
          <table:table-cell office:value-type="float" office:value="2.82" calcext:value-type="float">
            <text:p>2.82</text:p>
          </table:table-cell>
          <table:table-cell office:value-type="float" office:value="3.2" calcext:value-type="float">
            <text:p>3.2</text:p>
          </table:table-cell>
          <table:table-cell office:value-type="float" office:value="7.44" calcext:value-type="float">
            <text:p>7.44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64.8" calcext:value-type="float">
            <text:p>64.8</text:p>
          </table:table-cell>
          <table:table-cell office:value-type="float" office:value="141" calcext:value-type="float">
            <text:p>141</text:p>
          </table:table-cell>
          <table:table-cell office:value-type="float" office:value="4.7" calcext:value-type="float">
            <text:p>4.7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U00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21" calcext:value-type="float">
            <text:p>6.21</text:p>
          </table:table-cell>
          <table:table-cell office:value-type="float" office:value="0.75" calcext:value-type="float">
            <text:p>0.75</text:p>
          </table:table-cell>
          <table:table-cell office:value-type="float" office:value="5.46" calcext:value-type="float">
            <text:p>5.46</text:p>
          </table:table-cell>
          <table:table-cell office:value-type="float" office:value="6.78" calcext:value-type="float">
            <text:p>6.78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8.7" calcext:value-type="float">
            <text:p>18.7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U0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28" calcext:value-type="float">
            <text:p>6.28</text:p>
          </table:table-cell>
          <table:table-cell office:value-type="float" office:value="0.67" calcext:value-type="float">
            <text:p>0.67</text:p>
          </table:table-cell>
          <table:table-cell office:value-type="float" office:value="5.61" calcext:value-type="float">
            <text:p>5.61</text:p>
          </table:table-cell>
          <table:table-cell office:value-type="float" office:value="8.48" calcext:value-type="float">
            <text:p>8.48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91.7" calcext:value-type="float">
            <text:p>91.7</text:p>
          </table:table-cell>
          <table:table-cell office:value-type="float" office:value="149" calcext:value-type="float">
            <text:p>149</text:p>
          </table:table-cell>
          <table:table-cell office:value-type="float" office:value="10.1" calcext:value-type="float">
            <text:p>10.1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U0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37" calcext:value-type="float">
            <text:p>9.37</text:p>
          </table:table-cell>
          <table:table-cell office:value-type="float" office:value="0.84" calcext:value-type="float">
            <text:p>0.84</text:p>
          </table:table-cell>
          <table:table-cell office:value-type="float" office:value="8.53" calcext:value-type="float">
            <text:p>8.53</text:p>
          </table:table-cell>
          <table:table-cell office:value-type="float" office:value="7.78" calcext:value-type="float">
            <text:p>7.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50" calcext:value-type="float">
            <text:p>50</text:p>
          </table:table-cell>
          <table:table-cell office:value-type="float" office:value="12.7" calcext:value-type="float">
            <text:p>12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87" calcext:value-type="float">
            <text:p>9.87</text:p>
          </table:table-cell>
          <table:table-cell office:value-type="float" office:value="3.02" calcext:value-type="float">
            <text:p>3.02</text:p>
          </table:table-cell>
          <table:table-cell office:value-type="float" office:value="6.85" calcext:value-type="float">
            <text:p>6.85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55.9" calcext:value-type="float">
            <text:p>55.9</text:p>
          </table:table-cell>
          <table:table-cell office:value-type="float" office:value="87" calcext:value-type="float">
            <text:p>87</text:p>
          </table:table-cell>
          <table:table-cell office:value-type="float" office:value="6.2" calcext:value-type="float">
            <text:p>6.2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U0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4.96" calcext:value-type="float">
            <text:p>4.96</text:p>
          </table:table-cell>
          <table:table-cell office:value-type="float" office:value="0.25" calcext:value-type="float">
            <text:p>0.25</text:p>
          </table:table-cell>
          <table:table-cell office:value-type="float" office:value="4.71" calcext:value-type="float">
            <text:p>4.71</text:p>
          </table:table-cell>
          <table:table-cell office:value-type="float" office:value="8.01" calcext:value-type="float">
            <text:p>8.0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8.4" calcext:value-type="float">
            <text:p>88.4</text:p>
          </table:table-cell>
          <table:table-cell office:value-type="float" office:value="188" calcext:value-type="float">
            <text:p>188</text:p>
          </table:table-cell>
          <table:table-cell office:value-type="float" office:value="12.5" calcext:value-type="float">
            <text:p>12.5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string" calcext:value-type="string">
            <text:p>U0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55" calcext:value-type="float">
            <text:p>12.55</text:p>
          </table:table-cell>
          <table:table-cell office:value-type="float" office:value="6.8" calcext:value-type="float">
            <text:p>6.8</text:p>
          </table:table-cell>
          <table:table-cell office:value-type="float" office:value="5.75" calcext:value-type="float">
            <text:p>5.75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86" calcext:value-type="float">
            <text:p>7.86</text:p>
          </table:table-cell>
          <table:table-cell office:value-type="float" office:value="4.33" calcext:value-type="float">
            <text:p>4.33</text:p>
          </table:table-cell>
          <table:table-cell office:value-type="float" office:value="3.53" calcext:value-type="float">
            <text:p>3.53</text:p>
          </table:table-cell>
          <table:table-cell office:value-type="float" office:value="7.59" calcext:value-type="float">
            <text:p>7.59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70.7" calcext:value-type="float">
            <text:p>70.7</text:p>
          </table:table-cell>
          <table:table-cell office:value-type="float" office:value="102" calcext:value-type="float">
            <text:p>102</text:p>
          </table:table-cell>
          <table:table-cell office:value-type="float" office:value="8.6" calcext:value-type="float">
            <text:p>8.6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U0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07" calcext:value-type="float">
            <text:p>9.07</text:p>
          </table:table-cell>
          <table:table-cell office:value-type="float" office:value="0.79" calcext:value-type="float">
            <text:p>0.79</text:p>
          </table:table-cell>
          <table:table-cell office:value-type="float" office:value="8.28" calcext:value-type="float">
            <text:p>8.28</text:p>
          </table:table-cell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3.49" calcext:value-type="float">
            <text:p>13.49</text:p>
          </table:table-cell>
          <table:table-cell office:value-type="float" office:value="2.82" calcext:value-type="float">
            <text:p>2.82</text:p>
          </table:table-cell>
          <table:table-cell office:value-type="float" office:value="10.67" calcext:value-type="float">
            <text:p>10.67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284" calcext:value-type="float">
            <text:p>28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86" calcext:value-type="float">
            <text:p>8.86</text:p>
          </table:table-cell>
          <table:table-cell office:value-type="float" office:value="0.82" calcext:value-type="float">
            <text:p>0.82</text:p>
          </table:table-cell>
          <table:table-cell office:value-type="float" office:value="8.04" calcext:value-type="float">
            <text:p>8.04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.3" calcext:value-type="float">
            <text:p>60.3</text:p>
          </table:table-cell>
          <table:table-cell office:value-type="float" office:value="223" calcext:value-type="float">
            <text:p>223</text:p>
          </table:table-cell>
          <table:table-cell office:value-type="float" office:value="13.1" calcext:value-type="float">
            <text:p>13.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0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13" calcext:value-type="float">
            <text:p>7.13</text:p>
          </table:table-cell>
          <table:table-cell office:value-type="float" office:value="0.82" calcext:value-type="float">
            <text:p>0.82</text:p>
          </table:table-cell>
          <table:table-cell office:value-type="float" office:value="6.31" calcext:value-type="float">
            <text:p>6.31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11.6" calcext:value-type="float">
            <text:p>11.6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U0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8.18" calcext:value-type="float">
            <text:p>8.18</text:p>
          </table:table-cell>
          <table:table-cell office:value-type="float" office:value="0.7" calcext:value-type="float">
            <text:p>0.7</text:p>
          </table:table-cell>
          <table:table-cell office:value-type="float" office:value="7.48" calcext:value-type="float">
            <text:p>7.48</text:p>
          </table:table-cell>
          <table:table-cell office:value-type="float" office:value="9.2" calcext:value-type="float">
            <text:p>9.2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5.1" calcext:value-type="float">
            <text:p>85.1</text:p>
          </table:table-cell>
          <table:table-cell office:value-type="float" office:value="52" calcext:value-type="float">
            <text:p>52</text:p>
          </table:table-cell>
          <table:table-cell office:value-type="float" office:value="11.2" calcext:value-type="float">
            <text:p>11.2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U0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26" calcext:value-type="float">
            <text:p>10.26</text:p>
          </table:table-cell>
          <table:table-cell office:value-type="float" office:value="5.73" calcext:value-type="float">
            <text:p>5.73</text:p>
          </table:table-cell>
          <table:table-cell office:value-type="float" office:value="4.53" calcext:value-type="float">
            <text:p>4.53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U0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14" calcext:value-type="float">
            <text:p>10.14</text:p>
          </table:table-cell>
          <table:table-cell office:value-type="float" office:value="3.29" calcext:value-type="float">
            <text:p>3.29</text:p>
          </table:table-cell>
          <table:table-cell office:value-type="float" office:value="6.85" calcext:value-type="float">
            <text:p>6.85</text:p>
          </table:table-cell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.1" calcext:value-type="float">
            <text:p>48.1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7.52" calcext:value-type="float">
            <text:p>7.52</text:p>
          </table:table-cell>
          <table:table-cell office:value-type="float" office:value="2.89" calcext:value-type="float">
            <text:p>2.89</text:p>
          </table:table-cell>
          <table:table-cell office:value-type="float" office:value="4.63" calcext:value-type="float">
            <text:p>4.63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53.1" calcext:value-type="float">
            <text:p>53.1</text:p>
          </table:table-cell>
          <table:table-cell office:value-type="float" office:value="200" calcext:value-type="float">
            <text:p>200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U00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7.67" calcext:value-type="float">
            <text:p>7.67</text:p>
          </table:table-cell>
          <table:table-cell office:value-type="float" office:value="1.65" calcext:value-type="float">
            <text:p>1.65</text:p>
          </table:table-cell>
          <table:table-cell office:value-type="float" office:value="6.02" calcext:value-type="float">
            <text:p>6.02</text:p>
          </table:table-cell>
          <table:table-cell office:value-type="float" office:value="8.36" calcext:value-type="float">
            <text:p>8.36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76.4" calcext:value-type="float">
            <text:p>76.4</text:p>
          </table:table-cell>
          <table:table-cell office:value-type="float" office:value="130" calcext:value-type="float">
            <text:p>130</text:p>
          </table:table-cell>
          <table:table-cell office:value-type="float" office:value="8.9" calcext:value-type="float">
            <text:p>8.9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U0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5.74" calcext:value-type="float">
            <text:p>5.74</text:p>
          </table:table-cell>
          <table:table-cell office:value-type="float" office:value="2.33" calcext:value-type="float">
            <text:p>2.33</text:p>
          </table:table-cell>
          <table:table-cell office:value-type="float" office:value="3.41" calcext:value-type="float">
            <text:p>3.41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77.3" calcext:value-type="float">
            <text:p>77.3</text:p>
          </table:table-cell>
          <table:table-cell office:value-type="float" office:value="63" calcext:value-type="float">
            <text:p>63</text:p>
          </table:table-cell>
          <table:table-cell office:value-type="float" office:value="17.6" calcext:value-type="float">
            <text:p>17.6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U00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93" calcext:value-type="float">
            <text:p>8.93</text:p>
          </table:table-cell>
          <table:table-cell office:value-type="float" office:value="0.45" calcext:value-type="float">
            <text:p>0.45</text:p>
          </table:table-cell>
          <table:table-cell office:value-type="float" office:value="8.48" calcext:value-type="float">
            <text:p>8.48</text:p>
          </table:table-cell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50.3" calcext:value-type="float">
            <text:p>50.3</text:p>
          </table:table-cell>
          <table:table-cell office:value-type="float" office:value="69" calcext:value-type="float">
            <text:p>69</text:p>
          </table:table-cell>
          <table:table-cell office:value-type="float" office:value="8.5" calcext:value-type="float">
            <text:p>8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U00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05" calcext:value-type="float">
            <text:p>7.05</text:p>
          </table:table-cell>
          <table:table-cell office:value-type="float" office:value="0.8" calcext:value-type="float">
            <text:p>0.8</text:p>
          </table:table-cell>
          <table:table-cell office:value-type="float" office:value="6.25" calcext:value-type="float">
            <text:p>6.25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94" calcext:value-type="float">
            <text:p>194</text:p>
          </table:table-cell>
          <table:table-cell office:value-type="float" office:value="8.6" calcext:value-type="float">
            <text:p>8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U00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3" calcext:value-type="float">
            <text:p>11.3</text:p>
          </table:table-cell>
          <table:table-cell office:value-type="float" office:value="5.17" calcext:value-type="float">
            <text:p>5.17</text:p>
          </table:table-cell>
          <table:table-cell office:value-type="float" office:value="6.13" calcext:value-type="float">
            <text:p>6.13</text:p>
          </table:table-cell>
          <table:table-cell office:value-type="float" office:value="7.74" calcext:value-type="float">
            <text:p>7.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.3" calcext:value-type="float">
            <text:p>53.3</text:p>
          </table:table-cell>
          <table:table-cell office:value-type="float" office:value="197" calcext:value-type="float">
            <text:p>197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U00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6.61" calcext:value-type="float">
            <text:p>6.61</text:p>
          </table:table-cell>
          <table:table-cell office:value-type="float" office:value="0.33" calcext:value-type="float">
            <text:p>0.33</text:p>
          </table:table-cell>
          <table:table-cell office:value-type="float" office:value="6.28" calcext:value-type="float">
            <text:p>6.28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27" calcext:value-type="float">
            <text:p>227</text:p>
          </table:table-cell>
          <table:table-cell office:value-type="float" office:value="3.5" calcext:value-type="float">
            <text:p>3.5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U00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43" calcext:value-type="float">
            <text:p>7.43</text:p>
          </table:table-cell>
          <table:table-cell office:value-type="float" office:value="0.73" calcext:value-type="float">
            <text:p>0.73</text:p>
          </table:table-cell>
          <table:table-cell office:value-type="float" office:value="6.7" calcext:value-type="float">
            <text:p>6.7</text:p>
          </table:table-cell>
          <table:table-cell office:value-type="float" office:value="7.11" calcext:value-type="float">
            <text:p>7.11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61.1" calcext:value-type="float">
            <text:p>61.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U00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57" calcext:value-type="float">
            <text:p>9.57</text:p>
          </table:table-cell>
          <table:table-cell office:value-type="float" office:value="0.48" calcext:value-type="float">
            <text:p>0.48</text:p>
          </table:table-cell>
          <table:table-cell office:value-type="float" office:value="9.09" calcext:value-type="float">
            <text:p>9.09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9.1" calcext:value-type="float">
            <text:p>9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00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37" calcext:value-type="float">
            <text:p>6.37</text:p>
          </table:table-cell>
          <table:table-cell office:value-type="float" office:value="0.78" calcext:value-type="float">
            <text:p>0.78</text:p>
          </table:table-cell>
          <table:table-cell office:value-type="float" office:value="5.59" calcext:value-type="float">
            <text:p>5.59</text:p>
          </table:table-cell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U00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4.35" calcext:value-type="float">
            <text:p>14.35</text:p>
          </table:table-cell>
          <table:table-cell office:value-type="float" office:value="7.54" calcext:value-type="float">
            <text:p>7.54</text:p>
          </table:table-cell>
          <table:table-cell office:value-type="float" office:value="6.81" calcext:value-type="float">
            <text:p>6.8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.6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6.89" calcext:value-type="float">
            <text:p>6.89</text:p>
          </table:table-cell>
          <table:table-cell office:value-type="float" office:value="1.25" calcext:value-type="float">
            <text:p>1.25</text:p>
          </table:table-cell>
          <table:table-cell office:value-type="float" office:value="5.64" calcext:value-type="float">
            <text:p>5.64</text:p>
          </table:table-cell>
          <table:table-cell office:value-type="float" office:value="7.42" calcext:value-type="float">
            <text:p>7.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.3" calcext:value-type="float">
            <text:p>60.3</text:p>
          </table:table-cell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U00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38" calcext:value-type="float">
            <text:p>11.38</text:p>
          </table:table-cell>
          <table:table-cell office:value-type="float" office:value="0.57" calcext:value-type="float">
            <text:p>0.57</text:p>
          </table:table-cell>
          <table:table-cell office:value-type="float" office:value="10.81" calcext:value-type="float">
            <text:p>10.81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11.4" calcext:value-type="float">
            <text:p>11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U00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3.05" calcext:value-type="float">
            <text:p>13.05</text:p>
          </table:table-cell>
          <table:table-cell office:value-type="float" office:value="0.65" calcext:value-type="float">
            <text:p>0.65</text:p>
          </table:table-cell>
          <table:table-cell office:value-type="float" office:value="12.4" calcext:value-type="float">
            <text:p>12.4</text:p>
          </table:table-cell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.6</text:p>
          </table:table-cell>
          <table:table-cell office:value-type="float" office:value="86" calcext:value-type="float">
            <text:p>86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47" calcext:value-type="float">
            <text:p>7.47</text:p>
          </table:table-cell>
          <table:table-cell office:value-type="float" office:value="3.01" calcext:value-type="float">
            <text:p>3.01</text:p>
          </table:table-cell>
          <table:table-cell office:value-type="float" office:value="4.46" calcext:value-type="float">
            <text:p>4.46</text:p>
          </table:table-cell>
          <table:table-cell office:value-type="float" office:value="7.57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3.6" calcext:value-type="float">
            <text:p>53.6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U00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9.93" calcext:value-type="float">
            <text:p>9.93</text:p>
          </table:table-cell>
          <table:table-cell office:value-type="float" office:value="1.89" calcext:value-type="float">
            <text:p>1.89</text:p>
          </table:table-cell>
          <table:table-cell office:value-type="float" office:value="8.04" calcext:value-type="float">
            <text:p>8.04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45.7" calcext:value-type="float">
            <text:p>45.7</text:p>
          </table:table-cell>
          <table:table-cell office:value-type="float" office:value="138" calcext:value-type="float">
            <text:p>138</text:p>
          </table:table-cell>
          <table:table-cell office:value-type="float" office:value="15.2" calcext:value-type="float">
            <text:p>15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U00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08" calcext:value-type="float">
            <text:p>8.08</text:p>
          </table:table-cell>
          <table:table-cell office:value-type="float" office:value="1.25" calcext:value-type="float">
            <text:p>1.25</text:p>
          </table:table-cell>
          <table:table-cell office:value-type="float" office:value="6.83" calcext:value-type="float">
            <text:p>6.83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68.1" calcext:value-type="float">
            <text:p>68.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U00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88" calcext:value-type="float">
            <text:p>7.88</text:p>
          </table:table-cell>
          <table:table-cell office:value-type="float" office:value="0.39" calcext:value-type="float">
            <text:p>0.39</text:p>
          </table:table-cell>
          <table:table-cell office:value-type="float" office:value="7.49" calcext:value-type="float">
            <text:p>7.49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.8" calcext:value-type="float">
            <text:p>49.8</text:p>
          </table:table-cell>
          <table:table-cell office:value-type="float" office:value="153" calcext:value-type="float">
            <text:p>153</text:p>
          </table:table-cell>
          <table:table-cell office:value-type="float" office:value="7.6" calcext:value-type="float">
            <text:p>7.6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U00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81" calcext:value-type="float">
            <text:p>8.81</text:p>
          </table:table-cell>
          <table:table-cell office:value-type="float" office:value="3.92" calcext:value-type="float">
            <text:p>3.92</text:p>
          </table:table-cell>
          <table:table-cell office:value-type="float" office:value="4.89" calcext:value-type="float">
            <text:p>4.89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.6" calcext:value-type="float">
            <text:p>51.6</text:p>
          </table:table-cell>
          <table:table-cell office:value-type="float" office:value="172" calcext:value-type="float">
            <text:p>172</text:p>
          </table:table-cell>
          <table:table-cell office:value-type="float" office:value="5.7" calcext:value-type="float">
            <text:p>5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U00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5.65" calcext:value-type="float">
            <text:p>5.65</text:p>
          </table:table-cell>
          <table:table-cell office:value-type="float" office:value="0.36" calcext:value-type="float">
            <text:p>0.36</text:p>
          </table:table-cell>
          <table:table-cell office:value-type="float" office:value="5.29" calcext:value-type="float">
            <text:p>5.29</text:p>
          </table:table-cell>
          <table:table-cell office:value-type="float" office:value="7.28" calcext:value-type="float">
            <text:p>7.28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67.4" calcext:value-type="float">
            <text:p>67.4</text:p>
          </table:table-cell>
          <table:table-cell office:value-type="float" office:value="169" calcext:value-type="float">
            <text:p>169</text:p>
          </table:table-cell>
          <table:table-cell office:value-type="float" office:value="19.4" calcext:value-type="float">
            <text:p>19.4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U00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31" calcext:value-type="float">
            <text:p>9.31</text:p>
          </table:table-cell>
          <table:table-cell office:value-type="float" office:value="0.65" calcext:value-type="float">
            <text:p>0.65</text:p>
          </table:table-cell>
          <table:table-cell office:value-type="float" office:value="8.66" calcext:value-type="float">
            <text:p>8.66</text:p>
          </table:table-cell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1.7" calcext:value-type="float">
            <text:p>51.7</text:p>
          </table:table-cell>
          <table:table-cell office:value-type="float" office:value="74" calcext:value-type="float">
            <text:p>74</text:p>
          </table:table-cell>
          <table:table-cell office:value-type="float" office:value="1.1" calcext:value-type="float">
            <text:p>1.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U0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72" calcext:value-type="float">
            <text:p>7.72</text:p>
          </table:table-cell>
          <table:table-cell office:value-type="float" office:value="5.52" calcext:value-type="float">
            <text:p>5.52</text:p>
          </table:table-cell>
          <table:table-cell office:value-type="float" office:value="2.2" calcext:value-type="float">
            <text:p>2.2</text:p>
          </table:table-cell>
          <table:table-cell office:value-type="float" office:value="7.96" calcext:value-type="float">
            <text:p>7.9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77.7" calcext:value-type="float">
            <text:p>77.7</text:p>
          </table:table-cell>
          <table:table-cell office:value-type="float" office:value="106" calcext:value-type="float">
            <text:p>106</text:p>
          </table:table-cell>
          <table:table-cell office:value-type="float" office:value="17.5" calcext:value-type="float">
            <text:p>17.5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U00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81" calcext:value-type="float">
            <text:p>11.81</text:p>
          </table:table-cell>
          <table:table-cell office:value-type="float" office:value="4.64" calcext:value-type="float">
            <text:p>4.64</text:p>
          </table:table-cell>
          <table:table-cell office:value-type="float" office:value="7.17" calcext:value-type="float">
            <text:p>7.17</text:p>
          </table:table-cell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92" calcext:value-type="float">
            <text:p>9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71" calcext:value-type="float">
            <text:p>6.71</text:p>
          </table:table-cell>
          <table:table-cell office:value-type="float" office:value="0.74" calcext:value-type="float">
            <text:p>0.74</text:p>
          </table:table-cell>
          <table:table-cell office:value-type="float" office:value="5.97" calcext:value-type="float">
            <text:p>5.97</text:p>
          </table:table-cell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8.8" calcext:value-type="float">
            <text:p>58.8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U00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6.1" calcext:value-type="float">
            <text:p>6.1</text:p>
          </table:table-cell>
          <table:table-cell office:value-type="float" office:value="1.57" calcext:value-type="float">
            <text:p>1.57</text:p>
          </table:table-cell>
          <table:table-cell office:value-type="float" office:value="4.53" calcext:value-type="float">
            <text:p>4.53</text:p>
          </table:table-cell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79.6" calcext:value-type="float">
            <text:p>79.6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00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46" calcext:value-type="float">
            <text:p>7.46</text:p>
          </table:table-cell>
          <table:table-cell office:value-type="float" office:value="1.45" calcext:value-type="float">
            <text:p>1.45</text:p>
          </table:table-cell>
          <table:table-cell office:value-type="float" office:value="6.01" calcext:value-type="float">
            <text:p>6.01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  <table:table-cell office:value-type="float" office:value="49.2" calcext:value-type="float">
            <text:p>49.2</text:p>
          </table:table-cell>
          <table:table-cell office:value-type="float" office:value="156" calcext:value-type="float">
            <text:p>156</text:p>
          </table:table-cell>
          <table:table-cell office:value-type="float" office:value="8.4" calcext:value-type="float">
            <text:p>8.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U00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4.22" calcext:value-type="float">
            <text:p>14.22</text:p>
          </table:table-cell>
          <table:table-cell office:value-type="float" office:value="7.52" calcext:value-type="float">
            <text:p>7.52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8" calcext:value-type="float">
            <text:p>34.8</text:p>
          </table:table-cell>
          <table:table-cell office:value-type="float" office:value="222" calcext:value-type="float">
            <text:p>222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93" calcext:value-type="float">
            <text:p>9.93</text:p>
          </table:table-cell>
          <table:table-cell office:value-type="float" office:value="3.77" calcext:value-type="float">
            <text:p>3.77</text:p>
          </table:table-cell>
          <table:table-cell office:value-type="float" office:value="6.16" calcext:value-type="float">
            <text:p>6.16</text:p>
          </table:table-cell>
          <table:table-cell office:value-type="float" office:value="7.67" calcext:value-type="float">
            <text:p>7.67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52.8" calcext:value-type="float">
            <text:p>52.8</text:p>
          </table:table-cell>
          <table:table-cell office:value-type="float" office:value="254" calcext:value-type="float">
            <text:p>254</text:p>
          </table:table-cell>
          <table:table-cell office:value-type="float" office:value="0.5" calcext:value-type="float">
            <text:p>0.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U00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3.29" calcext:value-type="float">
            <text:p>13.29</text:p>
          </table:table-cell>
          <table:table-cell office:value-type="float" office:value="0.99" calcext:value-type="float">
            <text:p>0.99</text:p>
          </table:table-cell>
          <table:table-cell office:value-type="float" office:value="12.3" calcext:value-type="float">
            <text:p>12.3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.1" calcext:value-type="float">
            <text:p>27.1</text:p>
          </table:table-cell>
          <table:table-cell office:value-type="float" office:value="77" calcext:value-type="float">
            <text:p>77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77" calcext:value-type="float">
            <text:p>6.77</text:p>
          </table:table-cell>
          <table:table-cell office:value-type="float" office:value="0.36" calcext:value-type="float">
            <text:p>0.36</text:p>
          </table:table-cell>
          <table:table-cell office:value-type="float" office:value="6.41" calcext:value-type="float">
            <text:p>6.41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U00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25" calcext:value-type="float">
            <text:p>10.25</text:p>
          </table:table-cell>
          <table:table-cell office:value-type="float" office:value="5.59" calcext:value-type="float">
            <text:p>5.59</text:p>
          </table:table-cell>
          <table:table-cell office:value-type="float" office:value="4.66" calcext:value-type="float">
            <text:p>4.66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5" calcext:value-type="float">
            <text:p>38.5</text:p>
          </table:table-cell>
          <table:table-cell office:value-type="float" office:value="181" calcext:value-type="float">
            <text:p>181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00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75" calcext:value-type="float">
            <text:p>8.75</text:p>
          </table:table-cell>
          <table:table-cell office:value-type="float" office:value="1.6" calcext:value-type="float">
            <text:p>1.6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44.9" calcext:value-type="float">
            <text:p>44.9</text:p>
          </table:table-cell>
          <table:table-cell office:value-type="float" office:value="65" calcext:value-type="float">
            <text:p>65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13" calcext:value-type="float">
            <text:p>10.13</text:p>
          </table:table-cell>
          <table:table-cell office:value-type="float" office:value="0.51" calcext:value-type="float">
            <text:p>0.51</text:p>
          </table:table-cell>
          <table:table-cell office:value-type="float" office:value="9.62" calcext:value-type="float">
            <text:p>9.62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4.8" calcext:value-type="float">
            <text:p>44.8</text:p>
          </table:table-cell>
          <table:table-cell office:value-type="float" office:value="43" calcext:value-type="float">
            <text:p>43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00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47" calcext:value-type="float">
            <text:p>9.47</text:p>
          </table:table-cell>
          <table:table-cell office:value-type="float" office:value="2.4" calcext:value-type="float">
            <text:p>2.4</text:p>
          </table:table-cell>
          <table:table-cell office:value-type="float" office:value="7.07" calcext:value-type="float">
            <text:p>7.07</text:p>
          </table:table-cell>
          <table:table-cell office:value-type="float" office:value="8.22" calcext:value-type="float">
            <text:p>8.22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0.2" calcext:value-type="float">
            <text:p>10.2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U00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57" calcext:value-type="float">
            <text:p>7.57</text:p>
          </table:table-cell>
          <table:table-cell office:value-type="float" office:value="0.42" calcext:value-type="float">
            <text:p>0.42</text:p>
          </table:table-cell>
          <table:table-cell office:value-type="float" office:value="7.15" calcext:value-type="float">
            <text:p>7.15</text:p>
          </table:table-cell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51.7" calcext:value-type="float">
            <text:p>51.7</text:p>
          </table:table-cell>
          <table:table-cell office:value-type="float" office:value="85" calcext:value-type="float">
            <text:p>85</text:p>
          </table:table-cell>
          <table:table-cell office:value-type="float" office:value="11.5" calcext:value-type="float">
            <text:p>11.5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U00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76" calcext:value-type="float">
            <text:p>6.76</text:p>
          </table:table-cell>
          <table:table-cell office:value-type="float" office:value="0.55" calcext:value-type="float">
            <text:p>0.55</text:p>
          </table:table-cell>
          <table:table-cell office:value-type="float" office:value="6.21" calcext:value-type="float">
            <text:p>6.21</text:p>
          </table:table-cell>
          <table:table-cell office:value-type="float" office:value="7.12" calcext:value-type="float">
            <text:p>7.12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U00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7.82" calcext:value-type="float">
            <text:p>7.82</text:p>
          </table:table-cell>
          <table:table-cell office:value-type="float" office:value="2.5" calcext:value-type="float">
            <text:p>2.5</text:p>
          </table:table-cell>
          <table:table-cell office:value-type="float" office:value="5.32" calcext:value-type="float">
            <text:p>5.32</text:p>
          </table:table-cell>
          <table:table-cell office:value-type="float" office:value="8.37" calcext:value-type="float">
            <text:p>8.37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U00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49" calcext:value-type="float">
            <text:p>11.49</text:p>
          </table:table-cell>
          <table:table-cell office:value-type="float" office:value="1.1" calcext:value-type="float">
            <text:p>1.1</text:p>
          </table:table-cell>
          <table:table-cell office:value-type="float" office:value="10.39" calcext:value-type="float">
            <text:p>10.39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67.8" calcext:value-type="float">
            <text:p>67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U00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89" calcext:value-type="float">
            <text:p>8.89</text:p>
          </table:table-cell>
          <table:table-cell office:value-type="float" office:value="1.91" calcext:value-type="float">
            <text:p>1.91</text:p>
          </table:table-cell>
          <table:table-cell office:value-type="float" office:value="6.98" calcext:value-type="float">
            <text:p>6.98</text:p>
          </table:table-cell>
          <table:table-cell office:value-type="float" office:value="7.49" calcext:value-type="float">
            <text:p>7.49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40.3" calcext:value-type="float">
            <text:p>40.3</text:p>
          </table:table-cell>
          <table:table-cell office:value-type="float" office:value="132" calcext:value-type="float">
            <text:p>132</text:p>
          </table:table-cell>
          <table:table-cell office:value-type="float" office:value="6.1" calcext:value-type="float">
            <text:p>6.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U00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09" calcext:value-type="float">
            <text:p>10.09</text:p>
          </table:table-cell>
          <table:table-cell office:value-type="float" office:value="0.68" calcext:value-type="float">
            <text:p>0.68</text:p>
          </table:table-cell>
          <table:table-cell office:value-type="float" office:value="9.41" calcext:value-type="float">
            <text:p>9.41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.3" calcext:value-type="float">
            <text:p>46.3</text:p>
          </table:table-cell>
          <table:table-cell office:value-type="float" office:value="139" calcext:value-type="float">
            <text:p>139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00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02" calcext:value-type="float">
            <text:p>9.02</text:p>
          </table:table-cell>
          <table:table-cell office:value-type="float" office:value="2.67" calcext:value-type="float">
            <text:p>2.67</text:p>
          </table:table-cell>
          <table:table-cell office:value-type="float" office:value="6.35" calcext:value-type="float">
            <text:p>6.35</text:p>
          </table:table-cell>
          <table:table-cell office:value-type="float" office:value="7.57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45.8" calcext:value-type="float">
            <text:p>45.8</text:p>
          </table:table-cell>
          <table:table-cell office:value-type="float" office:value="148" calcext:value-type="float">
            <text:p>148</text:p>
          </table:table-cell>
          <table:table-cell office:value-type="float" office:value="7.9" calcext:value-type="float">
            <text:p>7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U00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1.16" calcext:value-type="float">
            <text:p>11.16</text:p>
          </table:table-cell>
          <table:table-cell office:value-type="float" office:value="1.46" calcext:value-type="float">
            <text:p>1.46</text:p>
          </table:table-cell>
          <table:table-cell office:value-type="float" office:value="9.7" calcext:value-type="float">
            <text:p>9.7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U00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3" calcext:value-type="float">
            <text:p>7.3</text:p>
          </table:table-cell>
          <table:table-cell office:value-type="float" office:value="1.65" calcext:value-type="float">
            <text:p>1.65</text:p>
          </table:table-cell>
          <table:table-cell office:value-type="float" office:value="5.65" calcext:value-type="float">
            <text:p>5.65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1.1" calcext:value-type="float">
            <text:p>51.1</text:p>
          </table:table-cell>
          <table:table-cell office:value-type="float" office:value="41" calcext:value-type="float">
            <text:p>41</text:p>
          </table:table-cell>
          <table:table-cell office:value-type="float" office:value="7.7" calcext:value-type="float">
            <text:p>7.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U00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6.95" calcext:value-type="float">
            <text:p>6.95</text:p>
          </table:table-cell>
          <table:table-cell office:value-type="float" office:value="3.9" calcext:value-type="float">
            <text:p>3.9</text:p>
          </table:table-cell>
          <table:table-cell office:value-type="float" office:value="3.05" calcext:value-type="float">
            <text:p>3.05</text:p>
          </table:table-cell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  <table:table-cell office:value-type="float" office:value="84" calcext:value-type="float">
            <text:p>84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7.21" calcext:value-type="float">
            <text:p>7.2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86.3" calcext:value-type="float">
            <text:p>86.3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U0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02" calcext:value-type="float">
            <text:p>11.02</text:p>
          </table:table-cell>
          <table:table-cell office:value-type="float" office:value="1.59" calcext:value-type="float">
            <text:p>1.59</text:p>
          </table:table-cell>
          <table:table-cell office:value-type="float" office:value="9.43" calcext:value-type="float">
            <text:p>9.43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U00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47" calcext:value-type="float">
            <text:p>8.47</text:p>
          </table:table-cell>
          <table:table-cell office:value-type="float" office:value="0.94" calcext:value-type="float">
            <text:p>0.94</text:p>
          </table:table-cell>
          <table:table-cell office:value-type="float" office:value="7.53" calcext:value-type="float">
            <text:p>7.53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U00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92" calcext:value-type="float">
            <text:p>6.92</text:p>
          </table:table-cell>
          <table:table-cell office:value-type="float" office:value="1.07" calcext:value-type="float">
            <text:p>1.07</text:p>
          </table:table-cell>
          <table:table-cell office:value-type="float" office:value="5.85" calcext:value-type="float">
            <text:p>5.85</text:p>
          </table:table-cell>
          <table:table-cell office:value-type="float" office:value="8.15" calcext:value-type="float">
            <text:p>8.15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76.5" calcext:value-type="float">
            <text:p>76.5</text:p>
          </table:table-cell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00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8.23" calcext:value-type="float">
            <text:p>8.23</text:p>
          </table:table-cell>
          <table:table-cell office:value-type="float" office:value="0.45" calcext:value-type="float">
            <text:p>0.45</text:p>
          </table:table-cell>
          <table:table-cell office:value-type="float" office:value="7.78" calcext:value-type="float">
            <text:p>7.78</text:p>
          </table:table-cell>
          <table:table-cell office:value-type="float" office:value="8.01" calcext:value-type="float">
            <text:p>8.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1" calcext:value-type="float">
            <text:p>65.1</text:p>
          </table:table-cell>
          <table:table-cell office:value-type="float" office:value="12" calcext:value-type="float">
            <text:p>12</text:p>
          </table:table-cell>
          <table:table-cell office:value-type="float" office:value="17.2" calcext:value-type="float">
            <text:p>17.2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U00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7.88" calcext:value-type="float">
            <text:p>7.88</text:p>
          </table:table-cell>
          <table:table-cell office:value-type="float" office:value="0.39" calcext:value-type="float">
            <text:p>0.39</text:p>
          </table:table-cell>
          <table:table-cell office:value-type="float" office:value="7.49" calcext:value-type="float">
            <text:p>7.49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U00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3.44" calcext:value-type="float">
            <text:p>13.44</text:p>
          </table:table-cell>
          <table:table-cell office:value-type="float" office:value="6.68" calcext:value-type="float">
            <text:p>6.68</text:p>
          </table:table-cell>
          <table:table-cell office:value-type="float" office:value="6.76" calcext:value-type="float">
            <text:p>6.76</text:p>
          </table:table-cell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U0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5.41" calcext:value-type="float">
            <text:p>5.41</text:p>
          </table:table-cell>
          <table:table-cell office:value-type="float" office:value="0.44" calcext:value-type="float">
            <text:p>0.44</text:p>
          </table:table-cell>
          <table:table-cell office:value-type="float" office:value="4.97" calcext:value-type="float">
            <text:p>4.97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68.5" calcext:value-type="float">
            <text:p>68.5</text:p>
          </table:table-cell>
          <table:table-cell office:value-type="float" office:value="163" calcext:value-type="float">
            <text:p>163</text:p>
          </table:table-cell>
          <table:table-cell office:value-type="float" office:value="5.5" calcext:value-type="float">
            <text:p>5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00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6" calcext:value-type="float">
            <text:p>8.6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7.92" calcext:value-type="float">
            <text:p>7.92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5.5" calcext:value-type="float">
            <text:p>15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U00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13" calcext:value-type="float">
            <text:p>9.13</text:p>
          </table:table-cell>
          <table:table-cell office:value-type="float" office:value="4.07" calcext:value-type="float">
            <text:p>4.07</text:p>
          </table:table-cell>
          <table:table-cell office:value-type="float" office:value="5.06" calcext:value-type="float">
            <text:p>5.06</text:p>
          </table:table-cell>
          <table:table-cell office:value-type="float" office:value="6.84" calcext:value-type="float">
            <text:p>6.84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74.5" calcext:value-type="float">
            <text:p>74.5</text:p>
          </table:table-cell>
          <table:table-cell office:value-type="float" office:value="161" calcext:value-type="float">
            <text:p>161</text:p>
          </table:table-cell>
          <table:table-cell office:value-type="float" office:value="12.8" calcext:value-type="float">
            <text:p>12.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U00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26" calcext:value-type="float">
            <text:p>9.26</text:p>
          </table:table-cell>
          <table:table-cell office:value-type="float" office:value="4.57" calcext:value-type="float">
            <text:p>4.57</text:p>
          </table:table-cell>
          <table:table-cell office:value-type="float" office:value="4.69" calcext:value-type="float">
            <text:p>4.69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.1" calcext:value-type="float">
            <text:p>51.1</text:p>
          </table:table-cell>
          <table:table-cell office:value-type="float" office:value="72" calcext:value-type="float">
            <text:p>72</text:p>
          </table:table-cell>
          <table:table-cell office:value-type="float" office:value="9.9" calcext:value-type="float">
            <text:p>9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U00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6.61" calcext:value-type="float">
            <text:p>6.61</text:p>
          </table:table-cell>
          <table:table-cell office:value-type="float" office:value="1.82" calcext:value-type="float">
            <text:p>1.82</text:p>
          </table:table-cell>
          <table:table-cell office:value-type="float" office:value="4.79" calcext:value-type="float">
            <text:p>4.79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60.5" calcext:value-type="float">
            <text:p>60.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U00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3.93" calcext:value-type="float">
            <text:p>3.93</text:p>
          </table:table-cell>
          <table:table-cell office:value-type="float" office:value="1.02" calcext:value-type="float">
            <text:p>1.02</text:p>
          </table:table-cell>
          <table:table-cell office:value-type="float" office:value="2.91" calcext:value-type="float">
            <text:p>2.91</text:p>
          </table:table-cell>
          <table:table-cell office:value-type="float" office:value="8.75" calcext:value-type="float">
            <text:p>8.7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88" calcext:value-type="float">
            <text:p>88</text:p>
          </table:table-cell>
          <table:table-cell office:value-type="float" office:value="286" calcext:value-type="float">
            <text:p>286</text:p>
          </table:table-cell>
          <table:table-cell office:value-type="float" office:value="16.6" calcext:value-type="float">
            <text:p>16.6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U00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11.75" calcext:value-type="float">
            <text:p>11.75</text:p>
          </table:table-cell>
          <table:table-cell office:value-type="float" office:value="0.88" calcext:value-type="float">
            <text:p>0.88</text:p>
          </table:table-cell>
          <table:table-cell office:value-type="float" office:value="10.87" calcext:value-type="float">
            <text:p>10.87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.5" calcext:value-type="float">
            <text:p>41.5</text:p>
          </table:table-cell>
          <table:table-cell office:value-type="float" office:value="70" calcext:value-type="float">
            <text:p>70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58" calcext:value-type="float">
            <text:p>7.58</text:p>
          </table:table-cell>
          <table:table-cell office:value-type="float" office:value="0.38" calcext:value-type="float">
            <text:p>0.38</text:p>
          </table:table-cell>
          <table:table-cell office:value-type="float" office:value="7.2" calcext:value-type="float">
            <text:p>7.2</text:p>
          </table:table-cell>
          <table:table-cell office:value-type="float" office:value="7.61" calcext:value-type="float">
            <text:p>7.6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67.7" calcext:value-type="float">
            <text:p>67.7</text:p>
          </table:table-cell>
          <table:table-cell office:value-type="float" office:value="157" calcext:value-type="float">
            <text:p>157</text:p>
          </table:table-cell>
          <table:table-cell office:value-type="float" office:value="3.4" calcext:value-type="float">
            <text:p>3.4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U00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14" calcext:value-type="float">
            <text:p>9.14</text:p>
          </table:table-cell>
          <table:table-cell office:value-type="float" office:value="1.99" calcext:value-type="float">
            <text:p>1.99</text:p>
          </table:table-cell>
          <table:table-cell office:value-type="float" office:value="7.15" calcext:value-type="float">
            <text:p>7.15</text:p>
          </table:table-cell>
          <table:table-cell office:value-type="float" office:value="7.89" calcext:value-type="float">
            <text:p>7.89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45.5" calcext:value-type="float">
            <text:p>45.5</text:p>
          </table:table-cell>
          <table:table-cell office:value-type="float" office:value="103" calcext:value-type="float">
            <text:p>103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U00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5.44" calcext:value-type="float">
            <text:p>5.44</text:p>
          </table:table-cell>
          <table:table-cell office:value-type="float" office:value="0.45" calcext:value-type="float">
            <text:p>0.45</text:p>
          </table:table-cell>
          <table:table-cell office:value-type="float" office:value="4.99" calcext:value-type="float">
            <text:p>4.99</text:p>
          </table:table-cell>
          <table:table-cell office:value-type="float" office:value="8.18" calcext:value-type="float">
            <text:p>8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U00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86" calcext:value-type="float">
            <text:p>9.86</text:p>
          </table:table-cell>
          <table:table-cell office:value-type="float" office:value="6.39" calcext:value-type="float">
            <text:p>6.39</text:p>
          </table:table-cell>
          <table:table-cell office:value-type="float" office:value="3.47" calcext:value-type="float">
            <text:p>3.47</text:p>
          </table:table-cell>
          <table:table-cell office:value-type="float" office:value="8.89" calcext:value-type="float">
            <text:p>8.89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66.3" calcext:value-type="float">
            <text:p>66.3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U00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05" calcext:value-type="float">
            <text:p>8.05</text:p>
          </table:table-cell>
          <table:table-cell office:value-type="float" office:value="1.1" calcext:value-type="float">
            <text:p>1.1</text:p>
          </table:table-cell>
          <table:table-cell office:value-type="float" office:value="6.95" calcext:value-type="float">
            <text:p>6.95</text:p>
          </table:table-cell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5.9" calcext:value-type="float">
            <text:p>55.9</text:p>
          </table:table-cell>
          <table:table-cell office:value-type="float" office:value="67" calcext:value-type="float">
            <text:p>67</text:p>
          </table:table-cell>
          <table:table-cell office:value-type="float" office:value="11.4" calcext:value-type="float">
            <text:p>11.4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U00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7.04" calcext:value-type="float">
            <text:p>7.04</text:p>
          </table:table-cell>
          <table:table-cell office:value-type="float" office:value="3.5" calcext:value-type="float">
            <text:p>3.5</text:p>
          </table:table-cell>
          <table:table-cell office:value-type="float" office:value="3.54" calcext:value-type="float">
            <text:p>3.54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2.3" calcext:value-type="float">
            <text:p>82.3</text:p>
          </table:table-cell>
          <table:table-cell office:value-type="float" office:value="186" calcext:value-type="float">
            <text:p>186</text:p>
          </table:table-cell>
          <table:table-cell office:value-type="float" office:value="2.8" calcext:value-type="float">
            <text:p>2.8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U00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6.32" calcext:value-type="float">
            <text:p>6.32</text:p>
          </table:table-cell>
          <table:table-cell office:value-type="float" office:value="1.72" calcext:value-type="float">
            <text:p>1.72</text:p>
          </table:table-cell>
          <table:table-cell office:value-type="float" office:value="4.6" calcext:value-type="float">
            <text:p>4.6</text:p>
          </table:table-cell>
          <table:table-cell office:value-type="float" office:value="7.32" calcext:value-type="float">
            <text:p>7.32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64.4" calcext:value-type="float">
            <text:p>64.4</text:p>
          </table:table-cell>
          <table:table-cell office:value-type="float" office:value="173" calcext:value-type="float">
            <text:p>173</text:p>
          </table:table-cell>
          <table:table-cell office:value-type="float" office:value="3.6" calcext:value-type="float">
            <text:p>3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U00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10.3" calcext:value-type="float">
            <text:p>10.3</text:p>
          </table:table-cell>
          <table:table-cell office:value-type="float" office:value="2.73" calcext:value-type="float">
            <text:p>2.73</text:p>
          </table:table-cell>
          <table:table-cell office:value-type="float" office:value="7.57" calcext:value-type="float">
            <text:p>7.57</text:p>
          </table:table-cell>
          <table:table-cell office:value-type="float" office:value="7.91" calcext:value-type="float">
            <text:p>7.91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50.4" calcext:value-type="float">
            <text:p>50.4</text:p>
          </table:table-cell>
          <table:table-cell office:value-type="float" office:value="164" calcext:value-type="float">
            <text:p>164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U00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24" calcext:value-type="float">
            <text:p>9.24</text:p>
          </table:table-cell>
          <table:table-cell office:value-type="float" office:value="2.53" calcext:value-type="float">
            <text:p>2.53</text:p>
          </table:table-cell>
          <table:table-cell office:value-type="float" office:value="6.71" calcext:value-type="float">
            <text:p>6.71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46.5" calcext:value-type="float">
            <text:p>46.5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00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7.29" calcext:value-type="float">
            <text:p>7.2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58.3" calcext:value-type="float">
            <text:p>58.3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00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5.52" calcext:value-type="float">
            <text:p>5.52</text:p>
          </table:table-cell>
          <table:table-cell office:value-type="float" office:value="0.92" calcext:value-type="float">
            <text:p>0.92</text:p>
          </table:table-cell>
          <table:table-cell office:value-type="float" office:value="4.6" calcext:value-type="float">
            <text:p>4.6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68.7" calcext:value-type="float">
            <text:p>68.7</text:p>
          </table:table-cell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.9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U00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13" calcext:value-type="float">
            <text:p>9.13</text:p>
          </table:table-cell>
          <table:table-cell office:value-type="float" office:value="2.42" calcext:value-type="float">
            <text:p>2.42</text:p>
          </table:table-cell>
          <table:table-cell office:value-type="float" office:value="6.71" calcext:value-type="float">
            <text:p>6.71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118" calcext:value-type="float">
            <text:p>118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81" calcext:value-type="float">
            <text:p>9.81</text:p>
          </table:table-cell>
          <table:table-cell office:value-type="float" office:value="2.46" calcext:value-type="float">
            <text:p>2.46</text:p>
          </table:table-cell>
          <table:table-cell office:value-type="float" office:value="7.35" calcext:value-type="float">
            <text:p>7.35</text:p>
          </table:table-cell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7.75" calcext:value-type="float">
            <text:p>7.75</text:p>
          </table:table-cell>
          <table:table-cell office:value-type="float" office:value="0.96" calcext:value-type="float">
            <text:p>0.96</text:p>
          </table:table-cell>
          <table:table-cell office:value-type="float" office:value="6.79" calcext:value-type="float">
            <text:p>6.79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57.1" calcext:value-type="float">
            <text:p>57.1</text:p>
          </table:table-cell>
          <table:table-cell office:value-type="float" office:value="96" calcext:value-type="float">
            <text:p>96</text:p>
          </table:table-cell>
          <table:table-cell office:value-type="float" office:value="14.6" calcext:value-type="float">
            <text:p>14.6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0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7.05" calcext:value-type="float">
            <text:p>7.05</text:p>
          </table:table-cell>
          <table:table-cell office:value-type="float" office:value="0.62" calcext:value-type="float">
            <text:p>0.62</text:p>
          </table:table-cell>
          <table:table-cell office:value-type="float" office:value="6.43" calcext:value-type="float">
            <text:p>6.43</text:p>
          </table:table-cell>
          <table:table-cell office:value-type="float" office:value="7.81" calcext:value-type="float">
            <text:p>7.81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49.9" calcext:value-type="float">
            <text:p>49.9</text:p>
          </table:table-cell>
          <table:table-cell office:value-type="float" office:value="208" calcext:value-type="float">
            <text:p>208</text:p>
          </table:table-cell>
          <table:table-cell office:value-type="float" office:value="5.7" calcext:value-type="float">
            <text:p>5.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U00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83" calcext:value-type="float">
            <text:p>7.83</text:p>
          </table:table-cell>
          <table:table-cell office:value-type="float" office:value="0.87" calcext:value-type="float">
            <text:p>0.87</text:p>
          </table:table-cell>
          <table:table-cell office:value-type="float" office:value="6.96" calcext:value-type="float">
            <text:p>6.96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.7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string" calcext:value-type="string">
            <text:p>U00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17" calcext:value-type="float">
            <text:p>10.17</text:p>
          </table:table-cell>
          <table:table-cell office:value-type="float" office:value="1.01" calcext:value-type="float">
            <text:p>1.01</text:p>
          </table:table-cell>
          <table:table-cell office:value-type="float" office:value="9.16" calcext:value-type="float">
            <text:p>9.16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0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7.94" calcext:value-type="float">
            <text:p>7.94</text:p>
          </table:table-cell>
          <table:table-cell office:value-type="float" office:value="2.93" calcext:value-type="float">
            <text:p>2.93</text:p>
          </table:table-cell>
          <table:table-cell office:value-type="float" office:value="5.01" calcext:value-type="float">
            <text:p>5.01</text:p>
          </table:table-cell>
          <table:table-cell office:value-type="float" office:value="8.28" calcext:value-type="float">
            <text:p>8.28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3.5" calcext:value-type="float">
            <text:p>53.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U00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9.58" calcext:value-type="float">
            <text:p>9.58</text:p>
          </table:table-cell>
          <table:table-cell office:value-type="float" office:value="3.64" calcext:value-type="float">
            <text:p>3.64</text:p>
          </table:table-cell>
          <table:table-cell office:value-type="float" office:value="5.94" calcext:value-type="float">
            <text:p>5.94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48.4" calcext:value-type="float">
            <text:p>48.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U00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3.69" calcext:value-type="float">
            <text:p>3.69</text:p>
          </table:table-cell>
          <table:table-cell office:value-type="float" office:value="0.67" calcext:value-type="float">
            <text:p>0.67</text:p>
          </table:table-cell>
          <table:table-cell office:value-type="float" office:value="3.02" calcext:value-type="float">
            <text:p>3.02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61.4" calcext:value-type="float">
            <text:p>61.4</text:p>
          </table:table-cell>
          <table:table-cell office:value-type="float" office:value="372" calcext:value-type="float">
            <text:p>372</text:p>
          </table:table-cell>
          <table:table-cell office:value-type="float" office:value="10.6" calcext:value-type="float">
            <text:p>10.6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U0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58" calcext:value-type="float">
            <text:p>7.58</text:p>
          </table:table-cell>
          <table:table-cell office:value-type="float" office:value="0.38" calcext:value-type="float">
            <text:p>0.38</text:p>
          </table:table-cell>
          <table:table-cell office:value-type="float" office:value="7.2" calcext:value-type="float">
            <text:p>7.2</text:p>
          </table:table-cell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53.9" calcext:value-type="float">
            <text:p>53.9</text:p>
          </table:table-cell>
          <table:table-cell office:value-type="float" office:value="159" calcext:value-type="float">
            <text:p>159</text:p>
          </table:table-cell>
          <table:table-cell office:value-type="float" office:value="4.3" calcext:value-type="float">
            <text:p>4.3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U0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9.82" calcext:value-type="float">
            <text:p>9.82</text:p>
          </table:table-cell>
          <table:table-cell office:value-type="float" office:value="5.22" calcext:value-type="float">
            <text:p>5.22</text:p>
          </table:table-cell>
          <table:table-cell office:value-type="float" office:value="4.6" calcext:value-type="float">
            <text:p>4.6</text:p>
          </table:table-cell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58.5" calcext:value-type="float">
            <text:p>58.5</text:p>
          </table:table-cell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8.53" calcext:value-type="float">
            <text:p>8.53</text:p>
          </table:table-cell>
          <table:table-cell office:value-type="float" office:value="0.43" calcext:value-type="float">
            <text:p>0.43</text:p>
          </table:table-cell>
          <table:table-cell office:value-type="float" office:value="8.1" calcext:value-type="float">
            <text:p>8.1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45.4" calcext:value-type="float">
            <text:p>45.4</text:p>
          </table:table-cell>
          <table:table-cell office:value-type="float" office:value="31" calcext:value-type="float">
            <text:p>31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U0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32" calcext:value-type="float">
            <text:p>7.32</text:p>
          </table:table-cell>
          <table:table-cell office:value-type="float" office:value="0.61" calcext:value-type="float">
            <text:p>0.61</text:p>
          </table:table-cell>
          <table:table-cell office:value-type="float" office:value="6.71" calcext:value-type="float">
            <text:p>6.71</text:p>
          </table:table-cell>
          <table:table-cell office:value-type="float" office:value="7.82" calcext:value-type="float">
            <text:p>7.82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U01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4.3" calcext:value-type="float">
            <text:p>4.3</text:p>
          </table:table-cell>
          <table:table-cell office:value-type="float" office:value="0.48" calcext:value-type="float">
            <text:p>0.48</text:p>
          </table:table-cell>
          <table:table-cell office:value-type="float" office:value="3.82" calcext:value-type="float">
            <text:p>3.82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.8" calcext:value-type="float">
            <text:p>66.8</text:p>
          </table:table-cell>
          <table:table-cell office:value-type="float" office:value="57" calcext:value-type="float">
            <text:p>57</text:p>
          </table:table-cell>
          <table:table-cell office:value-type="float" office:value="8.1" calcext:value-type="float">
            <text:p>8.1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U01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51" calcext:value-type="float">
            <text:p>12.51</text:p>
          </table:table-cell>
          <table:table-cell office:value-type="float" office:value="6.79" calcext:value-type="float">
            <text:p>6.79</text:p>
          </table:table-cell>
          <table:table-cell office:value-type="float" office:value="5.72" calcext:value-type="float">
            <text:p>5.72</text:p>
          </table:table-cell>
          <table:table-cell office:value-type="float" office:value="6.61" calcext:value-type="float">
            <text:p>6.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.2" calcext:value-type="float">
            <text:p>33.2</text:p>
          </table:table-cell>
          <table:table-cell office:value-type="float" office:value="90" calcext:value-type="float">
            <text:p>90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U01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4.89" calcext:value-type="float">
            <text:p>4.89</text:p>
          </table:table-cell>
          <table:table-cell office:value-type="float" office:value="0.62" calcext:value-type="float">
            <text:p>0.62</text:p>
          </table:table-cell>
          <table:table-cell office:value-type="float" office:value="4.27" calcext:value-type="float">
            <text:p>4.27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68.3" calcext:value-type="float">
            <text:p>68.3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U01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1" calcext:value-type="float">
            <text:p>11.1</text:p>
          </table:table-cell>
          <table:table-cell office:value-type="float" office:value="4.95" calcext:value-type="float">
            <text:p>4.95</text:p>
          </table:table-cell>
          <table:table-cell office:value-type="float" office:value="6.15" calcext:value-type="float">
            <text:p>6.15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36.1" calcext:value-type="float">
            <text:p>36.1</text:p>
          </table:table-cell>
          <table:table-cell office:value-type="float" office:value="177" calcext:value-type="float">
            <text:p>177</text:p>
          </table:table-cell>
          <table:table-cell office:value-type="float" office:value="4.6" calcext:value-type="float">
            <text:p>4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U01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84" calcext:value-type="float">
            <text:p>10.84</text:p>
          </table:table-cell>
          <table:table-cell office:value-type="float" office:value="0.58" calcext:value-type="float">
            <text:p>0.58</text:p>
          </table:table-cell>
          <table:table-cell office:value-type="float" office:value="10.26" calcext:value-type="float">
            <text:p>10.26</text:p>
          </table:table-cell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4" calcext:value-type="float">
            <text:p>36.4</text:p>
          </table:table-cell>
          <table:table-cell office:value-type="float" office:value="109" calcext:value-type="float">
            <text:p>109</text:p>
          </table:table-cell>
          <table:table-cell office:value-type="float" office:value="14.9" calcext:value-type="float">
            <text:p>1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01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3.9" calcext:value-type="float">
            <text:p>13.9</text:p>
          </table:table-cell>
          <table:table-cell office:value-type="float" office:value="5.84" calcext:value-type="float">
            <text:p>5.84</text:p>
          </table:table-cell>
          <table:table-cell office:value-type="float" office:value="8.06" calcext:value-type="float">
            <text:p>8.06</text:p>
          </table:table-cell>
          <table:table-cell office:value-type="float" office:value="6.22" calcext:value-type="float">
            <text:p>6.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0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2.05" calcext:value-type="float">
            <text:p>12.05</text:p>
          </table:table-cell>
          <table:table-cell office:value-type="float" office:value="2.66" calcext:value-type="float">
            <text:p>2.66</text:p>
          </table:table-cell>
          <table:table-cell office:value-type="float" office:value="9.39" calcext:value-type="float">
            <text:p>9.39</text:p>
          </table:table-cell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44.8" calcext:value-type="float">
            <text:p>44.8</text:p>
          </table:table-cell>
          <table:table-cell office:value-type="float" office:value="104" calcext:value-type="float">
            <text:p>104</text:p>
          </table:table-cell>
          <table:table-cell office:value-type="float" office:value="9.3" calcext:value-type="float">
            <text:p>9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U0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34" calcext:value-type="float">
            <text:p>6.34</text:p>
          </table:table-cell>
          <table:table-cell office:value-type="float" office:value="0.35" calcext:value-type="float">
            <text:p>0.35</text:p>
          </table:table-cell>
          <table:table-cell office:value-type="float" office:value="5.99" calcext:value-type="float">
            <text:p>5.99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.8" calcext:value-type="float">
            <text:p>86.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U0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1.04" calcext:value-type="float">
            <text:p>11.04</text:p>
          </table:table-cell>
          <table:table-cell office:value-type="float" office:value="0.85" calcext:value-type="float">
            <text:p>0.85</text:p>
          </table:table-cell>
          <table:table-cell office:value-type="float" office:value="10.19" calcext:value-type="float">
            <text:p>10.19</text:p>
          </table:table-cell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.3" calcext:value-type="float">
            <text:p>42.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U0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19" calcext:value-type="float">
            <text:p>11.19</text:p>
          </table:table-cell>
          <table:table-cell office:value-type="float" office:value="5.16" calcext:value-type="float">
            <text:p>5.16</text:p>
          </table:table-cell>
          <table:table-cell office:value-type="float" office:value="6.03" calcext:value-type="float">
            <text:p>6.03</text:p>
          </table:table-cell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35.9" calcext:value-type="float">
            <text:p>35.9</text:p>
          </table:table-cell>
          <table:table-cell office:value-type="float" office:value="78" calcext:value-type="float">
            <text:p>78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U01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05" calcext:value-type="float">
            <text:p>10.05</text:p>
          </table:table-cell>
          <table:table-cell office:value-type="float" office:value="0.5" calcext:value-type="float">
            <text:p>0.5</text:p>
          </table:table-cell>
          <table:table-cell office:value-type="float" office:value="9.55" calcext:value-type="float">
            <text:p>9.55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56.7" calcext:value-type="float">
            <text:p>56.7</text:p>
          </table:table-cell>
          <table:table-cell office:value-type="float" office:value="101" calcext:value-type="float">
            <text:p>101</text:p>
          </table:table-cell>
          <table:table-cell office:value-type="float" office:value="13.9" calcext:value-type="float">
            <text:p>13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01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1.94" calcext:value-type="float">
            <text:p>11.94</text:p>
          </table:table-cell>
          <table:table-cell office:value-type="float" office:value="0.6" calcext:value-type="float">
            <text:p>0.6</text:p>
          </table:table-cell>
          <table:table-cell office:value-type="float" office:value="11.34" calcext:value-type="float">
            <text:p>11.34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01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8" calcext:value-type="float">
            <text:p>7.8</text:p>
          </table:table-cell>
          <table:table-cell office:value-type="float" office:value="4.17" calcext:value-type="float">
            <text:p>4.17</text:p>
          </table:table-cell>
          <table:table-cell office:value-type="float" office:value="3.63" calcext:value-type="float">
            <text:p>3.63</text:p>
          </table:table-cell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52.6" calcext:value-type="float">
            <text:p>52.6</text:p>
          </table:table-cell>
          <table:table-cell office:value-type="float" office:value="99" calcext:value-type="float">
            <text:p>99</text:p>
          </table:table-cell>
          <table:table-cell office:value-type="float" office:value="11.6" calcext:value-type="float">
            <text:p>11.6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U0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23" calcext:value-type="float">
            <text:p>11.23</text:p>
          </table:table-cell>
          <table:table-cell office:value-type="float" office:value="2.25" calcext:value-type="float">
            <text:p>2.25</text:p>
          </table:table-cell>
          <table:table-cell office:value-type="float" office:value="8.98" calcext:value-type="float">
            <text:p>8.98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55.1" calcext:value-type="float">
            <text:p>55.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U0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7" calcext:value-type="float">
            <text:p>8.7</text:p>
          </table:table-cell>
          <table:table-cell office:value-type="float" office:value="1.4" calcext:value-type="float">
            <text:p>1.4</text:p>
          </table:table-cell>
          <table:table-cell office:value-type="float" office:value="7.3" calcext:value-type="float">
            <text:p>7.3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6.2" calcext:value-type="float">
            <text:p>56.2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U01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office:value-type="float" office:value="7.26" calcext:value-type="float">
            <text:p>7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5.7" calcext:value-type="float">
            <text:p>15.7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string" calcext:value-type="string">
            <text:p>U01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12" calcext:value-type="float">
            <text:p>10.12</text:p>
          </table:table-cell>
          <table:table-cell office:value-type="float" office:value="4.82" calcext:value-type="float">
            <text:p>4.82</text:p>
          </table:table-cell>
          <table:table-cell office:value-type="float" office:value="5.3" calcext:value-type="float">
            <text:p>5.3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.2" calcext:value-type="float">
            <text:p>47.2</text:p>
          </table:table-cell>
          <table:table-cell office:value-type="float" office:value="156" calcext:value-type="float">
            <text:p>156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01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04" calcext:value-type="float">
            <text:p>10.04</text:p>
          </table:table-cell>
          <table:table-cell office:value-type="float" office:value="2.11" calcext:value-type="float">
            <text:p>2.11</text:p>
          </table:table-cell>
          <table:table-cell office:value-type="float" office:value="7.93" calcext:value-type="float">
            <text:p>7.93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U0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42" calcext:value-type="float">
            <text:p>6.42</text:p>
          </table:table-cell>
          <table:table-cell office:value-type="float" office:value="0.32" calcext:value-type="float">
            <text:p>0.32</text:p>
          </table:table-cell>
          <table:table-cell office:value-type="float" office:value="6.1" calcext:value-type="float">
            <text:p>6.1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15.4" calcext:value-type="float">
            <text:p>15.4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U01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9.58" calcext:value-type="float">
            <text:p>9.58</text:p>
          </table:table-cell>
          <table:table-cell office:value-type="float" office:value="2.08" calcext:value-type="float">
            <text:p>2.08</text:p>
          </table:table-cell>
          <table:table-cell office:value-type="float" office:value="7.5" calcext:value-type="float">
            <text:p>7.5</text:p>
          </table:table-cell>
          <table:table-cell office:value-type="float" office:value="8.79" calcext:value-type="float">
            <text:p>8.79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80.4" calcext:value-type="float">
            <text:p>80.4</text:p>
          </table:table-cell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.8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U0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7.77" calcext:value-type="float">
            <text:p>7.77</text:p>
          </table:table-cell>
          <table:table-cell office:value-type="float" office:value="1.17" calcext:value-type="float">
            <text:p>1.17</text:p>
          </table:table-cell>
          <table:table-cell office:value-type="float" office:value="6.6" calcext:value-type="float">
            <text:p>6.6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85" calcext:value-type="float">
            <text:p>7.85</text:p>
          </table:table-cell>
          <table:table-cell office:value-type="float" office:value="1.44" calcext:value-type="float">
            <text:p>1.44</text:p>
          </table:table-cell>
          <table:table-cell office:value-type="float" office:value="6.41" calcext:value-type="float">
            <text:p>6.41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70.8" calcext:value-type="float">
            <text:p>70.8</text:p>
          </table:table-cell>
          <table:table-cell office:value-type="float" office:value="34" calcext:value-type="float">
            <text:p>34</text:p>
          </table:table-cell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01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49.3" calcext:value-type="float">
            <text:p>49.3</text:p>
          </table:table-cell>
          <table:table-cell office:value-type="float" office:value="157" calcext:value-type="float">
            <text:p>157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U0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9.23" calcext:value-type="float">
            <text:p>9.23</text:p>
          </table:table-cell>
          <table:table-cell office:value-type="float" office:value="0.73" calcext:value-type="float">
            <text:p>0.73</text:p>
          </table:table-cell>
          <table:table-cell office:value-type="float" office:value="8.5" calcext:value-type="float">
            <text:p>8.5</text:p>
          </table:table-cell>
          <table:table-cell office:value-type="float" office:value="7.65" calcext:value-type="float">
            <text:p>7.65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67.4" calcext:value-type="float">
            <text:p>67.4</text:p>
          </table:table-cell>
          <table:table-cell office:value-type="float" office:value="271" calcext:value-type="float">
            <text:p>271</text:p>
          </table:table-cell>
          <table:table-cell office:value-type="float" office:value="7.9" calcext:value-type="float">
            <text:p>7.9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U0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27" calcext:value-type="float">
            <text:p>11.27</text:p>
          </table:table-cell>
          <table:table-cell office:value-type="float" office:value="1.99" calcext:value-type="float">
            <text:p>1.99</text:p>
          </table:table-cell>
          <table:table-cell office:value-type="float" office:value="9.28" calcext:value-type="float">
            <text:p>9.28</text:p>
          </table:table-cell>
          <table:table-cell office:value-type="float" office:value="7.56" calcext:value-type="float">
            <text:p>7.56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59.5" calcext:value-type="float">
            <text:p>59.5</text:p>
          </table:table-cell>
          <table:table-cell office:value-type="float" office:value="143" calcext:value-type="float">
            <text:p>143</text:p>
          </table:table-cell>
          <table:table-cell office:value-type="float" office:value="6.6" calcext:value-type="float">
            <text:p>6.6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U0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9.05" calcext:value-type="float">
            <text:p>9.05</text:p>
          </table:table-cell>
          <table:table-cell office:value-type="float" office:value="5.35" calcext:value-type="float">
            <text:p>5.35</text:p>
          </table:table-cell>
          <table:table-cell office:value-type="float" office:value="3.7" calcext:value-type="float">
            <text:p>3.7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43" calcext:value-type="float">
            <text:p>43</text:p>
          </table:table-cell>
          <table:table-cell office:value-type="float" office:value="7.6" calcext:value-type="float">
            <text:p>7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01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07" calcext:value-type="float">
            <text:p>8.07</text:p>
          </table:table-cell>
          <table:table-cell office:value-type="float" office:value="0.75" calcext:value-type="float">
            <text:p>0.75</text:p>
          </table:table-cell>
          <table:table-cell office:value-type="float" office:value="7.32" calcext:value-type="float">
            <text:p>7.32</text:p>
          </table:table-cell>
          <table:table-cell office:value-type="float" office:value="7.69" calcext:value-type="float">
            <text:p>7.69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56.7" calcext:value-type="float">
            <text:p>56.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U01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5.52" calcext:value-type="float">
            <text:p>5.52</text:p>
          </table:table-cell>
          <table:table-cell office:value-type="float" office:value="1.16" calcext:value-type="float">
            <text:p>1.16</text:p>
          </table:table-cell>
          <table:table-cell office:value-type="float" office:value="4.36" calcext:value-type="float">
            <text:p>4.36</text:p>
          </table:table-cell>
          <table:table-cell office:value-type="float" office:value="8.55" calcext:value-type="float">
            <text:p>8.5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.2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U0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27" calcext:value-type="float">
            <text:p>10.27</text:p>
          </table:table-cell>
          <table:table-cell office:value-type="float" office:value="0.96" calcext:value-type="float">
            <text:p>0.96</text:p>
          </table:table-cell>
          <table:table-cell office:value-type="float" office:value="9.31" calcext:value-type="float">
            <text:p>9.31</text:p>
          </table:table-cell>
          <table:table-cell office:value-type="float" office:value="8.29" calcext:value-type="float">
            <text:p>8.29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 office:value-type="float" office:value="60" calcext:value-type="float">
            <text:p>60</text:p>
          </table:table-cell>
          <table:table-cell office:value-type="float" office:value="193" calcext:value-type="float">
            <text:p>193</text:p>
          </table:table-cell>
          <table:table-cell office:value-type="float" office:value="10.8" calcext:value-type="float">
            <text:p>10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U0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59" calcext:value-type="float">
            <text:p>9.59</text:p>
          </table:table-cell>
          <table:table-cell office:value-type="float" office:value="4.62" calcext:value-type="float">
            <text:p>4.62</text:p>
          </table:table-cell>
          <table:table-cell office:value-type="float" office:value="4.97" calcext:value-type="float">
            <text:p>4.97</text:p>
          </table:table-cell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56.1" calcext:value-type="float">
            <text:p>56.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U01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2.19" calcext:value-type="float">
            <text:p>12.19</text:p>
          </table:table-cell>
          <table:table-cell office:value-type="float" office:value="2.56" calcext:value-type="float">
            <text:p>2.56</text:p>
          </table:table-cell>
          <table:table-cell office:value-type="float" office:value="9.63" calcext:value-type="float">
            <text:p>9.63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U0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6.09" calcext:value-type="float">
            <text:p>6.09</text:p>
          </table:table-cell>
          <table:table-cell office:value-type="float" office:value="3.86" calcext:value-type="float">
            <text:p>3.86</text:p>
          </table:table-cell>
          <table:table-cell office:value-type="float" office:value="2.23" calcext:value-type="float">
            <text:p>2.23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64.1" calcext:value-type="float">
            <text:p>64.1</text:p>
          </table:table-cell>
          <table:table-cell office:value-type="float" office:value="47" calcext:value-type="float">
            <text:p>47</text:p>
          </table:table-cell>
          <table:table-cell office:value-type="float" office:value="15.9" calcext:value-type="float">
            <text:p>15.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U01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Hybrid</text:p>
          </table:table-cell>
          <table:table-cell office:value-type="float" office:value="5.87" calcext:value-type="float">
            <text:p>5.87</text:p>
          </table:table-cell>
          <table:table-cell office:value-type="float" office:value="0.31" calcext:value-type="float">
            <text:p>0.31</text:p>
          </table:table-cell>
          <table:table-cell office:value-type="float" office:value="5.56" calcext:value-type="float">
            <text:p>5.56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68.8" calcext:value-type="float">
            <text:p>68.8</text:p>
          </table:table-cell>
          <table:table-cell office:value-type="float" office:value="195" calcext:value-type="float">
            <text:p>195</text:p>
          </table:table-cell>
          <table:table-cell office:value-type="float" office:value="9.7" calcext:value-type="float">
            <text:p>9.7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U01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65" calcext:value-type="float">
            <text:p>9.65</text:p>
          </table:table-cell>
          <table:table-cell office:value-type="float" office:value="3.25" calcext:value-type="float">
            <text:p>3.25</text:p>
          </table:table-cell>
          <table:table-cell office:value-type="float" office:value="6.4" calcext:value-type="float">
            <text:p>6.4</text:p>
          </table:table-cell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.5" calcext:value-type="float">
            <text:p>50.5</text:p>
          </table:table-cell>
          <table:table-cell office:value-type="float" office:value="107" calcext:value-type="float">
            <text:p>107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U01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13" calcext:value-type="float">
            <text:p>9.13</text:p>
          </table:table-cell>
          <table:table-cell office:value-type="float" office:value="1.44" calcext:value-type="float">
            <text:p>1.44</text:p>
          </table:table-cell>
          <table:table-cell office:value-type="float" office:value="7.69" calcext:value-type="float">
            <text:p>7.69</text:p>
          </table:table-cell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30" calcext:value-type="float">
            <text:p>30</text:p>
          </table:table-cell>
          <table:table-cell office:value-type="float" office:value="18.4" calcext:value-type="float">
            <text:p>18.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U01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5.07" calcext:value-type="float">
            <text:p>5.07</text:p>
          </table:table-cell>
          <table:table-cell office:value-type="float" office:value="1.21" calcext:value-type="float">
            <text:p>1.21</text:p>
          </table:table-cell>
          <table:table-cell office:value-type="float" office:value="3.86" calcext:value-type="float">
            <text:p>3.86</text:p>
          </table:table-cell>
          <table:table-cell office:value-type="float" office:value="8.59" calcext:value-type="float">
            <text:p>8.59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79.1" calcext:value-type="float">
            <text:p>79.1</text:p>
          </table:table-cell>
          <table:table-cell office:value-type="float" office:value="86" calcext:value-type="float">
            <text:p>86</text:p>
          </table:table-cell>
          <table:table-cell office:value-type="float" office:value="19.1" calcext:value-type="float">
            <text:p>19.1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U0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14" calcext:value-type="float">
            <text:p>8.14</text:p>
          </table:table-cell>
          <table:table-cell office:value-type="float" office:value="1.22" calcext:value-type="float">
            <text:p>1.22</text:p>
          </table:table-cell>
          <table:table-cell office:value-type="float" office:value="6.92" calcext:value-type="float">
            <text:p>6.92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U01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1.85" calcext:value-type="float">
            <text:p>11.85</text:p>
          </table:table-cell>
          <table:table-cell office:value-type="float" office:value="1.91" calcext:value-type="float">
            <text:p>1.91</text:p>
          </table:table-cell>
          <table:table-cell office:value-type="float" office:value="9.94" calcext:value-type="float">
            <text:p>9.94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.2" calcext:value-type="float">
            <text:p>41.2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U01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39" calcext:value-type="float">
            <text:p>10.39</text:p>
          </table:table-cell>
          <table:table-cell office:value-type="float" office:value="1.58" calcext:value-type="float">
            <text:p>1.58</text:p>
          </table:table-cell>
          <table:table-cell office:value-type="float" office:value="8.81" calcext:value-type="float">
            <text:p>8.81</text:p>
          </table:table-cell>
          <table:table-cell office:value-type="float" office:value="7.82" calcext:value-type="float">
            <text:p>7.82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73.6" calcext:value-type="float">
            <text:p>73.6</text:p>
          </table:table-cell>
          <table:table-cell office:value-type="float" office:value="255" calcext:value-type="float">
            <text:p>255</text:p>
          </table:table-cell>
          <table:table-cell office:value-type="float" office:value="7.4" calcext:value-type="float">
            <text:p>7.4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U01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3.76" calcext:value-type="float">
            <text:p>3.76</text:p>
          </table:table-cell>
          <table:table-cell office:value-type="float" office:value="0.78" calcext:value-type="float">
            <text:p>0.78</text:p>
          </table:table-cell>
          <table:table-cell office:value-type="float" office:value="2.98" calcext:value-type="float">
            <text:p>2.98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79.6" calcext:value-type="float">
            <text:p>79.6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U01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5.9" calcext:value-type="float">
            <text:p>5.9</text:p>
          </table:table-cell>
          <table:table-cell office:value-type="float" office:value="0.34" calcext:value-type="float">
            <text:p>0.34</text:p>
          </table:table-cell>
          <table:table-cell office:value-type="float" office:value="5.56" calcext:value-type="float">
            <text:p>5.56</text:p>
          </table:table-cell>
          <table:table-cell office:value-type="float" office:value="7.58" calcext:value-type="float">
            <text:p>7.58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67.1" calcext:value-type="float">
            <text:p>67.1</text:p>
          </table:table-cell>
          <table:table-cell office:value-type="float" office:value="276" calcext:value-type="float">
            <text:p>276</text:p>
          </table:table-cell>
          <table:table-cell office:value-type="float" office:value="10.8" calcext:value-type="float">
            <text:p>10.8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U01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76" calcext:value-type="float">
            <text:p>8.76</text:p>
          </table:table-cell>
          <table:table-cell office:value-type="float" office:value="1.86" calcext:value-type="float">
            <text:p>1.86</text:p>
          </table:table-cell>
          <table:table-cell office:value-type="float" office:value="6.9" calcext:value-type="float">
            <text:p>6.9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54.4" calcext:value-type="float">
            <text:p>54.4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U01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2.18" calcext:value-type="float">
            <text:p>12.18</text:p>
          </table:table-cell>
          <table:table-cell office:value-type="float" office:value="1.91" calcext:value-type="float">
            <text:p>1.91</text:p>
          </table:table-cell>
          <table:table-cell office:value-type="float" office:value="10.27" calcext:value-type="float">
            <text:p>10.27</text:p>
          </table:table-cell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4" calcext:value-type="float">
            <text:p>36.4</text:p>
          </table:table-cell>
          <table:table-cell office:value-type="float" office:value="160" calcext:value-type="float">
            <text:p>16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31" calcext:value-type="float">
            <text:p>6.31</text:p>
          </table:table-cell>
          <table:table-cell office:value-type="float" office:value="0.54" calcext:value-type="float">
            <text:p>0.54</text:p>
          </table:table-cell>
          <table:table-cell office:value-type="float" office:value="5.77" calcext:value-type="float">
            <text:p>5.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17.9" calcext:value-type="float">
            <text:p>1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01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8.7" calcext:value-type="float">
            <text:p>8.7</text:p>
          </table:table-cell>
          <table:table-cell office:value-type="float" office:value="4.17" calcext:value-type="float">
            <text:p>4.17</text:p>
          </table:table-cell>
          <table:table-cell office:value-type="float" office:value="4.53" calcext:value-type="float">
            <text:p>4.53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2" calcext:value-type="float">
            <text:p>44.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01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7.18" calcext:value-type="float">
            <text:p>7.18</text:p>
          </table:table-cell>
          <table:table-cell office:value-type="float" office:value="1.47" calcext:value-type="float">
            <text:p>1.47</text:p>
          </table:table-cell>
          <table:table-cell office:value-type="float" office:value="5.71" calcext:value-type="float">
            <text:p>5.71</text:p>
          </table:table-cell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64.8" calcext:value-type="float">
            <text:p>64.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U0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11" calcext:value-type="float">
            <text:p>9.11</text:p>
          </table:table-cell>
          <table:table-cell office:value-type="float" office:value="0.93" calcext:value-type="float">
            <text:p>0.93</text:p>
          </table:table-cell>
          <table:table-cell office:value-type="float" office:value="8.18" calcext:value-type="float">
            <text:p>8.18</text:p>
          </table:table-cell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177" calcext:value-type="float">
            <text:p>177</text:p>
          </table:table-cell>
          <table:table-cell office:value-type="float" office:value="0.7" calcext:value-type="float">
            <text:p>0.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U01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47" calcext:value-type="float">
            <text:p>7.47</text:p>
          </table:table-cell>
          <table:table-cell office:value-type="float" office:value="0.37" calcext:value-type="float">
            <text:p>0.37</text:p>
          </table:table-cell>
          <table:table-cell office:value-type="float" office:value="7.1" calcext:value-type="float">
            <text:p>7.1</text:p>
          </table:table-cell>
          <table:table-cell office:value-type="float" office:value="7.65" calcext:value-type="float">
            <text:p>7.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.9" calcext:value-type="float">
            <text:p>37.9</text:p>
          </table:table-cell>
          <table:table-cell office:value-type="float" office:value="216" calcext:value-type="float">
            <text:p>216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U01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97" calcext:value-type="float">
            <text:p>8.97</text:p>
          </table:table-cell>
          <table:table-cell office:value-type="float" office:value="1.93" calcext:value-type="float">
            <text:p>1.93</text:p>
          </table:table-cell>
          <table:table-cell office:value-type="float" office:value="7.04" calcext:value-type="float">
            <text:p>7.04</text:p>
          </table:table-cell>
          <table:table-cell office:value-type="float" office:value="8.09" calcext:value-type="float">
            <text:p>8.09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.7" calcext:value-type="float">
            <text:p>6.7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U0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7.98" calcext:value-type="float">
            <text:p>7.98</text:p>
          </table:table-cell>
          <table:table-cell office:value-type="float" office:value="0.7" calcext:value-type="float">
            <text:p>0.7</text:p>
          </table:table-cell>
          <table:table-cell office:value-type="float" office:value="7.28" calcext:value-type="float">
            <text:p>7.28</text:p>
          </table:table-cell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0.4" calcext:value-type="float">
            <text:p>50.4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.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U01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7.22" calcext:value-type="float">
            <text:p>7.22</text:p>
          </table:table-cell>
          <table:table-cell office:value-type="float" office:value="1.48" calcext:value-type="float">
            <text:p>1.48</text:p>
          </table:table-cell>
          <table:table-cell office:value-type="float" office:value="5.74" calcext:value-type="float">
            <text:p>5.74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48.5" calcext:value-type="float">
            <text:p>48.5</text:p>
          </table:table-cell>
          <table:table-cell office:value-type="float" office:value="125" calcext:value-type="float">
            <text:p>125</text:p>
          </table:table-cell>
          <table:table-cell office:value-type="float" office:value="14.3" calcext:value-type="float">
            <text:p>14.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U01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16" calcext:value-type="float">
            <text:p>7.16</text:p>
          </table:table-cell>
          <table:table-cell office:value-type="float" office:value="1.04" calcext:value-type="float">
            <text:p>1.04</text:p>
          </table:table-cell>
          <table:table-cell office:value-type="float" office:value="6.12" calcext:value-type="float">
            <text:p>6.12</text:p>
          </table:table-cell>
          <table:table-cell office:value-type="float" office:value="8.02" calcext:value-type="float">
            <text:p>8.02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77.9" calcext:value-type="float">
            <text:p>77.9</text:p>
          </table:table-cell>
          <table:table-cell office:value-type="float" office:value="174" calcext:value-type="float">
            <text:p>174</text:p>
          </table:table-cell>
          <table:table-cell office:value-type="float" office:value="15.1" calcext:value-type="float">
            <text:p>15.1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U0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6.29" calcext:value-type="float">
            <text:p>16.29</text:p>
          </table:table-cell>
          <table:table-cell office:value-type="float" office:value="5.9" calcext:value-type="float">
            <text:p>5.9</text:p>
          </table:table-cell>
          <table:table-cell office:value-type="float" office:value="10.39" calcext:value-type="float">
            <text:p>10.3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.1" calcext:value-type="float">
            <text:p>33.1</text:p>
          </table:table-cell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U01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52" calcext:value-type="float">
            <text:p>9.52</text:p>
          </table:table-cell>
          <table:table-cell office:value-type="float" office:value="0.48" calcext:value-type="float">
            <text:p>0.48</text:p>
          </table:table-cell>
          <table:table-cell office:value-type="float" office:value="9.04" calcext:value-type="float">
            <text:p>9.04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44.6" calcext:value-type="float">
            <text:p>44.6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01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2.39" calcext:value-type="float">
            <text:p>12.39</text:p>
          </table:table-cell>
          <table:table-cell office:value-type="float" office:value="3.06" calcext:value-type="float">
            <text:p>3.06</text:p>
          </table:table-cell>
          <table:table-cell office:value-type="float" office:value="9.33" calcext:value-type="float">
            <text:p>9.33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.7</text:p>
          </table:table-cell>
          <table:table-cell office:value-type="float" office:value="219" calcext:value-type="float">
            <text:p>219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U01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8.8" calcext:value-type="float">
            <text:p>8.8</text:p>
          </table:table-cell>
          <table:table-cell office:value-type="float" office:value="4.08" calcext:value-type="float">
            <text:p>4.08</text:p>
          </table:table-cell>
          <table:table-cell office:value-type="float" office:value="4.72" calcext:value-type="float">
            <text:p>4.72</text:p>
          </table:table-cell>
          <table:table-cell office:value-type="float" office:value="5.71" calcext:value-type="float">
            <text:p>5.7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58.2" calcext:value-type="float">
            <text:p>58.2</text:p>
          </table:table-cell>
          <table:table-cell office:value-type="float" office:value="55" calcext:value-type="float">
            <text:p>55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01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99" calcext:value-type="float">
            <text:p>8.99</text:p>
          </table:table-cell>
          <table:table-cell office:value-type="float" office:value="0.51" calcext:value-type="float">
            <text:p>0.51</text:p>
          </table:table-cell>
          <table:table-cell office:value-type="float" office:value="8.48" calcext:value-type="float">
            <text:p>8.48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5.6" calcext:value-type="float">
            <text:p>55.6</text:p>
          </table:table-cell>
          <table:table-cell office:value-type="float" office:value="88" calcext:value-type="float">
            <text:p>88</text:p>
          </table:table-cell>
          <table:table-cell office:value-type="float" office:value="4.1" calcext:value-type="float">
            <text:p>4.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U01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69" calcext:value-type="float">
            <text:p>9.69</text:p>
          </table:table-cell>
          <table:table-cell office:value-type="float" office:value="1.16" calcext:value-type="float">
            <text:p>1.16</text:p>
          </table:table-cell>
          <table:table-cell office:value-type="float" office:value="8.53" calcext:value-type="float">
            <text:p>8.53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5" calcext:value-type="float">
            <text:p>45.5</text:p>
          </table:table-cell>
          <table:table-cell office:value-type="float" office:value="33" calcext:value-type="float">
            <text:p>3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9.75" calcext:value-type="float">
            <text:p>9.75</text:p>
          </table:table-cell>
          <table:table-cell office:value-type="float" office:value="0.49" calcext:value-type="float">
            <text:p>0.49</text:p>
          </table:table-cell>
          <table:table-cell office:value-type="float" office:value="9.26" calcext:value-type="float">
            <text:p>9.26</text:p>
          </table:table-cell>
          <table:table-cell office:value-type="float" office:value="7.64" calcext:value-type="float">
            <text:p>7.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.8" calcext:value-type="float">
            <text:p>52.8</text:p>
          </table:table-cell>
          <table:table-cell office:value-type="float" office:value="291" calcext:value-type="float">
            <text:p>291</text:p>
          </table:table-cell>
          <table:table-cell office:value-type="float" office:value="6.1" calcext:value-type="float">
            <text:p>6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01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12.67" calcext:value-type="float">
            <text:p>12.67</text:p>
          </table:table-cell>
          <table:table-cell office:value-type="float" office:value="6.76" calcext:value-type="float">
            <text:p>6.76</text:p>
          </table:table-cell>
          <table:table-cell office:value-type="float" office:value="5.91" calcext:value-type="float">
            <text:p>5.91</text:p>
          </table:table-cell>
          <table:table-cell office:value-type="float" office:value="6.68" calcext:value-type="float">
            <text:p>6.6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.7" calcext:value-type="float">
            <text:p>43.7</text:p>
          </table:table-cell>
          <table:table-cell office:value-type="float" office:value="103" calcext:value-type="float">
            <text:p>103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U01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06" calcext:value-type="float">
            <text:p>12.06</text:p>
          </table:table-cell>
          <table:table-cell office:value-type="float" office:value="6.27" calcext:value-type="float">
            <text:p>6.27</text:p>
          </table:table-cell>
          <table:table-cell office:value-type="float" office:value="5.79" calcext:value-type="float">
            <text:p>5.79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2" calcext:value-type="float">
            <text:p>43.2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7.64" calcext:value-type="float">
            <text:p>7.64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70.1" calcext:value-type="float">
            <text:p>70.1</text:p>
          </table:table-cell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.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U01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26" calcext:value-type="float">
            <text:p>10.26</text:p>
          </table:table-cell>
          <table:table-cell office:value-type="float" office:value="1.07" calcext:value-type="float">
            <text:p>1.07</text:p>
          </table:table-cell>
          <table:table-cell office:value-type="float" office:value="9.19" calcext:value-type="float">
            <text:p>9.19</text:p>
          </table:table-cell>
          <table:table-cell office:value-type="float" office:value="5.74" calcext:value-type="float">
            <text:p>5.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.6</text:p>
          </table:table-cell>
          <table:table-cell office:value-type="float" office:value="152" calcext:value-type="float">
            <text:p>152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5.57" calcext:value-type="float">
            <text:p>5.57</text:p>
          </table:table-cell>
          <table:table-cell office:value-type="float" office:value="1.06" calcext:value-type="float">
            <text:p>1.06</text:p>
          </table:table-cell>
          <table:table-cell office:value-type="float" office:value="4.51" calcext:value-type="float">
            <text:p>4.51</text:p>
          </table:table-cell>
          <table:table-cell office:value-type="float" office:value="7.89" calcext:value-type="float">
            <text:p>7.89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73.2" calcext:value-type="float">
            <text:p>73.2</text:p>
          </table:table-cell>
          <table:table-cell office:value-type="float" office:value="114" calcext:value-type="float">
            <text:p>114</text:p>
          </table:table-cell>
          <table:table-cell office:value-type="float" office:value="15.4" calcext:value-type="float">
            <text:p>15.4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U01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32" calcext:value-type="float">
            <text:p>8.32</text:p>
          </table:table-cell>
          <table:table-cell office:value-type="float" office:value="2.99" calcext:value-type="float">
            <text:p>2.99</text:p>
          </table:table-cell>
          <table:table-cell office:value-type="float" office:value="5.33" calcext:value-type="float">
            <text:p>5.33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49.6" calcext:value-type="float">
            <text:p>49.6</text:p>
          </table:table-cell>
          <table:table-cell office:value-type="float" office:value="174" calcext:value-type="float">
            <text:p>174</text:p>
          </table:table-cell>
          <table:table-cell office:value-type="float" office:value="10.1" calcext:value-type="float">
            <text:p>10.1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U01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63" calcext:value-type="float">
            <text:p>10.63</text:p>
          </table:table-cell>
          <table:table-cell office:value-type="float" office:value="1.09" calcext:value-type="float">
            <text:p>1.09</text:p>
          </table:table-cell>
          <table:table-cell office:value-type="float" office:value="9.54" calcext:value-type="float">
            <text:p>9.54</text:p>
          </table:table-cell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50.3" calcext:value-type="float">
            <text:p>50.3</text:p>
          </table:table-cell>
          <table:table-cell office:value-type="float" office:value="35" calcext:value-type="float">
            <text:p>35</text:p>
          </table:table-cell>
          <table:table-cell office:value-type="float" office:value="9.4" calcext:value-type="float">
            <text:p>9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01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1.09" calcext:value-type="float">
            <text:p>11.09</text:p>
          </table:table-cell>
          <table:table-cell office:value-type="float" office:value="1.18" calcext:value-type="float">
            <text:p>1.18</text:p>
          </table:table-cell>
          <table:table-cell office:value-type="float" office:value="9.91" calcext:value-type="float">
            <text:p>9.91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2" calcext:value-type="float">
            <text:p>44.2</text:p>
          </table:table-cell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6.55" calcext:value-type="float">
            <text:p>6.55</text:p>
          </table:table-cell>
          <table:table-cell office:value-type="float" office:value="0.33" calcext:value-type="float">
            <text:p>0.33</text:p>
          </table:table-cell>
          <table:table-cell office:value-type="float" office:value="6.22" calcext:value-type="float">
            <text:p>6.22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U01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33" calcext:value-type="float">
            <text:p>10.33</text:p>
          </table:table-cell>
          <table:table-cell office:value-type="float" office:value="4.76" calcext:value-type="float">
            <text:p>4.76</text:p>
          </table:table-cell>
          <table:table-cell office:value-type="float" office:value="5.57" calcext:value-type="float">
            <text:p>5.57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U01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98" calcext:value-type="float">
            <text:p>9.98</text:p>
          </table:table-cell>
          <table:table-cell office:value-type="float" office:value="1.34" calcext:value-type="float">
            <text:p>1.34</text:p>
          </table:table-cell>
          <table:table-cell office:value-type="float" office:value="8.64" calcext:value-type="float">
            <text:p>8.64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U01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99" calcext:value-type="float">
            <text:p>7.99</text:p>
          </table:table-cell>
          <table:table-cell office:value-type="float" office:value="0.4" calcext:value-type="float">
            <text:p>0.4</text:p>
          </table:table-cell>
          <table:table-cell office:value-type="float" office:value="7.59" calcext:value-type="float">
            <text:p>7.59</text:p>
          </table:table-cell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57.4" calcext:value-type="float">
            <text:p>57.4</text:p>
          </table:table-cell>
          <table:table-cell office:value-type="float" office:value="226" calcext:value-type="float">
            <text:p>226</text:p>
          </table:table-cell>
          <table:table-cell office:value-type="float" office:value="9.6" calcext:value-type="float">
            <text:p>9.6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U0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22" calcext:value-type="float">
            <text:p>11.22</text:p>
          </table:table-cell>
          <table:table-cell office:value-type="float" office:value="3.89" calcext:value-type="float">
            <text:p>3.89</text:p>
          </table:table-cell>
          <table:table-cell office:value-type="float" office:value="7.33" calcext:value-type="float">
            <text:p>7.33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  <table:table-cell office:value-type="float" office:value="96" calcext:value-type="float">
            <text:p>9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4.1" calcext:value-type="float">
            <text:p>4.1</text:p>
          </table:table-cell>
          <table:table-cell office:value-type="float" office:value="0.21" calcext:value-type="float">
            <text:p>0.21</text:p>
          </table:table-cell>
          <table:table-cell office:value-type="float" office:value="3.89" calcext:value-type="float">
            <text:p>3.89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79.1" calcext:value-type="float">
            <text:p>79.1</text:p>
          </table:table-cell>
          <table:table-cell office:value-type="float" office:value="253" calcext:value-type="float">
            <text:p>253</text:p>
          </table:table-cell>
          <table:table-cell office:value-type="float" office:value="7.8" calcext:value-type="float">
            <text:p>7.8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U0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0.48" calcext:value-type="float">
            <text:p>10.48</text:p>
          </table:table-cell>
          <table:table-cell office:value-type="float" office:value="5.65" calcext:value-type="float">
            <text:p>5.65</text:p>
          </table:table-cell>
          <table:table-cell office:value-type="float" office:value="4.83" calcext:value-type="float">
            <text:p>4.83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8" calcext:value-type="float">
            <text:p>36.8</text:p>
          </table:table-cell>
          <table:table-cell office:value-type="float" office:value="84" calcext:value-type="float">
            <text:p>84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8.57" calcext:value-type="float">
            <text:p>8.57</text:p>
          </table:table-cell>
          <table:table-cell office:value-type="float" office:value="1.57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52.8" calcext:value-type="float">
            <text:p>52.8</text:p>
          </table:table-cell>
          <table:table-cell office:value-type="float" office:value="95" calcext:value-type="float">
            <text:p>95</text:p>
          </table:table-cell>
          <table:table-cell office:value-type="float" office:value="10.7" calcext:value-type="float">
            <text:p>10.7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U0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8.16" calcext:value-type="float">
            <text:p>8.16</text:p>
          </table:table-cell>
          <table:table-cell office:value-type="float" office:value="2.48" calcext:value-type="float">
            <text:p>2.48</text:p>
          </table:table-cell>
          <table:table-cell office:value-type="float" office:value="5.68" calcext:value-type="float">
            <text:p>5.68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62.4" calcext:value-type="float">
            <text:p>62.4</text:p>
          </table:table-cell>
          <table:table-cell office:value-type="float" office:value="111" calcext:value-type="float">
            <text:p>111</text:p>
          </table:table-cell>
          <table:table-cell office:value-type="float" office:value="11.1" calcext:value-type="float">
            <text:p>11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01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6.36" calcext:value-type="float">
            <text:p>16.36</text:p>
          </table:table-cell>
          <table:table-cell office:value-type="float" office:value="3.01" calcext:value-type="float">
            <text:p>3.01</text:p>
          </table:table-cell>
          <table:table-cell office:value-type="float" office:value="13.35" calcext:value-type="float">
            <text:p>13.35</text:p>
          </table:table-cell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4.56" calcext:value-type="float">
            <text:p>4.56</text:p>
          </table:table-cell>
          <table:table-cell office:value-type="float" office:value="0.57" calcext:value-type="float">
            <text:p>0.57</text:p>
          </table:table-cell>
          <table:table-cell office:value-type="float" office:value="3.99" calcext:value-type="float">
            <text:p>3.99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75.6" calcext:value-type="float">
            <text:p>75.6</text:p>
          </table:table-cell>
          <table:table-cell office:value-type="float" office:value="118" calcext:value-type="float">
            <text:p>118</text:p>
          </table:table-cell>
          <table:table-cell office:value-type="float" office:value="9.6" calcext:value-type="float">
            <text:p>9.6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U01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88" calcext:value-type="float">
            <text:p>9.88</text:p>
          </table:table-cell>
          <table:table-cell office:value-type="float" office:value="1.74" calcext:value-type="float">
            <text:p>1.74</text:p>
          </table:table-cell>
          <table:table-cell office:value-type="float" office:value="8.14" calcext:value-type="float">
            <text:p>8.1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.3" calcext:value-type="float">
            <text:p>51.3</text:p>
          </table:table-cell>
          <table:table-cell office:value-type="float" office:value="175" calcext:value-type="float">
            <text:p>175</text:p>
          </table:table-cell>
          <table:table-cell office:value-type="float" office:value="10.6" calcext:value-type="float">
            <text:p>1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01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35" calcext:value-type="float">
            <text:p>7.35</text:p>
          </table:table-cell>
          <table:table-cell office:value-type="float" office:value="0.94" calcext:value-type="float">
            <text:p>0.94</text:p>
          </table:table-cell>
          <table:table-cell office:value-type="float" office:value="6.41" calcext:value-type="float">
            <text:p>6.41</text:p>
          </table:table-cell>
          <table:table-cell office:value-type="float" office:value="6.18" calcext:value-type="float">
            <text:p>6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3.9" calcext:value-type="float">
            <text:p>53.9</text:p>
          </table:table-cell>
          <table:table-cell office:value-type="float" office:value="120" calcext:value-type="float">
            <text:p>120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U01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92" calcext:value-type="float">
            <text:p>6.92</text:p>
          </table:table-cell>
          <table:table-cell office:value-type="float" office:value="0.5" calcext:value-type="float">
            <text:p>0.5</text:p>
          </table:table-cell>
          <table:table-cell office:value-type="float" office:value="6.42" calcext:value-type="float">
            <text:p>6.42</text:p>
          </table:table-cell>
          <table:table-cell office:value-type="float" office:value="8.57" calcext:value-type="float">
            <text:p>8.5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U01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7.05" calcext:value-type="float">
            <text:p>7.05</text:p>
          </table:table-cell>
          <table:table-cell office:value-type="float" office:value="0.35" calcext:value-type="float">
            <text:p>0.35</text:p>
          </table:table-cell>
          <table:table-cell office:value-type="float" office:value="6.7" calcext:value-type="float">
            <text:p>6.7</text:p>
          </table:table-cell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59.1" calcext:value-type="float">
            <text:p>59.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01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2.92" calcext:value-type="float">
            <text:p>12.92</text:p>
          </table:table-cell>
          <table:table-cell office:value-type="float" office:value="2.51" calcext:value-type="float">
            <text:p>2.51</text:p>
          </table:table-cell>
          <table:table-cell office:value-type="float" office:value="10.41" calcext:value-type="float">
            <text:p>10.41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7" calcext:value-type="float">
            <text:p>43.7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U01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1.06" calcext:value-type="float">
            <text:p>11.06</text:p>
          </table:table-cell>
          <table:table-cell office:value-type="float" office:value="2.88" calcext:value-type="float">
            <text:p>2.88</text:p>
          </table:table-cell>
          <table:table-cell office:value-type="float" office:value="8.18" calcext:value-type="float">
            <text:p>8.18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.1" calcext:value-type="float">
            <text:p>28.1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75" calcext:value-type="float">
            <text:p>10.75</text:p>
          </table:table-cell>
          <table:table-cell office:value-type="float" office:value="6.43" calcext:value-type="float">
            <text:p>6.43</text:p>
          </table:table-cell>
          <table:table-cell office:value-type="float" office:value="4.32" calcext:value-type="float">
            <text:p>4.32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U01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2.27" calcext:value-type="float">
            <text:p>12.27</text:p>
          </table:table-cell>
          <table:table-cell office:value-type="float" office:value="6.71" calcext:value-type="float">
            <text:p>6.71</text:p>
          </table:table-cell>
          <table:table-cell office:value-type="float" office:value="5.56" calcext:value-type="float">
            <text:p>5.56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.6" calcext:value-type="float">
            <text:p>48.6</text:p>
          </table:table-cell>
          <table:table-cell office:value-type="float" office:value="91" calcext:value-type="float">
            <text:p>9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3.51" calcext:value-type="float">
            <text:p>13.51</text:p>
          </table:table-cell>
          <table:table-cell office:value-type="float" office:value="2.03" calcext:value-type="float">
            <text:p>2.03</text:p>
          </table:table-cell>
          <table:table-cell office:value-type="float" office:value="11.48" calcext:value-type="float">
            <text:p>11.48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19" calcext:value-type="float">
            <text:p>10.19</text:p>
          </table:table-cell>
          <table:table-cell office:value-type="float" office:value="0.84" calcext:value-type="float">
            <text:p>0.84</text:p>
          </table:table-cell>
          <table:table-cell office:value-type="float" office:value="9.35" calcext:value-type="float">
            <text:p>9.35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.9" calcext:value-type="float">
            <text:p>30.9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7.02" calcext:value-type="float">
            <text:p>7.02</text:p>
          </table:table-cell>
          <table:table-cell office:value-type="float" office:value="0.71" calcext:value-type="float">
            <text:p>0.71</text:p>
          </table:table-cell>
          <table:table-cell office:value-type="float" office:value="6.31" calcext:value-type="float">
            <text:p>6.31</text:p>
          </table:table-cell>
          <table:table-cell office:value-type="float" office:value="7.81" calcext:value-type="float">
            <text:p>7.81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69.6" calcext:value-type="float">
            <text:p>69.6</text:p>
          </table:table-cell>
          <table:table-cell office:value-type="float" office:value="118" calcext:value-type="float">
            <text:p>118</text:p>
          </table:table-cell>
          <table:table-cell office:value-type="float" office:value="15.6" calcext:value-type="float">
            <text:p>15.6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string" calcext:value-type="string">
            <text:p>U01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34" calcext:value-type="float">
            <text:p>7.34</text:p>
          </table:table-cell>
          <table:table-cell office:value-type="float" office:value="2.24" calcext:value-type="float">
            <text:p>2.24</text:p>
          </table:table-cell>
          <table:table-cell office:value-type="float" office:value="5.1" calcext:value-type="float">
            <text:p>5.1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41.9" calcext:value-type="float">
            <text:p>41.9</text:p>
          </table:table-cell>
          <table:table-cell office:value-type="float" office:value="295" calcext:value-type="float">
            <text:p>295</text:p>
          </table:table-cell>
          <table:table-cell office:value-type="float" office:value="9.4" calcext:value-type="float">
            <text:p>9.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U01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4" calcext:value-type="float">
            <text:p>10.4</text:p>
          </table:table-cell>
          <table:table-cell office:value-type="float" office:value="0.54" calcext:value-type="float">
            <text:p>0.54</text:p>
          </table:table-cell>
          <table:table-cell office:value-type="float" office:value="9.86" calcext:value-type="float">
            <text:p>9.86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1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0.82" calcext:value-type="float">
            <text:p>10.82</text:p>
          </table:table-cell>
          <table:table-cell office:value-type="float" office:value="4.01" calcext:value-type="float">
            <text:p>4.01</text:p>
          </table:table-cell>
          <table:table-cell office:value-type="float" office:value="6.81" calcext:value-type="float">
            <text:p>6.81</text:p>
          </table:table-cell>
          <table:table-cell office:value-type="float" office:value="7.87" calcext:value-type="float">
            <text:p>7.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U01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5.85" calcext:value-type="float">
            <text:p>5.85</text:p>
          </table:table-cell>
          <table:table-cell office:value-type="float" office:value="0.58" calcext:value-type="float">
            <text:p>0.58</text:p>
          </table:table-cell>
          <table:table-cell office:value-type="float" office:value="5.27" calcext:value-type="float">
            <text:p>5.27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U01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0.95" calcext:value-type="float">
            <text:p>10.95</text:p>
          </table:table-cell>
          <table:table-cell office:value-type="float" office:value="2.64" calcext:value-type="float">
            <text:p>2.64</text:p>
          </table:table-cell>
          <table:table-cell office:value-type="float" office:value="8.31" calcext:value-type="float">
            <text:p>8.31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  <table:table-cell office:value-type="float" office:value="62" calcext:value-type="float">
            <text:p>62</text:p>
          </table:table-cell>
          <table:table-cell office:value-type="float" office:value="5.8" calcext:value-type="float">
            <text:p>5.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U0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8.08" calcext:value-type="float">
            <text:p>8.08</text:p>
          </table:table-cell>
          <table:table-cell office:value-type="float" office:value="3.75" calcext:value-type="float">
            <text:p>3.75</text:p>
          </table:table-cell>
          <table:table-cell office:value-type="float" office:value="4.33" calcext:value-type="float">
            <text:p>4.33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2.7" calcext:value-type="float">
            <text:p>62.7</text:p>
          </table:table-cell>
          <table:table-cell office:value-type="float" office:value="132" calcext:value-type="float">
            <text:p>132</text:p>
          </table:table-cell>
          <table:table-cell office:value-type="float" office:value="5.6" calcext:value-type="float">
            <text:p>5.6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U01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65" calcext:value-type="float">
            <text:p>11.65</text:p>
          </table:table-cell>
          <table:table-cell office:value-type="float" office:value="0.58" calcext:value-type="float">
            <text:p>0.58</text:p>
          </table:table-cell>
          <table:table-cell office:value-type="float" office:value="11.07" calcext:value-type="float">
            <text:p>11.07</text:p>
          </table:table-cell>
          <table:table-cell office:value-type="float" office:value="5.47" calcext:value-type="float">
            <text:p>5.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.4" calcext:value-type="float">
            <text:p>46.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U0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93" calcext:value-type="float">
            <text:p>8.93</text:p>
          </table:table-cell>
          <table:table-cell office:value-type="float" office:value="1.62" calcext:value-type="float">
            <text:p>1.62</text:p>
          </table:table-cell>
          <table:table-cell office:value-type="float" office:value="7.31" calcext:value-type="float">
            <text:p>7.31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7" calcext:value-type="float">
            <text:p>44.7</text:p>
          </table:table-cell>
          <table:table-cell office:value-type="float" office:value="189" calcext:value-type="float">
            <text:p>18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79" calcext:value-type="float">
            <text:p>11.79</text:p>
          </table:table-cell>
          <table:table-cell office:value-type="float" office:value="7.06" calcext:value-type="float">
            <text:p>7.06</text:p>
          </table:table-cell>
          <table:table-cell office:value-type="float" office:value="4.73" calcext:value-type="float">
            <text:p>4.73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09" calcext:value-type="float">
            <text:p>6.09</text:p>
          </table:table-cell>
          <table:table-cell office:value-type="float" office:value="0.59" calcext:value-type="float">
            <text:p>0.59</text:p>
          </table:table-cell>
          <table:table-cell office:value-type="float" office:value="5.5" calcext:value-type="float">
            <text:p>5.5</text:p>
          </table:table-cell>
          <table:table-cell office:value-type="float" office:value="7.27" calcext:value-type="float">
            <text:p>7.27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66.7" calcext:value-type="float">
            <text:p>66.7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U02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64" calcext:value-type="float">
            <text:p>8.64</text:p>
          </table:table-cell>
          <table:table-cell office:value-type="float" office:value="1.15" calcext:value-type="float">
            <text:p>1.15</text:p>
          </table:table-cell>
          <table:table-cell office:value-type="float" office:value="7.49" calcext:value-type="float">
            <text:p>7.49</text:p>
          </table:table-cell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12.8" calcext:value-type="float">
            <text:p>12.8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U02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71" calcext:value-type="float">
            <text:p>7.71</text:p>
          </table:table-cell>
          <table:table-cell office:value-type="float" office:value="0.87" calcext:value-type="float">
            <text:p>0.87</text:p>
          </table:table-cell>
          <table:table-cell office:value-type="float" office:value="6.84" calcext:value-type="float">
            <text:p>6.84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52.5" calcext:value-type="float">
            <text:p>52.5</text:p>
          </table:table-cell>
          <table:table-cell office:value-type="float" office:value="170" calcext:value-type="float">
            <text:p>170</text:p>
          </table:table-cell>
          <table:table-cell office:value-type="float" office:value="7.4" calcext:value-type="float">
            <text:p>7.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U02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68" calcext:value-type="float">
            <text:p>10.68</text:p>
          </table:table-cell>
          <table:table-cell office:value-type="float" office:value="0.88" calcext:value-type="float">
            <text:p>0.88</text:p>
          </table:table-cell>
          <table:table-cell office:value-type="float" office:value="9.8" calcext:value-type="float">
            <text:p>9.8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241" calcext:value-type="float">
            <text:p>241</text:p>
          </table:table-cell>
          <table:table-cell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U02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73" calcext:value-type="float">
            <text:p>8.73</text:p>
          </table:table-cell>
          <table:table-cell office:value-type="float" office:value="0.65" calcext:value-type="float">
            <text:p>0.65</text:p>
          </table:table-cell>
          <table:table-cell office:value-type="float" office:value="8.08" calcext:value-type="float">
            <text:p>8.08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59.9" calcext:value-type="float">
            <text:p>59.9</text:p>
          </table:table-cell>
          <table:table-cell office:value-type="float" office:value="169" calcext:value-type="float">
            <text:p>169</text:p>
          </table:table-cell>
          <table:table-cell office:value-type="float" office:value="13.1" calcext:value-type="float">
            <text:p>1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02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7.3" calcext:value-type="float">
            <text:p>7.3</text:p>
          </table:table-cell>
          <table:table-cell office:value-type="float" office:value="0.72" calcext:value-type="float">
            <text:p>0.72</text:p>
          </table:table-cell>
          <table:table-cell office:value-type="float" office:value="6.58" calcext:value-type="float">
            <text:p>6.58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7.6" calcext:value-type="float">
            <text:p>47.6</text:p>
          </table:table-cell>
          <table:table-cell office:value-type="float" office:value="112" calcext:value-type="float">
            <text:p>11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89" calcext:value-type="float">
            <text:p>10.89</text:p>
          </table:table-cell>
          <table:table-cell office:value-type="float" office:value="7.48" calcext:value-type="float">
            <text:p>7.48</text:p>
          </table:table-cell>
          <table:table-cell office:value-type="float" office:value="3.41" calcext:value-type="float">
            <text:p>3.4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.6" calcext:value-type="float">
            <text:p>54.6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U0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14" calcext:value-type="float">
            <text:p>11.14</text:p>
          </table:table-cell>
          <table:table-cell office:value-type="float" office:value="1.56" calcext:value-type="float">
            <text:p>1.56</text:p>
          </table:table-cell>
          <table:table-cell office:value-type="float" office:value="9.58" calcext:value-type="float">
            <text:p>9.58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43.4" calcext:value-type="float">
            <text:p>43.4</text:p>
          </table:table-cell>
          <table:table-cell office:value-type="float" office:value="54" calcext:value-type="float">
            <text:p>54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56" calcext:value-type="float">
            <text:p>12.56</text:p>
          </table:table-cell>
          <table:table-cell office:value-type="float" office:value="2.93" calcext:value-type="float">
            <text:p>2.93</text:p>
          </table:table-cell>
          <table:table-cell office:value-type="float" office:value="9.63" calcext:value-type="float">
            <text:p>9.63</text:p>
          </table:table-cell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9" calcext:value-type="float">
            <text:p>36.9</text:p>
          </table:table-cell>
          <table:table-cell office:value-type="float" office:value="56" calcext:value-type="float">
            <text:p>56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1.96" calcext:value-type="float">
            <text:p>11.96</text:p>
          </table:table-cell>
          <table:table-cell office:value-type="float" office:value="6.74" calcext:value-type="float">
            <text:p>6.74</text:p>
          </table:table-cell>
          <table:table-cell office:value-type="float" office:value="5.22" calcext:value-type="float">
            <text:p>5.22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39.1" calcext:value-type="float">
            <text:p>39.1</text:p>
          </table:table-cell>
          <table:table-cell office:value-type="float" office:value="134" calcext:value-type="float">
            <text:p>134</text:p>
          </table:table-cell>
          <table:table-cell office:value-type="float" office:value="10.2" calcext:value-type="float">
            <text:p>10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02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15" calcext:value-type="float">
            <text:p>11.15</text:p>
          </table:table-cell>
          <table:table-cell office:value-type="float" office:value="0.56" calcext:value-type="float">
            <text:p>0.56</text:p>
          </table:table-cell>
          <table:table-cell office:value-type="float" office:value="10.59" calcext:value-type="float">
            <text:p>10.59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54.3" calcext:value-type="float">
            <text:p>54.3</text:p>
          </table:table-cell>
          <table:table-cell office:value-type="float" office:value="114" calcext:value-type="float">
            <text:p>114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U02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5.28" calcext:value-type="float">
            <text:p>5.28</text:p>
          </table:table-cell>
          <table:table-cell office:value-type="float" office:value="3.59" calcext:value-type="float">
            <text:p>3.59</text:p>
          </table:table-cell>
          <table:table-cell office:value-type="float" office:value="1.69" calcext:value-type="float">
            <text:p>1.69</text:p>
          </table:table-cell>
          <table:table-cell office:value-type="float" office:value="7.07" calcext:value-type="float">
            <text:p>7.0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5.4" calcext:value-type="float">
            <text:p>65.4</text:p>
          </table:table-cell>
          <table:table-cell office:value-type="float" office:value="37" calcext:value-type="float">
            <text:p>37</text:p>
          </table:table-cell>
          <table:table-cell office:value-type="float" office:value="4.5" calcext:value-type="float">
            <text:p>4.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U02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32" calcext:value-type="float">
            <text:p>7.32</text:p>
          </table:table-cell>
          <table:table-cell office:value-type="float" office:value="1.08" calcext:value-type="float">
            <text:p>1.08</text:p>
          </table:table-cell>
          <table:table-cell office:value-type="float" office:value="6.24" calcext:value-type="float">
            <text:p>6.24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54.6" calcext:value-type="float">
            <text:p>54.6</text:p>
          </table:table-cell>
          <table:table-cell office:value-type="float" office:value="86" calcext:value-type="float">
            <text:p>86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02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39" calcext:value-type="float">
            <text:p>9.39</text:p>
          </table:table-cell>
          <table:table-cell office:value-type="float" office:value="0.47" calcext:value-type="float">
            <text:p>0.47</text:p>
          </table:table-cell>
          <table:table-cell office:value-type="float" office:value="8.92" calcext:value-type="float">
            <text:p>8.92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U0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12" calcext:value-type="float">
            <text:p>11.12</text:p>
          </table:table-cell>
          <table:table-cell office:value-type="float" office:value="4.7" calcext:value-type="float">
            <text:p>4.7</text:p>
          </table:table-cell>
          <table:table-cell office:value-type="float" office:value="6.42" calcext:value-type="float">
            <text:p>6.42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45.4" calcext:value-type="float">
            <text:p>45.4</text:p>
          </table:table-cell>
          <table:table-cell office:value-type="float" office:value="119" calcext:value-type="float">
            <text:p>119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02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3.49" calcext:value-type="float">
            <text:p>3.49</text:p>
          </table:table-cell>
          <table:table-cell office:value-type="float" office:value="0.52" calcext:value-type="float">
            <text:p>0.52</text:p>
          </table:table-cell>
          <table:table-cell office:value-type="float" office:value="2.97" calcext:value-type="float">
            <text:p>2.97</text:p>
          </table:table-cell>
          <table:table-cell office:value-type="float" office:value="7.59" calcext:value-type="float">
            <text:p>7.59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12.4" calcext:value-type="float">
            <text:p>12.4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U02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5.38" calcext:value-type="float">
            <text:p>15.38</text:p>
          </table:table-cell>
          <table:table-cell office:value-type="float" office:value="2.09" calcext:value-type="float">
            <text:p>2.09</text:p>
          </table:table-cell>
          <table:table-cell office:value-type="float" office:value="13.29" calcext:value-type="float">
            <text:p>13.29</text:p>
          </table:table-cell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02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1.64" calcext:value-type="float">
            <text:p>11.64</text:p>
          </table:table-cell>
          <table:table-cell office:value-type="float" office:value="0.68" calcext:value-type="float">
            <text:p>0.68</text:p>
          </table:table-cell>
          <table:table-cell office:value-type="float" office:value="10.96" calcext:value-type="float">
            <text:p>10.96</text:p>
          </table:table-cell>
          <table:table-cell office:value-type="float" office:value="5.74" calcext:value-type="float">
            <text:p>5.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1" calcext:value-type="float">
            <text:p>38.1</text:p>
          </table:table-cell>
          <table:table-cell office:value-type="float" office:value="200" calcext:value-type="float">
            <text:p>200</text:p>
          </table:table-cell>
          <table:table-cell office:value-type="float" office:value="7.4" calcext:value-type="float">
            <text:p>7.4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U0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13" calcext:value-type="float">
            <text:p>9.13</text:p>
          </table:table-cell>
          <table:table-cell office:value-type="float" office:value="0.98" calcext:value-type="float">
            <text:p>0.98</text:p>
          </table:table-cell>
          <table:table-cell office:value-type="float" office:value="8.15" calcext:value-type="float">
            <text:p>8.15</text:p>
          </table:table-cell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7.5" calcext:value-type="float">
            <text:p>57.5</text:p>
          </table:table-cell>
          <table:table-cell office:value-type="float" office:value="120" calcext:value-type="float">
            <text:p>120</text:p>
          </table:table-cell>
          <table:table-cell office:value-type="float" office:value="12.1" calcext:value-type="float">
            <text:p>12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U02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48" calcext:value-type="float">
            <text:p>7.48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70.8" calcext:value-type="float">
            <text:p>70.8</text:p>
          </table:table-cell>
          <table:table-cell office:value-type="float" office:value="95" calcext:value-type="float">
            <text:p>95</text:p>
          </table:table-cell>
          <table:table-cell office:value-type="float" office:value="4.1" calcext:value-type="float">
            <text:p>4.1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U02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03" calcext:value-type="float">
            <text:p>10.03</text:p>
          </table:table-cell>
          <table:table-cell office:value-type="float" office:value="1.22" calcext:value-type="float">
            <text:p>1.22</text:p>
          </table:table-cell>
          <table:table-cell office:value-type="float" office:value="8.81" calcext:value-type="float">
            <text:p>8.81</text:p>
          </table:table-cell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5.5" calcext:value-type="float">
            <text:p>5.5</text:p>
          </table:table-cell>
          <table:table-cell office:value-type="float" office:value="1.97" calcext:value-type="float">
            <text:p>1.97</text:p>
          </table:table-cell>
          <table:table-cell office:value-type="float" office:value="3.53" calcext:value-type="float">
            <text:p>3.53</text:p>
          </table:table-cell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64.2" calcext:value-type="float">
            <text:p>64.2</text:p>
          </table:table-cell>
          <table:table-cell office:value-type="float" office:value="145" calcext:value-type="float">
            <text:p>145</text:p>
          </table:table-cell>
          <table:table-cell office:value-type="float" office:value="6.3" calcext:value-type="float">
            <text:p>6.3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U02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53" calcext:value-type="float">
            <text:p>9.53</text:p>
          </table:table-cell>
          <table:table-cell office:value-type="float" office:value="2.23" calcext:value-type="float">
            <text:p>2.23</text:p>
          </table:table-cell>
          <table:table-cell office:value-type="float" office:value="7.3" calcext:value-type="float">
            <text:p>7.3</text:p>
          </table:table-cell>
          <table:table-cell office:value-type="float" office:value="7.64" calcext:value-type="float">
            <text:p>7.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16" calcext:value-type="float">
            <text:p>8.16</text:p>
          </table:table-cell>
          <table:table-cell office:value-type="float" office:value="0.92" calcext:value-type="float">
            <text:p>0.92</text:p>
          </table:table-cell>
          <table:table-cell office:value-type="float" office:value="7.24" calcext:value-type="float">
            <text:p>7.24</text:p>
          </table:table-cell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6.6" calcext:value-type="float">
            <text:p>56.6</text:p>
          </table:table-cell>
          <table:table-cell office:value-type="float" office:value="94" calcext:value-type="float">
            <text:p>94</text:p>
          </table:table-cell>
          <table:table-cell office:value-type="float" office:value="17.3" calcext:value-type="float">
            <text:p>17.3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U02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32" calcext:value-type="float">
            <text:p>9.32</text:p>
          </table:table-cell>
          <table:table-cell office:value-type="float" office:value="0.8" calcext:value-type="float">
            <text:p>0.8</text:p>
          </table:table-cell>
          <table:table-cell office:value-type="float" office:value="8.52" calcext:value-type="float">
            <text:p>8.52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6.3" calcext:value-type="float">
            <text:p>56.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U02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42" calcext:value-type="float">
            <text:p>7.42</text:p>
          </table:table-cell>
          <table:table-cell office:value-type="float" office:value="1.06" calcext:value-type="float">
            <text:p>1.06</text:p>
          </table:table-cell>
          <table:table-cell office:value-type="float" office:value="6.36" calcext:value-type="float">
            <text:p>6.36</text:p>
          </table:table-cell>
          <table:table-cell office:value-type="float" office:value="6.98" calcext:value-type="float">
            <text:p>6.9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2.9" calcext:value-type="float">
            <text:p>72.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U02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06" calcext:value-type="float">
            <text:p>8.06</text:p>
          </table:table-cell>
          <table:table-cell office:value-type="float" office:value="1.85" calcext:value-type="float">
            <text:p>1.85</text:p>
          </table:table-cell>
          <table:table-cell office:value-type="float" office:value="6.21" calcext:value-type="float">
            <text:p>6.21</text:p>
          </table:table-cell>
          <table:table-cell office:value-type="float" office:value="6.09" calcext:value-type="float">
            <text:p>6.09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6.6" calcext:value-type="float">
            <text:p>56.6</text:p>
          </table:table-cell>
          <table:table-cell office:value-type="float" office:value="40" calcext:value-type="float">
            <text:p>40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U02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51" calcext:value-type="float">
            <text:p>9.51</text:p>
          </table:table-cell>
          <table:table-cell office:value-type="float" office:value="2.33" calcext:value-type="float">
            <text:p>2.33</text:p>
          </table:table-cell>
          <table:table-cell office:value-type="float" office:value="7.18" calcext:value-type="float">
            <text:p>7.18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11.1" calcext:value-type="float">
            <text:p>11.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U02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85" calcext:value-type="float">
            <text:p>11.85</text:p>
          </table:table-cell>
          <table:table-cell office:value-type="float" office:value="6.4" calcext:value-type="float">
            <text:p>6.4</text:p>
          </table:table-cell>
          <table:table-cell office:value-type="float" office:value="5.45" calcext:value-type="float">
            <text:p>5.45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32.7" calcext:value-type="float">
            <text:p>32.7</text:p>
          </table:table-cell>
          <table:table-cell office:value-type="float" office:value="106" calcext:value-type="float">
            <text:p>106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64" calcext:value-type="float">
            <text:p>10.64</text:p>
          </table:table-cell>
          <table:table-cell office:value-type="float" office:value="1.25" calcext:value-type="float">
            <text:p>1.25</text:p>
          </table:table-cell>
          <table:table-cell office:value-type="float" office:value="9.39" calcext:value-type="float">
            <text:p>9.39</text:p>
          </table:table-cell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98" calcext:value-type="float">
            <text:p>98</text:p>
          </table:table-cell>
          <table:table-cell office:value-type="float" office:value="3.1" calcext:value-type="float">
            <text:p>3.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U02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51" calcext:value-type="float">
            <text:p>7.51</text:p>
          </table:table-cell>
          <table:table-cell office:value-type="float" office:value="0.73" calcext:value-type="float">
            <text:p>0.73</text:p>
          </table:table-cell>
          <table:table-cell office:value-type="float" office:value="6.78" calcext:value-type="float">
            <text:p>6.78</text:p>
          </table:table-cell>
          <table:table-cell office:value-type="float" office:value="7.93" calcext:value-type="float">
            <text:p>7.93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58.5" calcext:value-type="float">
            <text:p>58.5</text:p>
          </table:table-cell>
          <table:table-cell office:value-type="float" office:value="135" calcext:value-type="float">
            <text:p>135</text:p>
          </table:table-cell>
          <table:table-cell office:value-type="float" office:value="12.2" calcext:value-type="float">
            <text:p>12.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U02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6.2" calcext:value-type="float">
            <text:p>6.2</text:p>
          </table:table-cell>
          <table:table-cell office:value-type="float" office:value="0.31" calcext:value-type="float">
            <text:p>0.31</text:p>
          </table:table-cell>
          <table:table-cell office:value-type="float" office:value="5.89" calcext:value-type="float">
            <text:p>5.89</text:p>
          </table:table-cell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60.7" calcext:value-type="float">
            <text:p>60.7</text:p>
          </table:table-cell>
          <table:table-cell office:value-type="float" office:value="127" calcext:value-type="float">
            <text:p>127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U0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7.26" calcext:value-type="float">
            <text:p>7.26</text:p>
          </table:table-cell>
          <table:table-cell office:value-type="float" office:value="0.96" calcext:value-type="float">
            <text:p>0.96</text:p>
          </table:table-cell>
          <table:table-cell office:value-type="float" office:value="6.3" calcext:value-type="float">
            <text:p>6.3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58.8" calcext:value-type="float">
            <text:p>58.8</text:p>
          </table:table-cell>
          <table:table-cell office:value-type="float" office:value="198" calcext:value-type="float">
            <text:p>198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U02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0.23" calcext:value-type="float">
            <text:p>10.23</text:p>
          </table:table-cell>
          <table:table-cell office:value-type="float" office:value="3.11" calcext:value-type="float">
            <text:p>3.11</text:p>
          </table:table-cell>
          <table:table-cell office:value-type="float" office:value="7.12" calcext:value-type="float">
            <text:p>7.12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1" calcext:value-type="float">
            <text:p>44.1</text:p>
          </table:table-cell>
          <table:table-cell office:value-type="float" office:value="114" calcext:value-type="float">
            <text:p>114</text:p>
          </table:table-cell>
          <table:table-cell office:value-type="float" office:value="0.7" calcext:value-type="float">
            <text:p>0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U02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18" calcext:value-type="float">
            <text:p>10.18</text:p>
          </table:table-cell>
          <table:table-cell office:value-type="float" office:value="5.4" calcext:value-type="float">
            <text:p>5.4</text:p>
          </table:table-cell>
          <table:table-cell office:value-type="float" office:value="4.78" calcext:value-type="float">
            <text:p>4.78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98" calcext:value-type="float">
            <text:p>8.98</text:p>
          </table:table-cell>
          <table:table-cell office:value-type="float" office:value="1.47" calcext:value-type="float">
            <text:p>1.47</text:p>
          </table:table-cell>
          <table:table-cell office:value-type="float" office:value="7.51" calcext:value-type="float">
            <text:p>7.51</text:p>
          </table:table-cell>
          <table:table-cell office:value-type="float" office:value="6.94" calcext:value-type="float">
            <text:p>6.9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55.5" calcext:value-type="float">
            <text:p>55.5</text:p>
          </table:table-cell>
          <table:table-cell office:value-type="float" office:value="211" calcext:value-type="float">
            <text:p>211</text:p>
          </table:table-cell>
          <table:table-cell office:value-type="float" office:value="7.3" calcext:value-type="float">
            <text:p>7.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U02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39" calcext:value-type="float">
            <text:p>10.39</text:p>
          </table:table-cell>
          <table:table-cell office:value-type="float" office:value="0.96" calcext:value-type="float">
            <text:p>0.96</text:p>
          </table:table-cell>
          <table:table-cell office:value-type="float" office:value="9.43" calcext:value-type="float">
            <text:p>9.43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.3" calcext:value-type="float">
            <text:p>46.3</text:p>
          </table:table-cell>
          <table:table-cell office:value-type="float" office:value="122" calcext:value-type="float">
            <text:p>122</text:p>
          </table:table-cell>
          <table:table-cell office:value-type="float" office:value="6.3" calcext:value-type="float">
            <text:p>6.3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U02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8.71" calcext:value-type="float">
            <text:p>8.71</text:p>
          </table:table-cell>
          <table:table-cell office:value-type="float" office:value="0.48" calcext:value-type="float">
            <text:p>0.48</text:p>
          </table:table-cell>
          <table:table-cell office:value-type="float" office:value="8.23" calcext:value-type="float">
            <text:p>8.23</text:p>
          </table:table-cell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48.5" calcext:value-type="float">
            <text:p>48.5</text:p>
          </table:table-cell>
          <table:table-cell office:value-type="float" office:value="61" calcext:value-type="float">
            <text:p>61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04" calcext:value-type="float">
            <text:p>9.04</text:p>
          </table:table-cell>
          <table:table-cell office:value-type="float" office:value="0.45" calcext:value-type="float">
            <text:p>0.45</text:p>
          </table:table-cell>
          <table:table-cell office:value-type="float" office:value="8.59" calcext:value-type="float">
            <text:p>8.59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49.9" calcext:value-type="float">
            <text:p>49.9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02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05" calcext:value-type="float">
            <text:p>7.05</text:p>
          </table:table-cell>
          <table:table-cell office:value-type="float" office:value="1.19" calcext:value-type="float">
            <text:p>1.19</text:p>
          </table:table-cell>
          <table:table-cell office:value-type="float" office:value="5.86" calcext:value-type="float">
            <text:p>5.86</text:p>
          </table:table-cell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69.1" calcext:value-type="float">
            <text:p>69.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U02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7.76" calcext:value-type="float">
            <text:p>7.76</text:p>
          </table:table-cell>
          <table:table-cell office:value-type="float" office:value="2.5" calcext:value-type="float">
            <text:p>2.5</text:p>
          </table:table-cell>
          <table:table-cell office:value-type="float" office:value="5.26" calcext:value-type="float">
            <text:p>5.26</text:p>
          </table:table-cell>
          <table:table-cell office:value-type="float" office:value="7.72" calcext:value-type="float">
            <text:p>7.72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.9</text:p>
          </table:table-cell>
          <table:table-cell office:value-type="float" office:value="60.6" calcext:value-type="float">
            <text:p>60.6</text:p>
          </table:table-cell>
          <table:table-cell office:value-type="float" office:value="103" calcext:value-type="float">
            <text:p>103</text:p>
          </table:table-cell>
          <table:table-cell office:value-type="float" office:value="2.4" calcext:value-type="float">
            <text:p>2.4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U02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6.86" calcext:value-type="float">
            <text:p>6.86</text:p>
          </table:table-cell>
          <table:table-cell office:value-type="float" office:value="0.72" calcext:value-type="float">
            <text:p>0.72</text:p>
          </table:table-cell>
          <table:table-cell office:value-type="float" office:value="6.14" calcext:value-type="float">
            <text:p>6.14</text:p>
          </table:table-cell>
          <table:table-cell office:value-type="float" office:value="8.24" calcext:value-type="float">
            <text:p>8.24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82.7" calcext:value-type="float">
            <text:p>82.7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U0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39" calcext:value-type="float">
            <text:p>10.39</text:p>
          </table:table-cell>
          <table:table-cell office:value-type="float" office:value="0.57" calcext:value-type="float">
            <text:p>0.57</text:p>
          </table:table-cell>
          <table:table-cell office:value-type="float" office:value="9.82" calcext:value-type="float">
            <text:p>9.82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.9" calcext:value-type="float">
            <text:p>47.9</text:p>
          </table:table-cell>
          <table:table-cell office:value-type="float" office:value="74" calcext:value-type="float">
            <text:p>74</text:p>
          </table:table-cell>
          <table:table-cell office:value-type="float" office:value="6.4" calcext:value-type="float">
            <text:p>6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U0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13" calcext:value-type="float">
            <text:p>10.13</text:p>
          </table:table-cell>
          <table:table-cell office:value-type="float" office:value="0.51" calcext:value-type="float">
            <text:p>0.51</text:p>
          </table:table-cell>
          <table:table-cell office:value-type="float" office:value="9.62" calcext:value-type="float">
            <text:p>9.62</text:p>
          </table:table-cell>
          <table:table-cell office:value-type="float" office:value="6.59" calcext:value-type="float">
            <text:p>6.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6" calcext:value-type="float">
            <text:p>38.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8.8" calcext:value-type="float">
            <text:p>8.8</text:p>
          </table:table-cell>
          <table:table-cell office:value-type="float" office:value="6.69" calcext:value-type="float">
            <text:p>6.69</text:p>
          </table:table-cell>
          <table:table-cell office:value-type="float" office:value="2.11" calcext:value-type="float">
            <text:p>2.11</text:p>
          </table:table-cell>
          <table:table-cell office:value-type="float" office:value="7.29" calcext:value-type="float">
            <text:p>7.29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76.9" calcext:value-type="float">
            <text:p>76.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02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45" calcext:value-type="float">
            <text:p>8.45</text:p>
          </table:table-cell>
          <table:table-cell office:value-type="float" office:value="1.83" calcext:value-type="float">
            <text:p>1.83</text:p>
          </table:table-cell>
          <table:table-cell office:value-type="float" office:value="6.62" calcext:value-type="float">
            <text:p>6.62</text:p>
          </table:table-cell>
          <table:table-cell office:value-type="float" office:value="7.65" calcext:value-type="float">
            <text:p>7.65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72.5" calcext:value-type="float">
            <text:p>72.5</text:p>
          </table:table-cell>
          <table:table-cell office:value-type="float" office:value="170" calcext:value-type="float">
            <text:p>170</text:p>
          </table:table-cell>
          <table:table-cell office:value-type="float" office:value="8.3" calcext:value-type="float">
            <text:p>8.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U0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13" calcext:value-type="float">
            <text:p>10.13</text:p>
          </table:table-cell>
          <table:table-cell office:value-type="float" office:value="2.55" calcext:value-type="float">
            <text:p>2.55</text:p>
          </table:table-cell>
          <table:table-cell office:value-type="float" office:value="7.58" calcext:value-type="float">
            <text:p>7.58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43.8" calcext:value-type="float">
            <text:p>43.8</text:p>
          </table:table-cell>
          <table:table-cell office:value-type="float" office:value="106" calcext:value-type="float">
            <text:p>106</text:p>
          </table:table-cell>
          <table:table-cell office:value-type="float" office:value="14.5" calcext:value-type="float">
            <text:p>14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U02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61" calcext:value-type="float">
            <text:p>9.61</text:p>
          </table:table-cell>
          <table:table-cell office:value-type="float" office:value="5.75" calcext:value-type="float">
            <text:p>5.75</text:p>
          </table:table-cell>
          <table:table-cell office:value-type="float" office:value="3.86" calcext:value-type="float">
            <text:p>3.86</text:p>
          </table:table-cell>
          <table:table-cell office:value-type="float" office:value="6.39" calcext:value-type="float">
            <text:p>6.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.5" calcext:value-type="float">
            <text:p>59.5</text:p>
          </table:table-cell>
          <table:table-cell office:value-type="float" office:value="155" calcext:value-type="float">
            <text:p>155</text:p>
          </table:table-cell>
          <table:table-cell office:value-type="float" office:value="8.7" calcext:value-type="float">
            <text:p>8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U02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2.69" calcext:value-type="float">
            <text:p>12.69</text:p>
          </table:table-cell>
          <table:table-cell office:value-type="float" office:value="5.84" calcext:value-type="float">
            <text:p>5.84</text:p>
          </table:table-cell>
          <table:table-cell office:value-type="float" office:value="6.85" calcext:value-type="float">
            <text:p>6.85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.4" calcext:value-type="float">
            <text:p>51.4</text:p>
          </table:table-cell>
          <table:table-cell office:value-type="float" office:value="81" calcext:value-type="float">
            <text:p>81</text:p>
          </table:table-cell>
          <table:table-cell office:value-type="float" office:value="11.1" calcext:value-type="float">
            <text:p>11.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U02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19" calcext:value-type="float">
            <text:p>11.19</text:p>
          </table:table-cell>
          <table:table-cell office:value-type="float" office:value="4.91" calcext:value-type="float">
            <text:p>4.91</text:p>
          </table:table-cell>
          <table:table-cell office:value-type="float" office:value="6.28" calcext:value-type="float">
            <text:p>6.28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4.87" calcext:value-type="float">
            <text:p>4.87</text:p>
          </table:table-cell>
          <table:table-cell office:value-type="float" office:value="0.41" calcext:value-type="float">
            <text:p>0.41</text:p>
          </table:table-cell>
          <table:table-cell office:value-type="float" office:value="4.46" calcext:value-type="float">
            <text:p>4.46</text:p>
          </table:table-cell>
          <table:table-cell office:value-type="float" office:value="9.74" calcext:value-type="float">
            <text:p>9.7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88.9" calcext:value-type="float">
            <text:p>88.9</text:p>
          </table:table-cell>
          <table:table-cell office:value-type="float" office:value="214" calcext:value-type="float">
            <text:p>214</text:p>
          </table:table-cell>
          <table:table-cell office:value-type="float" office:value="2.5" calcext:value-type="float">
            <text:p>2.5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string" calcext:value-type="string">
            <text:p>U02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3.66" calcext:value-type="float">
            <text:p>13.66</text:p>
          </table:table-cell>
          <table:table-cell office:value-type="float" office:value="0.79" calcext:value-type="float">
            <text:p>0.79</text:p>
          </table:table-cell>
          <table:table-cell office:value-type="float" office:value="12.87" calcext:value-type="float">
            <text:p>12.87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128" calcext:value-type="float">
            <text:p>128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U02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8" calcext:value-type="float">
            <text:p>9.8</text:p>
          </table:table-cell>
          <table:table-cell office:value-type="float" office:value="0.65" calcext:value-type="float">
            <text:p>0.65</text:p>
          </table:table-cell>
          <table:table-cell office:value-type="float" office:value="9.15" calcext:value-type="float">
            <text:p>9.15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53.2" calcext:value-type="float">
            <text:p>53.2</text:p>
          </table:table-cell>
          <table:table-cell office:value-type="float" office:value="91" calcext:value-type="float">
            <text:p>91</text:p>
          </table:table-cell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02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6.42" calcext:value-type="float">
            <text:p>6.42</text:p>
          </table:table-cell>
          <table:table-cell office:value-type="float" office:value="4.43" calcext:value-type="float">
            <text:p>4.43</text:p>
          </table:table-cell>
          <table:table-cell office:value-type="float" office:value="1.99" calcext:value-type="float">
            <text:p>1.99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65.6" calcext:value-type="float">
            <text:p>65.6</text:p>
          </table:table-cell>
          <table:table-cell office:value-type="float" office:value="208" calcext:value-type="float">
            <text:p>208</text:p>
          </table:table-cell>
          <table:table-cell office:value-type="float" office:value="8.4" calcext:value-type="float">
            <text:p>8.4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U0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26" calcext:value-type="float">
            <text:p>9.26</text:p>
          </table:table-cell>
          <table:table-cell office:value-type="float" office:value="0.46" calcext:value-type="float">
            <text:p>0.46</text:p>
          </table:table-cell>
          <table:table-cell office:value-type="float" office:value="8.8" calcext:value-type="float">
            <text:p>8.8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U02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66" calcext:value-type="float">
            <text:p>9.66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0.5" calcext:value-type="float">
            <text:p>50.5</text:p>
          </table:table-cell>
          <table:table-cell office:value-type="float" office:value="249" calcext:value-type="float">
            <text:p>249</text:p>
          </table:table-cell>
          <table:table-cell office:value-type="float" office:value="5.1" calcext:value-type="float">
            <text:p>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U0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2.44" calcext:value-type="float">
            <text:p>2.44</text:p>
          </table:table-cell>
          <table:table-cell office:value-type="float" office:value="0.12" calcext:value-type="float">
            <text:p>0.12</text:p>
          </table:table-cell>
          <table:table-cell office:value-type="float" office:value="2.32" calcext:value-type="float">
            <text:p>2.32</text:p>
          </table:table-cell>
          <table:table-cell office:value-type="float" office:value="7.25" calcext:value-type="float">
            <text:p>7.2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U02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87" calcext:value-type="float">
            <text:p>7.87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48.8" calcext:value-type="float">
            <text:p>48.8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U0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8.89" calcext:value-type="float">
            <text:p>8.89</text:p>
          </table:table-cell>
          <table:table-cell office:value-type="float" office:value="2.93" calcext:value-type="float">
            <text:p>2.93</text:p>
          </table:table-cell>
          <table:table-cell office:value-type="float" office:value="5.96" calcext:value-type="float">
            <text:p>5.96</text:p>
          </table:table-cell>
          <table:table-cell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65.7" calcext:value-type="float">
            <text:p>65.7</text:p>
          </table:table-cell>
          <table:table-cell office:value-type="float" office:value="105" calcext:value-type="float">
            <text:p>105</text:p>
          </table:table-cell>
          <table:table-cell office:value-type="float" office:value="13.3" calcext:value-type="float">
            <text:p>13.3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02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83" calcext:value-type="float">
            <text:p>7.83</text:p>
          </table:table-cell>
          <table:table-cell office:value-type="float" office:value="1.79" calcext:value-type="float">
            <text:p>1.79</text:p>
          </table:table-cell>
          <table:table-cell office:value-type="float" office:value="6.04" calcext:value-type="float">
            <text:p>6.04</text:p>
          </table:table-cell>
          <table:table-cell office:value-type="float" office:value="6.32" calcext:value-type="float">
            <text:p>6.32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60.9" calcext:value-type="float">
            <text:p>60.9</text:p>
          </table:table-cell>
          <table:table-cell office:value-type="float" office:value="97" calcext:value-type="float">
            <text:p>97</text:p>
          </table:table-cell>
          <table:table-cell office:value-type="float" office:value="5.9" calcext:value-type="float">
            <text:p>5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U02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4.18" calcext:value-type="float">
            <text:p>14.18</text:p>
          </table:table-cell>
          <table:table-cell office:value-type="float" office:value="2.4" calcext:value-type="float">
            <text:p>2.4</text:p>
          </table:table-cell>
          <table:table-cell office:value-type="float" office:value="11.78" calcext:value-type="float">
            <text:p>11.78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48.1" calcext:value-type="float">
            <text:p>48.1</text:p>
          </table:table-cell>
          <table:table-cell office:value-type="float" office:value="143" calcext:value-type="float">
            <text:p>143</text:p>
          </table:table-cell>
          <table:table-cell office:value-type="float" office:value="5.3" calcext:value-type="float">
            <text:p>5.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02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64" calcext:value-type="float">
            <text:p>7.64</text:p>
          </table:table-cell>
          <table:table-cell office:value-type="float" office:value="0.55" calcext:value-type="float">
            <text:p>0.55</text:p>
          </table:table-cell>
          <table:table-cell office:value-type="float" office:value="7.09" calcext:value-type="float">
            <text:p>7.09</text:p>
          </table:table-cell>
          <table:table-cell office:value-type="float" office:value="7.91" calcext:value-type="float">
            <text:p>7.91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58.3" calcext:value-type="float">
            <text:p>58.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U02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8.86" calcext:value-type="float">
            <text:p>8.86</text:p>
          </table:table-cell>
          <table:table-cell office:value-type="float" office:value="0.68" calcext:value-type="float">
            <text:p>0.68</text:p>
          </table:table-cell>
          <table:table-cell office:value-type="float" office:value="8.18" calcext:value-type="float">
            <text:p>8.18</text:p>
          </table:table-cell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50.4" calcext:value-type="float">
            <text:p>50.4</text:p>
          </table:table-cell>
          <table:table-cell office:value-type="float" office:value="119" calcext:value-type="float">
            <text:p>119</text:p>
          </table:table-cell>
          <table:table-cell office:value-type="float" office:value="12.1" calcext:value-type="float">
            <text:p>12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U02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8.08" calcext:value-type="float">
            <text:p>8.08</text:p>
          </table:table-cell>
          <table:table-cell office:value-type="float" office:value="1.42" calcext:value-type="float">
            <text:p>1.42</text:p>
          </table:table-cell>
          <table:table-cell office:value-type="float" office:value="6.66" calcext:value-type="float">
            <text:p>6.66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.6</text:p>
          </table:table-cell>
          <table:table-cell office:value-type="float" office:value="68" calcext:value-type="float">
            <text:p>68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95" calcext:value-type="float">
            <text:p>7.95</text:p>
          </table:table-cell>
          <table:table-cell office:value-type="float" office:value="0.88" calcext:value-type="float">
            <text:p>0.88</text:p>
          </table:table-cell>
          <table:table-cell office:value-type="float" office:value="7.07" calcext:value-type="float">
            <text:p>7.07</text:p>
          </table:table-cell>
          <table:table-cell office:value-type="float" office:value="6.82" calcext:value-type="float">
            <text:p>6.82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67.3" calcext:value-type="float">
            <text:p>67.3</text:p>
          </table:table-cell>
          <table:table-cell office:value-type="float" office:value="126" calcext:value-type="float">
            <text:p>126</text:p>
          </table:table-cell>
          <table:table-cell office:value-type="float" office:value="10.8" calcext:value-type="float">
            <text:p>10.8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U02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23" calcext:value-type="float">
            <text:p>9.23</text:p>
          </table:table-cell>
          <table:table-cell office:value-type="float" office:value="6.1" calcext:value-type="float">
            <text:p>6.1</text:p>
          </table:table-cell>
          <table:table-cell office:value-type="float" office:value="3.13" calcext:value-type="float">
            <text:p>3.13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2.2" calcext:value-type="float">
            <text:p>52.2</text:p>
          </table:table-cell>
          <table:table-cell office:value-type="float" office:value="105" calcext:value-type="float">
            <text:p>105</text:p>
          </table:table-cell>
          <table:table-cell office:value-type="float" office:value="8.6" calcext:value-type="float">
            <text:p>8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U0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2" calcext:value-type="float">
            <text:p>9.2</text:p>
          </table:table-cell>
          <table:table-cell office:value-type="float" office:value="2.55" calcext:value-type="float">
            <text:p>2.55</text:p>
          </table:table-cell>
          <table:table-cell office:value-type="float" office:value="6.65" calcext:value-type="float">
            <text:p>6.65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8" calcext:value-type="float">
            <text:p>39.8</text:p>
          </table:table-cell>
          <table:table-cell office:value-type="float" office:value="103" calcext:value-type="float">
            <text:p>10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1.55" calcext:value-type="float">
            <text:p>11.55</text:p>
          </table:table-cell>
          <table:table-cell office:value-type="float" office:value="0.58" calcext:value-type="float">
            <text:p>0.58</text:p>
          </table:table-cell>
          <table:table-cell office:value-type="float" office:value="10.97" calcext:value-type="float">
            <text:p>10.97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6.2" calcext:value-type="float">
            <text:p>56.2</text:p>
          </table:table-cell>
          <table:table-cell office:value-type="float" office:value="48" calcext:value-type="float">
            <text:p>48</text:p>
          </table:table-cell>
          <table:table-cell office:value-type="float" office:value="7.2" calcext:value-type="float">
            <text:p>7.2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U02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6.15" calcext:value-type="float">
            <text:p>6.15</text:p>
          </table:table-cell>
          <table:table-cell office:value-type="float" office:value="0.37" calcext:value-type="float">
            <text:p>0.37</text:p>
          </table:table-cell>
          <table:table-cell office:value-type="float" office:value="5.78" calcext:value-type="float">
            <text:p>5.78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64.6" calcext:value-type="float">
            <text:p>64.6</text:p>
          </table:table-cell>
          <table:table-cell office:value-type="float" office:value="86" calcext:value-type="float">
            <text:p>86</text:p>
          </table:table-cell>
          <table:table-cell office:value-type="float" office:value="9.3" calcext:value-type="float">
            <text:p>9.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U02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9.01" calcext:value-type="float">
            <text:p>9.01</text:p>
          </table:table-cell>
          <table:table-cell office:value-type="float" office:value="2.73" calcext:value-type="float">
            <text:p>2.73</text:p>
          </table:table-cell>
          <table:table-cell office:value-type="float" office:value="6.28" calcext:value-type="float">
            <text:p>6.28</text:p>
          </table:table-cell>
          <table:table-cell office:value-type="float" office:value="8.01" calcext:value-type="float">
            <text:p>8.01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10.1" calcext:value-type="float">
            <text:p>10.1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U02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Remote</text:p>
          </table:table-cell>
          <table:table-cell office:value-type="float" office:value="5.87" calcext:value-type="float">
            <text:p>5.87</text:p>
          </table:table-cell>
          <table:table-cell office:value-type="float" office:value="3.68" calcext:value-type="float">
            <text:p>3.68</text:p>
          </table:table-cell>
          <table:table-cell office:value-type="float" office:value="2.19" calcext:value-type="float">
            <text:p>2.19</text:p>
          </table:table-cell>
          <table:table-cell office:value-type="float" office:value="7.19" calcext:value-type="float">
            <text:p>7.19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62.2" calcext:value-type="float">
            <text:p>62.2</text:p>
          </table:table-cell>
          <table:table-cell office:value-type="float" office:value="183" calcext:value-type="float">
            <text:p>183</text:p>
          </table:table-cell>
          <table:table-cell office:value-type="float" office:value="15.2" calcext:value-type="float">
            <text:p>15.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U02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13" calcext:value-type="float">
            <text:p>10.13</text:p>
          </table:table-cell>
          <table:table-cell office:value-type="float" office:value="5.13" calcext:value-type="float">
            <text:p>5.13</text:p>
          </table:table-cell>
          <table:table-cell office:value-type="float" office:value="5" calcext:value-type="float">
            <text:p>5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office:value-type="float" office:value="47.1" calcext:value-type="float">
            <text:p>47.1</text:p>
          </table:table-cell>
          <table:table-cell office:value-type="float" office:value="60" calcext:value-type="float">
            <text:p>60</text:p>
          </table:table-cell>
          <table:table-cell office:value-type="float" office:value="10.4" calcext:value-type="float">
            <text:p>10.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U02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57" calcext:value-type="float">
            <text:p>10.57</text:p>
          </table:table-cell>
          <table:table-cell office:value-type="float" office:value="0.53" calcext:value-type="float">
            <text:p>0.53</text:p>
          </table:table-cell>
          <table:table-cell office:value-type="float" office:value="10.04" calcext:value-type="float">
            <text:p>10.04</text:p>
          </table:table-cell>
          <table:table-cell office:value-type="float" office:value="7.21" calcext:value-type="float">
            <text:p>7.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.4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U0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2.39" calcext:value-type="float">
            <text:p>12.39</text:p>
          </table:table-cell>
          <table:table-cell office:value-type="float" office:value="5.27" calcext:value-type="float">
            <text:p>5.27</text:p>
          </table:table-cell>
          <table:table-cell office:value-type="float" office:value="7.12" calcext:value-type="float">
            <text:p>7.12</text:p>
          </table:table-cell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23" calcext:value-type="float">
            <text:p>123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9.17" calcext:value-type="float">
            <text:p>19.17</text:p>
          </table:table-cell>
          <table:table-cell office:value-type="float" office:value="12.04" calcext:value-type="float">
            <text:p>12.04</text:p>
          </table:table-cell>
          <table:table-cell office:value-type="float" office:value="7.13" calcext:value-type="float">
            <text:p>7.13</text:p>
          </table:table-cell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.4" calcext:value-type="float">
            <text:p>28.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94" calcext:value-type="float">
            <text:p>9.94</text:p>
          </table:table-cell>
          <table:table-cell office:value-type="float" office:value="1.11" calcext:value-type="float">
            <text:p>1.11</text:p>
          </table:table-cell>
          <table:table-cell office:value-type="float" office:value="8.83" calcext:value-type="float">
            <text:p>8.83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U02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4.47" calcext:value-type="float">
            <text:p>4.47</text:p>
          </table:table-cell>
          <table:table-cell office:value-type="float" office:value="1.04" calcext:value-type="float">
            <text:p>1.04</text:p>
          </table:table-cell>
          <table:table-cell office:value-type="float" office:value="3.43" calcext:value-type="float">
            <text:p>3.43</text:p>
          </table:table-cell>
          <table:table-cell office:value-type="float" office:value="8.39" calcext:value-type="float">
            <text:p>8.39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88.1" calcext:value-type="float">
            <text:p>88.1</text:p>
          </table:table-cell>
          <table:table-cell office:value-type="float" office:value="65" calcext:value-type="float">
            <text:p>65</text:p>
          </table:table-cell>
          <table:table-cell office:value-type="float" office:value="9.8" calcext:value-type="float">
            <text:p>9.8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U02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54" calcext:value-type="float">
            <text:p>10.54</text:p>
          </table:table-cell>
          <table:table-cell office:value-type="float" office:value="6.2" calcext:value-type="float">
            <text:p>6.2</text:p>
          </table:table-cell>
          <table:table-cell office:value-type="float" office:value="4.34" calcext:value-type="float">
            <text:p>4.34</text:p>
          </table:table-cell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U02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24" calcext:value-type="float">
            <text:p>7.24</text:p>
          </table:table-cell>
          <table:table-cell office:value-type="float" office:value="0.67" calcext:value-type="float">
            <text:p>0.67</text:p>
          </table:table-cell>
          <table:table-cell office:value-type="float" office:value="6.57" calcext:value-type="float">
            <text:p>6.57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.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U02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07" calcext:value-type="float">
            <text:p>9.07</text:p>
          </table:table-cell>
          <table:table-cell office:value-type="float" office:value="3.61" calcext:value-type="float">
            <text:p>3.61</text:p>
          </table:table-cell>
          <table:table-cell office:value-type="float" office:value="5.46" calcext:value-type="float">
            <text:p>5.46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.9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.6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U02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51" calcext:value-type="float">
            <text:p>9.51</text:p>
          </table:table-cell>
          <table:table-cell office:value-type="float" office:value="1.26" calcext:value-type="float">
            <text:p>1.26</text:p>
          </table:table-cell>
          <table:table-cell office:value-type="float" office:value="8.25" calcext:value-type="float">
            <text:p>8.25</text:p>
          </table:table-cell>
          <table:table-cell office:value-type="float" office:value="6.46" calcext:value-type="float">
            <text:p>6.46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70.3" calcext:value-type="float">
            <text:p>70.3</text:p>
          </table:table-cell>
          <table:table-cell office:value-type="float" office:value="98" calcext:value-type="float">
            <text:p>98</text:p>
          </table:table-cell>
          <table:table-cell office:value-type="float" office:value="5.7" calcext:value-type="float">
            <text:p>5.7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U02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4.09" calcext:value-type="float">
            <text:p>14.09</text:p>
          </table:table-cell>
          <table:table-cell office:value-type="float" office:value="7.1" calcext:value-type="float">
            <text:p>7.1</text:p>
          </table:table-cell>
          <table:table-cell office:value-type="float" office:value="6.99" calcext:value-type="float">
            <text:p>6.99</text:p>
          </table:table-cell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1.3" calcext:value-type="float">
            <text:p>51.3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U0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Hybrid</text:p>
          </table:table-cell>
          <table:table-cell office:value-type="float" office:value="5.59" calcext:value-type="float">
            <text:p>5.59</text:p>
          </table:table-cell>
          <table:table-cell office:value-type="float" office:value="1.48" calcext:value-type="float">
            <text:p>1.48</text:p>
          </table:table-cell>
          <table:table-cell office:value-type="float" office:value="4.11" calcext:value-type="float">
            <text:p>4.11</text:p>
          </table:table-cell>
          <table:table-cell office:value-type="float" office:value="7.58" calcext:value-type="float">
            <text:p>7.58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75.1" calcext:value-type="float">
            <text:p>75.1</text:p>
          </table:table-cell>
          <table:table-cell office:value-type="float" office:value="171" calcext:value-type="float">
            <text:p>171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U02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2.44" calcext:value-type="float">
            <text:p>2.44</text:p>
          </table:table-cell>
          <table:table-cell office:value-type="float" office:value="0.29" calcext:value-type="float">
            <text:p>0.29</text:p>
          </table:table-cell>
          <table:table-cell office:value-type="float" office:value="2.15" calcext:value-type="float">
            <text:p>2.15</text:p>
          </table:table-cell>
          <table:table-cell office:value-type="float" office:value="6.04" calcext:value-type="float">
            <text:p>6.04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65.6" calcext:value-type="float">
            <text:p>65.6</text:p>
          </table:table-cell>
          <table:table-cell office:value-type="float" office:value="132" calcext:value-type="float">
            <text:p>132</text:p>
          </table:table-cell>
          <table:table-cell office:value-type="float" office:value="16.1" calcext:value-type="float">
            <text:p>16.1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U02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38" calcext:value-type="float">
            <text:p>8.38</text:p>
          </table:table-cell>
          <table:table-cell office:value-type="float" office:value="0.42" calcext:value-type="float">
            <text:p>0.42</text:p>
          </table:table-cell>
          <table:table-cell office:value-type="float" office:value="7.96" calcext:value-type="float">
            <text:p>7.96</text:p>
          </table:table-cell>
          <table:table-cell office:value-type="float" office:value="7.27" calcext:value-type="float">
            <text:p>7.27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  <table:table-cell office:value-type="float" office:value="75.7" calcext:value-type="float">
            <text:p>75.7</text:p>
          </table:table-cell>
          <table:table-cell office:value-type="float" office:value="111" calcext:value-type="float">
            <text:p>111</text:p>
          </table:table-cell>
          <table:table-cell office:value-type="float" office:value="5.1" calcext:value-type="float">
            <text:p>5.1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U02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26" calcext:value-type="float">
            <text:p>9.26</text:p>
          </table:table-cell>
          <table:table-cell office:value-type="float" office:value="3.6" calcext:value-type="float">
            <text:p>3.6</text:p>
          </table:table-cell>
          <table:table-cell office:value-type="float" office:value="5.66" calcext:value-type="float">
            <text:p>5.66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43.6" calcext:value-type="float">
            <text:p>43.6</text:p>
          </table:table-cell>
          <table:table-cell office:value-type="float" office:value="112" calcext:value-type="float">
            <text:p>112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U0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2.73" calcext:value-type="float">
            <text:p>12.73</text:p>
          </table:table-cell>
          <table:table-cell office:value-type="float" office:value="2.63" calcext:value-type="float">
            <text:p>2.63</text:p>
          </table:table-cell>
          <table:table-cell office:value-type="float" office:value="10.1" calcext:value-type="float">
            <text:p>10.1</text:p>
          </table:table-cell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.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U02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2" calcext:value-type="float">
            <text:p>10.2</text:p>
          </table:table-cell>
          <table:table-cell office:value-type="float" office:value="0.51" calcext:value-type="float">
            <text:p>0.51</text:p>
          </table:table-cell>
          <table:table-cell office:value-type="float" office:value="9.69" calcext:value-type="float">
            <text:p>9.69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96" calcext:value-type="float">
            <text:p>9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2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1.67" calcext:value-type="float">
            <text:p>11.67</text:p>
          </table:table-cell>
          <table:table-cell office:value-type="float" office:value="2.83" calcext:value-type="float">
            <text:p>2.83</text:p>
          </table:table-cell>
          <table:table-cell office:value-type="float" office:value="8.84" calcext:value-type="float">
            <text:p>8.84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59.6" calcext:value-type="float">
            <text:p>59.6</text:p>
          </table:table-cell>
          <table:table-cell office:value-type="float" office:value="121" calcext:value-type="float">
            <text:p>121</text:p>
          </table:table-cell>
          <table:table-cell office:value-type="float" office:value="7.1" calcext:value-type="float">
            <text:p>7.1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U02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9.75" calcext:value-type="float">
            <text:p>9.75</text:p>
          </table:table-cell>
          <table:table-cell office:value-type="float" office:value="2.51" calcext:value-type="float">
            <text:p>2.51</text:p>
          </table:table-cell>
          <table:table-cell office:value-type="float" office:value="7.24" calcext:value-type="float">
            <text:p>7.24</text:p>
          </table:table-cell>
          <table:table-cell office:value-type="float" office:value="7.81" calcext:value-type="float">
            <text:p>7.81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66.2" calcext:value-type="float">
            <text:p>66.2</text:p>
          </table:table-cell>
          <table:table-cell office:value-type="float" office:value="43" calcext:value-type="float">
            <text:p>43</text:p>
          </table:table-cell>
          <table:table-cell office:value-type="float" office:value="5.3" calcext:value-type="float">
            <text:p>5.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U0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5.03" calcext:value-type="float">
            <text:p>5.03</text:p>
          </table:table-cell>
          <table:table-cell office:value-type="float" office:value="0.89" calcext:value-type="float">
            <text:p>0.89</text:p>
          </table:table-cell>
          <table:table-cell office:value-type="float" office:value="4.14" calcext:value-type="float">
            <text:p>4.14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64.6" calcext:value-type="float">
            <text:p>64.6</text:p>
          </table:table-cell>
          <table:table-cell office:value-type="float" office:value="224" calcext:value-type="float">
            <text:p>224</text:p>
          </table:table-cell>
          <table:table-cell office:value-type="float" office:value="12.7" calcext:value-type="float">
            <text:p>12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U02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8.88" calcext:value-type="float">
            <text:p>8.88</text:p>
          </table:table-cell>
          <table:table-cell office:value-type="float" office:value="0.44" calcext:value-type="float">
            <text:p>0.44</text:p>
          </table:table-cell>
          <table:table-cell office:value-type="float" office:value="8.44" calcext:value-type="float">
            <text:p>8.44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42.4" calcext:value-type="float">
            <text:p>42.4</text:p>
          </table:table-cell>
          <table:table-cell office:value-type="float" office:value="86" calcext:value-type="float">
            <text:p>86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U02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1.12" calcext:value-type="float">
            <text:p>11.12</text:p>
          </table:table-cell>
          <table:table-cell office:value-type="float" office:value="1.17" calcext:value-type="float">
            <text:p>1.17</text:p>
          </table:table-cell>
          <table:table-cell office:value-type="float" office:value="9.95" calcext:value-type="float">
            <text:p>9.95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02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5.35" calcext:value-type="float">
            <text:p>5.35</text:p>
          </table:table-cell>
          <table:table-cell office:value-type="float" office:value="0.31" calcext:value-type="float">
            <text:p>0.31</text:p>
          </table:table-cell>
          <table:table-cell office:value-type="float" office:value="5.04" calcext:value-type="float">
            <text:p>5.04</text:p>
          </table:table-cell>
          <table:table-cell office:value-type="float" office:value="7.63" calcext:value-type="float">
            <text:p>7.6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75.7" calcext:value-type="float">
            <text:p>75.7</text:p>
          </table:table-cell>
          <table:table-cell office:value-type="float" office:value="140" calcext:value-type="float">
            <text:p>140</text:p>
          </table:table-cell>
          <table:table-cell office:value-type="float" office:value="10.6" calcext:value-type="float">
            <text:p>10.6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U0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38" calcext:value-type="float">
            <text:p>10.38</text:p>
          </table:table-cell>
          <table:table-cell office:value-type="float" office:value="4.83" calcext:value-type="float">
            <text:p>4.83</text:p>
          </table:table-cell>
          <table:table-cell office:value-type="float" office:value="5.55" calcext:value-type="float">
            <text:p>5.55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49.2" calcext:value-type="float">
            <text:p>49.2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02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79" calcext:value-type="float">
            <text:p>10.79</text:p>
          </table:table-cell>
          <table:table-cell office:value-type="float" office:value="0.54" calcext:value-type="float">
            <text:p>0.54</text:p>
          </table:table-cell>
          <table:table-cell office:value-type="float" office:value="10.25" calcext:value-type="float">
            <text:p>10.25</text:p>
          </table:table-cell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46.8" calcext:value-type="float">
            <text:p>46.8</text:p>
          </table:table-cell>
          <table:table-cell office:value-type="float" office:value="143" calcext:value-type="float">
            <text:p>143</text:p>
          </table:table-cell>
          <table:table-cell office:value-type="float" office:value="5.9" calcext:value-type="float">
            <text:p>5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02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7.38" calcext:value-type="float">
            <text:p>7.38</text:p>
          </table:table-cell>
          <table:table-cell office:value-type="float" office:value="1.53" calcext:value-type="float">
            <text:p>1.53</text:p>
          </table:table-cell>
          <table:table-cell office:value-type="float" office:value="5.85" calcext:value-type="float">
            <text:p>5.85</text:p>
          </table:table-cell>
          <table:table-cell office:value-type="float" office:value="7.68" calcext:value-type="float">
            <text:p>7.6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49.5" calcext:value-type="float">
            <text:p>49.5</text:p>
          </table:table-cell>
          <table:table-cell office:value-type="float" office:value="269" calcext:value-type="float">
            <text:p>269</text:p>
          </table:table-cell>
          <table:table-cell office:value-type="float" office:value="6.9" calcext:value-type="float">
            <text:p>6.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U02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13" calcext:value-type="float">
            <text:p>10.13</text:p>
          </table:table-cell>
          <table:table-cell office:value-type="float" office:value="2.61" calcext:value-type="float">
            <text:p>2.61</text:p>
          </table:table-cell>
          <table:table-cell office:value-type="float" office:value="7.52" calcext:value-type="float">
            <text:p>7.52</text:p>
          </table:table-cell>
          <table:table-cell office:value-type="float" office:value="8.17" calcext:value-type="float">
            <text:p>8.17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40.6" calcext:value-type="float">
            <text:p>40.6</text:p>
          </table:table-cell>
          <table:table-cell office:value-type="float" office:value="45" calcext:value-type="float">
            <text:p>45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03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4" calcext:value-type="float">
            <text:p>6.4</text:p>
          </table:table-cell>
          <table:table-cell office:value-type="float" office:value="0.54" calcext:value-type="float">
            <text:p>0.54</text:p>
          </table:table-cell>
          <table:table-cell office:value-type="float" office:value="5.86" calcext:value-type="float">
            <text:p>5.86</text:p>
          </table:table-cell>
          <table:table-cell office:value-type="float" office:value="8.49" calcext:value-type="float">
            <text:p>8.49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66.9" calcext:value-type="float">
            <text:p>66.9</text:p>
          </table:table-cell>
          <table:table-cell office:value-type="float" office:value="145" calcext:value-type="float">
            <text:p>145</text:p>
          </table:table-cell>
          <table:table-cell office:value-type="float" office:value="8.6" calcext:value-type="float">
            <text:p>8.6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U03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62" calcext:value-type="float">
            <text:p>8.62</text:p>
          </table:table-cell>
          <table:table-cell office:value-type="float" office:value="3.15" calcext:value-type="float">
            <text:p>3.15</text:p>
          </table:table-cell>
          <table:table-cell office:value-type="float" office:value="5.47" calcext:value-type="float">
            <text:p>5.47</text:p>
          </table:table-cell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0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05" calcext:value-type="float">
            <text:p>11.05</text:p>
          </table:table-cell>
          <table:table-cell office:value-type="float" office:value="0.81" calcext:value-type="float">
            <text:p>0.81</text:p>
          </table:table-cell>
          <table:table-cell office:value-type="float" office:value="10.24" calcext:value-type="float">
            <text:p>10.24</text:p>
          </table:table-cell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121" calcext:value-type="float">
            <text:p>121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U03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Remote</text:p>
          </table:table-cell>
          <table:table-cell office:value-type="float" office:value="8.55" calcext:value-type="float">
            <text:p>8.55</text:p>
          </table:table-cell>
          <table:table-cell office:value-type="float" office:value="2.65" calcext:value-type="float">
            <text:p>2.65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47.8" calcext:value-type="float">
            <text:p>47.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36" calcext:value-type="float">
            <text:p>10.36</text:p>
          </table:table-cell>
          <table:table-cell office:value-type="float" office:value="0.52" calcext:value-type="float">
            <text:p>0.52</text:p>
          </table:table-cell>
          <table:table-cell office:value-type="float" office:value="9.84" calcext:value-type="float">
            <text:p>9.84</text:p>
          </table:table-cell>
          <table:table-cell office:value-type="float" office:value="7.44" calcext:value-type="float">
            <text:p>7.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46.3" calcext:value-type="float">
            <text:p>46.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03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6.82" calcext:value-type="float">
            <text:p>6.82</text:p>
          </table:table-cell>
          <table:table-cell office:value-type="float" office:value="0.98" calcext:value-type="float">
            <text:p>0.98</text:p>
          </table:table-cell>
          <table:table-cell office:value-type="float" office:value="5.84" calcext:value-type="float">
            <text:p>5.84</text:p>
          </table:table-cell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48.1" calcext:value-type="float">
            <text:p>48.1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03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63" calcext:value-type="float">
            <text:p>12.63</text:p>
          </table:table-cell>
          <table:table-cell office:value-type="float" office:value="1.68" calcext:value-type="float">
            <text:p>1.68</text:p>
          </table:table-cell>
          <table:table-cell office:value-type="float" office:value="10.95" calcext:value-type="float">
            <text:p>10.95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.9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.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U03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0.07" calcext:value-type="float">
            <text:p>10.07</text:p>
          </table:table-cell>
          <table:table-cell office:value-type="float" office:value="1.71" calcext:value-type="float">
            <text:p>1.71</text:p>
          </table:table-cell>
          <table:table-cell office:value-type="float" office:value="8.36" calcext:value-type="float">
            <text:p>8.36</text:p>
          </table:table-cell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4" calcext:value-type="float">
            <text:p>43.4</text:p>
          </table:table-cell>
          <table:table-cell office:value-type="float" office:value="173" calcext:value-type="float">
            <text:p>173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U0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44" calcext:value-type="float">
            <text:p>10.44</text:p>
          </table:table-cell>
          <table:table-cell office:value-type="float" office:value="1.87" calcext:value-type="float">
            <text:p>1.87</text:p>
          </table:table-cell>
          <table:table-cell office:value-type="float" office:value="8.57" calcext:value-type="float">
            <text:p>8.57</text:p>
          </table:table-cell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2.2" calcext:value-type="float">
            <text:p>52.2</text:p>
          </table:table-cell>
          <table:table-cell office:value-type="float" office:value="94" calcext:value-type="float">
            <text:p>94</text:p>
          </table:table-cell>
          <table:table-cell office:value-type="float" office:value="5.5" calcext:value-type="float">
            <text:p>5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U0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7.77" calcext:value-type="float">
            <text:p>7.77</text:p>
          </table:table-cell>
          <table:table-cell office:value-type="float" office:value="1.38" calcext:value-type="float">
            <text:p>1.38</text:p>
          </table:table-cell>
          <table:table-cell office:value-type="float" office:value="6.39" calcext:value-type="float">
            <text:p>6.39</text:p>
          </table:table-cell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49.8" calcext:value-type="float">
            <text:p>49.8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.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U0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45" calcext:value-type="float">
            <text:p>8.45</text:p>
          </table:table-cell>
          <table:table-cell office:value-type="float" office:value="2.96" calcext:value-type="float">
            <text:p>2.96</text:p>
          </table:table-cell>
          <table:table-cell office:value-type="float" office:value="5.49" calcext:value-type="float">
            <text:p>5.49</text:p>
          </table:table-cell>
          <table:table-cell office:value-type="float" office:value="6.97" calcext:value-type="float">
            <text:p>6.97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60.2" calcext:value-type="float">
            <text:p>60.2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U03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7.77" calcext:value-type="float">
            <text:p>7.77</text:p>
          </table:table-cell>
          <table:table-cell office:value-type="float" office:value="3.57" calcext:value-type="float">
            <text:p>3.57</text:p>
          </table:table-cell>
          <table:table-cell office:value-type="float" office:value="4.2" calcext:value-type="float">
            <text:p>4.2</text:p>
          </table:table-cell>
          <table:table-cell office:value-type="float" office:value="7.28" calcext:value-type="float">
            <text:p>7.28</text:p>
          </table:table-cell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  <table:table-cell office:value-type="float" office:value="56.6" calcext:value-type="float">
            <text:p>56.6</text:p>
          </table:table-cell>
          <table:table-cell office:value-type="float" office:value="58" calcext:value-type="float">
            <text:p>58</text:p>
          </table:table-cell>
          <table:table-cell office:value-type="float" office:value="5.7" calcext:value-type="float">
            <text:p>5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03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56" calcext:value-type="float">
            <text:p>8.56</text:p>
          </table:table-cell>
          <table:table-cell office:value-type="float" office:value="3.17" calcext:value-type="float">
            <text:p>3.17</text:p>
          </table:table-cell>
          <table:table-cell office:value-type="float" office:value="5.39" calcext:value-type="float">
            <text:p>5.39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U03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5.18" calcext:value-type="float">
            <text:p>5.18</text:p>
          </table:table-cell>
          <table:table-cell office:value-type="float" office:value="0.73" calcext:value-type="float">
            <text:p>0.73</text:p>
          </table:table-cell>
          <table:table-cell office:value-type="float" office:value="4.45" calcext:value-type="float">
            <text:p>4.45</text:p>
          </table:table-cell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60.8" calcext:value-type="float">
            <text:p>60.8</text:p>
          </table:table-cell>
          <table:table-cell office:value-type="float" office:value="162" calcext:value-type="float">
            <text:p>162</text:p>
          </table:table-cell>
          <table:table-cell office:value-type="float" office:value="8.2" calcext:value-type="float">
            <text:p>8.2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0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9.55" calcext:value-type="float">
            <text:p>9.55</text:p>
          </table:table-cell>
          <table:table-cell office:value-type="float" office:value="1.33" calcext:value-type="float">
            <text:p>1.33</text:p>
          </table:table-cell>
          <table:table-cell office:value-type="float" office:value="8.22" calcext:value-type="float">
            <text:p>8.22</text:p>
          </table:table-cell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.6" calcext:value-type="float">
            <text:p>49.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U03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9.73" calcext:value-type="float">
            <text:p>9.73</text:p>
          </table:table-cell>
          <table:table-cell office:value-type="float" office:value="1.55" calcext:value-type="float">
            <text:p>1.55</text:p>
          </table:table-cell>
          <table:table-cell office:value-type="float" office:value="8.18" calcext:value-type="float">
            <text:p>8.18</text:p>
          </table:table-cell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1" calcext:value-type="float">
            <text:p>38.1</text:p>
          </table:table-cell>
          <table:table-cell office:value-type="float" office:value="174" calcext:value-type="float">
            <text:p>174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71" calcext:value-type="float">
            <text:p>6.71</text:p>
          </table:table-cell>
          <table:table-cell office:value-type="float" office:value="1.59" calcext:value-type="float">
            <text:p>1.59</text:p>
          </table:table-cell>
          <table:table-cell office:value-type="float" office:value="5.12" calcext:value-type="float">
            <text:p>5.12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55.3" calcext:value-type="float">
            <text:p>55.3</text:p>
          </table:table-cell>
          <table:table-cell office:value-type="float" office:value="91" calcext:value-type="float">
            <text:p>91</text:p>
          </table:table-cell>
          <table:table-cell office:value-type="float" office:value="16.2" calcext:value-type="float">
            <text:p>16.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U03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17" calcext:value-type="float">
            <text:p>7.17</text:p>
          </table:table-cell>
          <table:table-cell office:value-type="float" office:value="1.87" calcext:value-type="float">
            <text:p>1.87</text:p>
          </table:table-cell>
          <table:table-cell office:value-type="float" office:value="5.3" calcext:value-type="float">
            <text:p>5.3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160" calcext:value-type="float">
            <text:p>160</text:p>
          </table:table-cell>
          <table:table-cell office:value-type="float" office:value="9.2" calcext:value-type="float">
            <text:p>9.2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U03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77" calcext:value-type="float">
            <text:p>7.77</text:p>
          </table:table-cell>
          <table:table-cell office:value-type="float" office:value="0.39" calcext:value-type="float">
            <text:p>0.39</text:p>
          </table:table-cell>
          <table:table-cell office:value-type="float" office:value="7.38" calcext:value-type="float">
            <text:p>7.38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72.7" calcext:value-type="float">
            <text:p>72.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U03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71" calcext:value-type="float">
            <text:p>11.71</text:p>
          </table:table-cell>
          <table:table-cell office:value-type="float" office:value="3.83" calcext:value-type="float">
            <text:p>3.83</text:p>
          </table:table-cell>
          <table:table-cell office:value-type="float" office:value="7.88" calcext:value-type="float">
            <text:p>7.88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02" calcext:value-type="float">
            <text:p>10.02</text:p>
          </table:table-cell>
          <table:table-cell office:value-type="float" office:value="0.5" calcext:value-type="float">
            <text:p>0.5</text:p>
          </table:table-cell>
          <table:table-cell office:value-type="float" office:value="9.52" calcext:value-type="float">
            <text:p>9.52</text:p>
          </table:table-cell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8" calcext:value-type="float">
            <text:p>40.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U03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3.4" calcext:value-type="float">
            <text:p>13.4</text:p>
          </table:table-cell>
          <table:table-cell office:value-type="float" office:value="4.99" calcext:value-type="float">
            <text:p>4.99</text:p>
          </table:table-cell>
          <table:table-cell office:value-type="float" office:value="8.41" calcext:value-type="float">
            <text:p>8.41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.6</text:p>
          </table:table-cell>
          <table:table-cell office:value-type="float" office:value="72" calcext:value-type="float">
            <text:p>72</text:p>
          </table:table-cell>
          <table:table-cell office:value-type="float" office:value="14.1" calcext:value-type="float">
            <text:p>14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U03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-binary/Othe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9.01" calcext:value-type="float">
            <text:p>9.01</text:p>
          </table:table-cell>
          <table:table-cell office:value-type="float" office:value="0.45" calcext:value-type="float">
            <text:p>0.45</text:p>
          </table:table-cell>
          <table:table-cell office:value-type="float" office:value="8.56" calcext:value-type="float">
            <text:p>8.56</text:p>
          </table:table-cell>
          <table:table-cell office:value-type="float" office:value="5.97" calcext:value-type="float">
            <text:p>5.97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63.7" calcext:value-type="float">
            <text:p>63.7</text:p>
          </table:table-cell>
          <table:table-cell office:value-type="float" office:value="214" calcext:value-type="float">
            <text:p>214</text:p>
          </table:table-cell>
          <table:table-cell office:value-type="float" office:value="10.6" calcext:value-type="float">
            <text:p>10.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U03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In-person</text:p>
          </table:table-cell>
          <table:table-cell office:value-type="float" office:value="3.64" calcext:value-type="float">
            <text:p>3.64</text:p>
          </table:table-cell>
          <table:table-cell office:value-type="float" office:value="0.29" calcext:value-type="float">
            <text:p>0.29</text:p>
          </table:table-cell>
          <table:table-cell office:value-type="float" office:value="3.35" calcext:value-type="float">
            <text:p>3.35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8.8" calcext:value-type="float">
            <text:p>88.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U03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17" calcext:value-type="float">
            <text:p>9.17</text:p>
          </table:table-cell>
          <table:table-cell office:value-type="float" office:value="0.46" calcext:value-type="float">
            <text:p>0.46</text:p>
          </table:table-cell>
          <table:table-cell office:value-type="float" office:value="8.71" calcext:value-type="float">
            <text:p>8.71</text:p>
          </table:table-cell>
          <table:table-cell office:value-type="float" office:value="8.07" calcext:value-type="float">
            <text:p>8.07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office:value-type="float" office:value="54.7" calcext:value-type="float">
            <text:p>54.7</text:p>
          </table:table-cell>
          <table:table-cell office:value-type="float" office:value="69" calcext:value-type="float">
            <text:p>69</text:p>
          </table:table-cell>
          <table:table-cell office:value-type="float" office:value="8.1" calcext:value-type="float">
            <text:p>8.1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U03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2" calcext:value-type="float">
            <text:p>11.2</text:p>
          </table:table-cell>
          <table:table-cell office:value-type="float" office:value="4.76" calcext:value-type="float">
            <text:p>4.76</text:p>
          </table:table-cell>
          <table:table-cell office:value-type="float" office:value="6.44" calcext:value-type="float">
            <text:p>6.44</text:p>
          </table:table-cell>
          <table:table-cell office:value-type="float" office:value="7.18" calcext:value-type="float">
            <text:p>7.18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40.8" calcext:value-type="float">
            <text:p>40.8</text:p>
          </table:table-cell>
          <table:table-cell office:value-type="float" office:value="120" calcext:value-type="float">
            <text:p>120</text:p>
          </table:table-cell>
          <table:table-cell office:value-type="float" office:value="7.7" calcext:value-type="float">
            <text:p>7.7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U03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78" calcext:value-type="float">
            <text:p>9.78</text:p>
          </table:table-cell>
          <table:table-cell office:value-type="float" office:value="1.49" calcext:value-type="float">
            <text:p>1.49</text:p>
          </table:table-cell>
          <table:table-cell office:value-type="float" office:value="8.29" calcext:value-type="float">
            <text:p>8.29</text:p>
          </table:table-cell>
          <table:table-cell office:value-type="float" office:value="7.95" calcext:value-type="float">
            <text:p>7.9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49.5" calcext:value-type="float">
            <text:p>49.5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.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U03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8.12" calcext:value-type="float">
            <text:p>8.12</text:p>
          </table:table-cell>
          <table:table-cell office:value-type="float" office:value="5.53" calcext:value-type="float">
            <text:p>5.53</text:p>
          </table:table-cell>
          <table:table-cell office:value-type="float" office:value="2.59" calcext:value-type="float">
            <text:p>2.59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52.5" calcext:value-type="float">
            <text:p>52.5</text:p>
          </table:table-cell>
          <table:table-cell office:value-type="float" office:value="124" calcext:value-type="float">
            <text:p>124</text:p>
          </table:table-cell>
          <table:table-cell office:value-type="float" office:value="5.7" calcext:value-type="float">
            <text:p>5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U0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61" calcext:value-type="float">
            <text:p>9.61</text:p>
          </table:table-cell>
          <table:table-cell office:value-type="float" office:value="3.45" calcext:value-type="float">
            <text:p>3.45</text:p>
          </table:table-cell>
          <table:table-cell office:value-type="float" office:value="6.16" calcext:value-type="float">
            <text:p>6.16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U03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3.08" calcext:value-type="float">
            <text:p>13.08</text:p>
          </table:table-cell>
          <table:table-cell office:value-type="float" office:value="2.05" calcext:value-type="float">
            <text:p>2.05</text:p>
          </table:table-cell>
          <table:table-cell office:value-type="float" office:value="11.03" calcext:value-type="float">
            <text:p>11.03</text:p>
          </table:table-cell>
          <table:table-cell office:value-type="float" office:value="6.32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5" calcext:value-type="float">
            <text:p>40.5</text:p>
          </table:table-cell>
          <table:table-cell office:value-type="float" office:value="237" calcext:value-type="float">
            <text:p>237</text:p>
          </table:table-cell>
          <table:table-cell office:value-type="float" office:value="7.9" calcext:value-type="float">
            <text:p>7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U0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7" calcext:value-type="float">
            <text:p>10.7</text:p>
          </table:table-cell>
          <table:table-cell office:value-type="float" office:value="2.18" calcext:value-type="float">
            <text:p>2.18</text:p>
          </table:table-cell>
          <table:table-cell office:value-type="float" office:value="8.52" calcext:value-type="float">
            <text:p>8.52</text:p>
          </table:table-cell>
          <table:table-cell office:value-type="float" office:value="8.02" calcext:value-type="float">
            <text:p>8.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U03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31" calcext:value-type="float">
            <text:p>10.31</text:p>
          </table:table-cell>
          <table:table-cell office:value-type="float" office:value="6.31" calcext:value-type="float">
            <text:p>6.31</text:p>
          </table:table-cell>
          <table:table-cell office:value-type="float" office:value="4" calcext:value-type="float">
            <text:p>4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4" calcext:value-type="float">
            <text:p>38.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6" calcext:value-type="float">
            <text:p>10.6</text:p>
          </table:table-cell>
          <table:table-cell office:value-type="float" office:value="1.33" calcext:value-type="float">
            <text:p>1.33</text:p>
          </table:table-cell>
          <table:table-cell office:value-type="float" office:value="9.27" calcext:value-type="float">
            <text:p>9.27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office:value-type="float" office:value="62.5" calcext:value-type="float">
            <text:p>62.5</text:p>
          </table:table-cell>
          <table:table-cell office:value-type="float" office:value="88" calcext:value-type="float">
            <text:p>88</text:p>
          </table:table-cell>
          <table:table-cell office:value-type="float" office:value="5.3" calcext:value-type="float">
            <text:p>5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0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1" calcext:value-type="float">
            <text:p>11.1</text:p>
          </table:table-cell>
          <table:table-cell office:value-type="float" office:value="3.99" calcext:value-type="float">
            <text:p>3.99</text:p>
          </table:table-cell>
          <table:table-cell office:value-type="float" office:value="7.11" calcext:value-type="float">
            <text:p>7.11</text:p>
          </table:table-cell>
          <table:table-cell office:value-type="float" office:value="7.92" calcext:value-type="float">
            <text:p>7.92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57.4" calcext:value-type="float">
            <text:p>57.4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U03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0.12" calcext:value-type="float">
            <text:p>10.12</text:p>
          </table:table-cell>
          <table:table-cell office:value-type="float" office:value="2.4" calcext:value-type="float">
            <text:p>2.4</text:p>
          </table:table-cell>
          <table:table-cell office:value-type="float" office:value="7.72" calcext:value-type="float">
            <text:p>7.72</text:p>
          </table:table-cell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.5" calcext:value-type="float">
            <text:p>47.5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85" calcext:value-type="float">
            <text:p>6.85</text:p>
          </table:table-cell>
          <table:table-cell office:value-type="float" office:value="0.41" calcext:value-type="float">
            <text:p>0.41</text:p>
          </table:table-cell>
          <table:table-cell office:value-type="float" office:value="6.44" calcext:value-type="float">
            <text:p>6.44</text:p>
          </table:table-cell>
          <table:table-cell office:value-type="float" office:value="7.62" calcext:value-type="float">
            <text:p>7.62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53.8" calcext:value-type="float">
            <text:p>53.8</text:p>
          </table:table-cell>
          <table:table-cell office:value-type="float" office:value="259" calcext:value-type="float">
            <text:p>259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U0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72" calcext:value-type="float">
            <text:p>9.72</text:p>
          </table:table-cell>
          <table:table-cell office:value-type="float" office:value="0.67" calcext:value-type="float">
            <text:p>0.67</text:p>
          </table:table-cell>
          <table:table-cell office:value-type="float" office:value="9.05" calcext:value-type="float">
            <text:p>9.05</text:p>
          </table:table-cell>
          <table:table-cell office:value-type="float" office:value="7.95" calcext:value-type="float">
            <text:p>7.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  <table:table-cell office:value-type="float" office:value="152" calcext:value-type="float">
            <text:p>152</text:p>
          </table:table-cell>
          <table:table-cell office:value-type="float" office:value="4.4" calcext:value-type="float">
            <text:p>4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U03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6" calcext:value-type="float">
            <text:p>10.6</text:p>
          </table:table-cell>
          <table:table-cell office:value-type="float" office:value="2.29" calcext:value-type="float">
            <text:p>2.29</text:p>
          </table:table-cell>
          <table:table-cell office:value-type="float" office:value="8.31" calcext:value-type="float">
            <text:p>8.31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31.4" calcext:value-type="float">
            <text:p>31.4</text:p>
          </table:table-cell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1.54" calcext:value-type="float">
            <text:p>11.54</text:p>
          </table:table-cell>
          <table:table-cell office:value-type="float" office:value="0.95" calcext:value-type="float">
            <text:p>0.95</text:p>
          </table:table-cell>
          <table:table-cell office:value-type="float" office:value="10.59" calcext:value-type="float">
            <text:p>10.59</text:p>
          </table:table-cell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1" calcext:value-type="float">
            <text:p>39.1</text:p>
          </table:table-cell>
          <table:table-cell office:value-type="float" office:value="18" calcext:value-type="float">
            <text:p>18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1.28" calcext:value-type="float">
            <text:p>11.28</text:p>
          </table:table-cell>
          <table:table-cell office:value-type="float" office:value="2.5" calcext:value-type="float">
            <text:p>2.5</text:p>
          </table:table-cell>
          <table:table-cell office:value-type="float" office:value="8.78" calcext:value-type="float">
            <text:p>8.78</text:p>
          </table:table-cell>
          <table:table-cell office:value-type="float" office:value="8.45" calcext:value-type="float">
            <text:p>8.45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 office:value-type="float" office:value="62.5" calcext:value-type="float">
            <text:p>62.5</text:p>
          </table:table-cell>
          <table:table-cell office:value-type="float" office:value="132" calcext:value-type="float">
            <text:p>132</text:p>
          </table:table-cell>
          <table:table-cell office:value-type="float" office:value="6.4" calcext:value-type="float">
            <text:p>6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U03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8.89" calcext:value-type="float">
            <text:p>8.89</text:p>
          </table:table-cell>
          <table:table-cell office:value-type="float" office:value="0.94" calcext:value-type="float">
            <text:p>0.94</text:p>
          </table:table-cell>
          <table:table-cell office:value-type="float" office:value="7.95" calcext:value-type="float">
            <text:p>7.95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46.3" calcext:value-type="float">
            <text:p>46.3</text:p>
          </table:table-cell>
          <table:table-cell office:value-type="float" office:value="52" calcext:value-type="float">
            <text:p>52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U03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9.14" calcext:value-type="float">
            <text:p>9.14</text:p>
          </table:table-cell>
          <table:table-cell office:value-type="float" office:value="2.87" calcext:value-type="float">
            <text:p>2.87</text:p>
          </table:table-cell>
          <table:table-cell office:value-type="float" office:value="6.27" calcext:value-type="float">
            <text:p>6.27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38.4" calcext:value-type="float">
            <text:p>38.4</text:p>
          </table:table-cell>
          <table:table-cell office:value-type="float" office:value="188" calcext:value-type="float">
            <text:p>188</text:p>
          </table:table-cell>
          <table:table-cell office:value-type="float" office:value="4.7" calcext:value-type="float">
            <text:p>4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U03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9.43" calcext:value-type="float">
            <text:p>9.43</text:p>
          </table:table-cell>
          <table:table-cell office:value-type="float" office:value="0.47" calcext:value-type="float">
            <text:p>0.47</text:p>
          </table:table-cell>
          <table:table-cell office:value-type="float" office:value="8.96" calcext:value-type="float">
            <text:p>8.96</text:p>
          </table:table-cell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54.5" calcext:value-type="float">
            <text:p>54.5</text:p>
          </table:table-cell>
          <table:table-cell office:value-type="float" office:value="34" calcext:value-type="float">
            <text:p>34</text:p>
          </table:table-cell>
          <table:table-cell office:value-type="float" office:value="10.8" calcext:value-type="float">
            <text:p>10.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U03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4.96" calcext:value-type="float">
            <text:p>4.96</text:p>
          </table:table-cell>
          <table:table-cell office:value-type="float" office:value="2.68" calcext:value-type="float">
            <text:p>2.68</text:p>
          </table:table-cell>
          <table:table-cell office:value-type="float" office:value="2.28" calcext:value-type="float">
            <text:p>2.28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57.1" calcext:value-type="float">
            <text:p>57.1</text:p>
          </table:table-cell>
          <table:table-cell office:value-type="float" office:value="121" calcext:value-type="float">
            <text:p>121</text:p>
          </table:table-cell>
          <table:table-cell office:value-type="float" office:value="1.4" calcext:value-type="float">
            <text:p>1.4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U0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4.48" calcext:value-type="float">
            <text:p>4.48</text:p>
          </table:table-cell>
          <table:table-cell office:value-type="float" office:value="1.11" calcext:value-type="float">
            <text:p>1.11</text:p>
          </table:table-cell>
          <table:table-cell office:value-type="float" office:value="3.37" calcext:value-type="float">
            <text:p>3.37</text:p>
          </table:table-cell>
          <table:table-cell office:value-type="float" office:value="6.87" calcext:value-type="float">
            <text:p>6.87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67.1" calcext:value-type="float">
            <text:p>67.1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03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34" calcext:value-type="float">
            <text:p>6.34</text:p>
          </table:table-cell>
          <table:table-cell office:value-type="float" office:value="0.78" calcext:value-type="float">
            <text:p>0.78</text:p>
          </table:table-cell>
          <table:table-cell office:value-type="float" office:value="5.56" calcext:value-type="float">
            <text:p>5.56</text:p>
          </table:table-cell>
          <table:table-cell office:value-type="float" office:value="7.61" calcext:value-type="float">
            <text:p>7.61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67.5" calcext:value-type="float">
            <text:p>67.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03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In-person</text:p>
          </table:table-cell>
          <table:table-cell office:value-type="float" office:value="10.42" calcext:value-type="float">
            <text:p>10.42</text:p>
          </table:table-cell>
          <table:table-cell office:value-type="float" office:value="2.58" calcext:value-type="float">
            <text:p>2.58</text:p>
          </table:table-cell>
          <table:table-cell office:value-type="float" office:value="7.84" calcext:value-type="float">
            <text:p>7.84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8.2" calcext:value-type="float">
            <text:p>58.2</text:p>
          </table:table-cell>
          <table:table-cell office:value-type="float" office:value="148" calcext:value-type="float">
            <text:p>148</text:p>
          </table:table-cell>
          <table:table-cell office:value-type="float" office:value="15.3" calcext:value-type="float">
            <text:p>15.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03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85" calcext:value-type="float">
            <text:p>6.85</text:p>
          </table:table-cell>
          <table:table-cell office:value-type="float" office:value="0.44" calcext:value-type="float">
            <text:p>0.44</text:p>
          </table:table-cell>
          <table:table-cell office:value-type="float" office:value="6.41" calcext:value-type="float">
            <text:p>6.41</text:p>
          </table:table-cell>
          <table:table-cell office:value-type="float" office:value="7.02" calcext:value-type="float">
            <text:p>7.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8.6" calcext:value-type="float">
            <text:p>58.6</text:p>
          </table:table-cell>
          <table:table-cell office:value-type="float" office:value="148" calcext:value-type="float">
            <text:p>148</text:p>
          </table:table-cell>
          <table:table-cell office:value-type="float" office:value="9.6" calcext:value-type="float">
            <text:p>9.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U03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9.39" calcext:value-type="float">
            <text:p>9.39</text:p>
          </table:table-cell>
          <table:table-cell office:value-type="float" office:value="1.37" calcext:value-type="float">
            <text:p>1.37</text:p>
          </table:table-cell>
          <table:table-cell office:value-type="float" office:value="8.02" calcext:value-type="float">
            <text:p>8.02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61.3" calcext:value-type="float">
            <text:p>61.3</text:p>
          </table:table-cell>
          <table:table-cell office:value-type="float" office:value="180" calcext:value-type="float">
            <text:p>180</text:p>
          </table:table-cell>
          <table:table-cell office:value-type="float" office:value="7.5" calcext:value-type="float">
            <text:p>7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U03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67" calcext:value-type="float">
            <text:p>6.67</text:p>
          </table:table-cell>
          <table:table-cell office:value-type="float" office:value="0.53" calcext:value-type="float">
            <text:p>0.53</text:p>
          </table:table-cell>
          <table:table-cell office:value-type="float" office:value="6.14" calcext:value-type="float">
            <text:p>6.14</text:p>
          </table:table-cell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U03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19" calcext:value-type="float">
            <text:p>10.19</text:p>
          </table:table-cell>
          <table:table-cell office:value-type="float" office:value="5.48" calcext:value-type="float">
            <text:p>5.48</text:p>
          </table:table-cell>
          <table:table-cell office:value-type="float" office:value="4.71" calcext:value-type="float">
            <text:p>4.71</text:p>
          </table:table-cell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7" calcext:value-type="float">
            <text:p>43.7</text:p>
          </table:table-cell>
          <table:table-cell office:value-type="float" office:value="170" calcext:value-type="float">
            <text:p>17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3.59" calcext:value-type="float">
            <text:p>13.59</text:p>
          </table:table-cell>
          <table:table-cell office:value-type="float" office:value="5.85" calcext:value-type="float">
            <text:p>5.85</text:p>
          </table:table-cell>
          <table:table-cell office:value-type="float" office:value="7.74" calcext:value-type="float">
            <text:p>7.74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Hybrid</text:p>
          </table:table-cell>
          <table:table-cell office:value-type="float" office:value="1.32" calcext:value-type="float">
            <text:p>1.32</text:p>
          </table:table-cell>
          <table:table-cell office:value-type="float" office:value="0.17" calcext:value-type="float">
            <text:p>0.17</text:p>
          </table:table-cell>
          <table:table-cell office:value-type="float" office:value="1.15" calcext:value-type="float">
            <text:p>1.15</text:p>
          </table:table-cell>
          <table:table-cell office:value-type="float" office:value="8.39" calcext:value-type="float">
            <text:p>8.3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97.1" calcext:value-type="float">
            <text:p>97.1</text:p>
          </table:table-cell>
          <table:table-cell office:value-type="float" office:value="124" calcext:value-type="float">
            <text:p>124</text:p>
          </table:table-cell>
          <table:table-cell office:value-type="float" office:value="13.4" calcext:value-type="float">
            <text:p>13.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string" calcext:value-type="string">
            <text:p>U03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4.02" calcext:value-type="float">
            <text:p>14.02</text:p>
          </table:table-cell>
          <table:table-cell office:value-type="float" office:value="7.36" calcext:value-type="float">
            <text:p>7.36</text:p>
          </table:table-cell>
          <table:table-cell office:value-type="float" office:value="6.66" calcext:value-type="float">
            <text:p>6.66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210" calcext:value-type="float">
            <text:p>210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U03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06" calcext:value-type="float">
            <text:p>7.06</text:p>
          </table:table-cell>
          <table:table-cell office:value-type="float" office:value="1.54" calcext:value-type="float">
            <text:p>1.54</text:p>
          </table:table-cell>
          <table:table-cell office:value-type="float" office:value="5.52" calcext:value-type="float">
            <text:p>5.52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39.8" calcext:value-type="float">
            <text:p>39.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U03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9.87" calcext:value-type="float">
            <text:p>9.87</text:p>
          </table:table-cell>
          <table:table-cell office:value-type="float" office:value="2.41" calcext:value-type="float">
            <text:p>2.41</text:p>
          </table:table-cell>
          <table:table-cell office:value-type="float" office:value="7.46" calcext:value-type="float">
            <text:p>7.46</text:p>
          </table:table-cell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41.1" calcext:value-type="float">
            <text:p>41.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U03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6.97" calcext:value-type="float">
            <text:p>6.97</text:p>
          </table:table-cell>
          <table:table-cell office:value-type="float" office:value="0.35" calcext:value-type="float">
            <text:p>0.35</text:p>
          </table:table-cell>
          <table:table-cell office:value-type="float" office:value="6.62" calcext:value-type="float">
            <text:p>6.62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47.3" calcext:value-type="float">
            <text:p>47.3</text:p>
          </table:table-cell>
          <table:table-cell office:value-type="float" office:value="90" calcext:value-type="float">
            <text:p>90</text:p>
          </table:table-cell>
          <table:table-cell office:value-type="float" office:value="6.5" calcext:value-type="float">
            <text:p>6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U03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2.02" calcext:value-type="float">
            <text:p>12.02</text:p>
          </table:table-cell>
          <table:table-cell office:value-type="float" office:value="2.21" calcext:value-type="float">
            <text:p>2.21</text:p>
          </table:table-cell>
          <table:table-cell office:value-type="float" office:value="9.81" calcext:value-type="float">
            <text:p>9.81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7" calcext:value-type="float">
            <text:p>39.7</text:p>
          </table:table-cell>
          <table:table-cell office:value-type="float" office:value="159" calcext:value-type="float">
            <text:p>159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03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6.9" calcext:value-type="float">
            <text:p>6.9</text:p>
          </table:table-cell>
          <table:table-cell office:value-type="float" office:value="0.77" calcext:value-type="float">
            <text:p>0.77</text:p>
          </table:table-cell>
          <table:table-cell office:value-type="float" office:value="6.13" calcext:value-type="float">
            <text:p>6.13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U03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5.74" calcext:value-type="float">
            <text:p>5.74</text:p>
          </table:table-cell>
          <table:table-cell office:value-type="float" office:value="1.57" calcext:value-type="float">
            <text:p>1.57</text:p>
          </table:table-cell>
          <table:table-cell office:value-type="float" office:value="4.17" calcext:value-type="float">
            <text:p>4.17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4.8" calcext:value-type="float">
            <text:p>84.8</text:p>
          </table:table-cell>
          <table:table-cell office:value-type="float" office:value="83" calcext:value-type="float">
            <text:p>83</text:p>
          </table:table-cell>
          <table:table-cell office:value-type="float" office:value="12.2" calcext:value-type="float">
            <text:p>12.2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U03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97" calcext:value-type="float">
            <text:p>10.97</text:p>
          </table:table-cell>
          <table:table-cell office:value-type="float" office:value="1.43" calcext:value-type="float">
            <text:p>1.43</text:p>
          </table:table-cell>
          <table:table-cell office:value-type="float" office:value="9.54" calcext:value-type="float">
            <text:p>9.54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12.3" calcext:value-type="float">
            <text:p>12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U03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24" calcext:value-type="float">
            <text:p>10.24</text:p>
          </table:table-cell>
          <table:table-cell office:value-type="float" office:value="0.51" calcext:value-type="float">
            <text:p>0.51</text:p>
          </table:table-cell>
          <table:table-cell office:value-type="float" office:value="9.73" calcext:value-type="float">
            <text:p>9.73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9" calcext:value-type="float">
            <text:p>36.9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26" calcext:value-type="float">
            <text:p>6.26</text:p>
          </table:table-cell>
          <table:table-cell office:value-type="float" office:value="0.94" calcext:value-type="float">
            <text:p>0.94</text:p>
          </table:table-cell>
          <table:table-cell office:value-type="float" office:value="5.32" calcext:value-type="float">
            <text:p>5.32</text:p>
          </table:table-cell>
          <table:table-cell office:value-type="float" office:value="8.64" calcext:value-type="float">
            <text:p>8.64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67.8" calcext:value-type="float">
            <text:p>67.8</text:p>
          </table:table-cell>
          <table:table-cell office:value-type="float" office:value="167" calcext:value-type="float">
            <text:p>167</text:p>
          </table:table-cell>
          <table:table-cell office:value-type="float" office:value="2.7" calcext:value-type="float">
            <text:p>2.7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U03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brid</text:p>
          </table:table-cell>
          <table:table-cell office:value-type="float" office:value="11.49" calcext:value-type="float">
            <text:p>11.49</text:p>
          </table:table-cell>
          <table:table-cell office:value-type="float" office:value="0.75" calcext:value-type="float">
            <text:p>0.75</text:p>
          </table:table-cell>
          <table:table-cell office:value-type="float" office:value="10.74" calcext:value-type="float">
            <text:p>10.74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.2" calcext:value-type="float">
            <text:p>30.2</text:p>
          </table:table-cell>
          <table:table-cell office:value-type="float" office:value="105" calcext:value-type="float">
            <text:p>105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39" calcext:value-type="float">
            <text:p>10.39</text:p>
          </table:table-cell>
          <table:table-cell office:value-type="float" office:value="0.52" calcext:value-type="float">
            <text:p>0.52</text:p>
          </table:table-cell>
          <table:table-cell office:value-type="float" office:value="9.87" calcext:value-type="float">
            <text:p>9.87</text:p>
          </table:table-cell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8" calcext:value-type="float">
            <text:p>34.8</text:p>
          </table:table-cell>
          <table:table-cell office:value-type="float" office:value="131" calcext:value-type="float">
            <text:p>13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72" calcext:value-type="float">
            <text:p>8.72</text:p>
          </table:table-cell>
          <table:table-cell office:value-type="float" office:value="2.36" calcext:value-type="float">
            <text:p>2.36</text:p>
          </table:table-cell>
          <table:table-cell office:value-type="float" office:value="6.36" calcext:value-type="float">
            <text:p>6.36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.6</text:p>
          </table:table-cell>
          <table:table-cell office:value-type="float" office:value="78" calcext:value-type="float">
            <text:p>78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03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58" calcext:value-type="float">
            <text:p>11.58</text:p>
          </table:table-cell>
          <table:table-cell office:value-type="float" office:value="5.71" calcext:value-type="float">
            <text:p>5.71</text:p>
          </table:table-cell>
          <table:table-cell office:value-type="float" office:value="5.87" calcext:value-type="float">
            <text:p>5.87</text:p>
          </table:table-cell>
          <table:table-cell office:value-type="float" office:value="8.02" calcext:value-type="float">
            <text:p>8.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52.1" calcext:value-type="float">
            <text:p>52.1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.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U03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73" calcext:value-type="float">
            <text:p>7.73</text:p>
          </table:table-cell>
          <table:table-cell office:value-type="float" office:value="1.52" calcext:value-type="float">
            <text:p>1.52</text:p>
          </table:table-cell>
          <table:table-cell office:value-type="float" office:value="6.21" calcext:value-type="float">
            <text:p>6.21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1.9" calcext:value-type="float">
            <text:p>51.9</text:p>
          </table:table-cell>
          <table:table-cell office:value-type="float" office:value="47" calcext:value-type="float">
            <text:p>47</text:p>
          </table:table-cell>
          <table:table-cell office:value-type="float" office:value="16.4" calcext:value-type="float">
            <text:p>16.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03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64" calcext:value-type="float">
            <text:p>11.64</text:p>
          </table:table-cell>
          <table:table-cell office:value-type="float" office:value="6.11" calcext:value-type="float">
            <text:p>6.11</text:p>
          </table:table-cell>
          <table:table-cell office:value-type="float" office:value="5.53" calcext:value-type="float">
            <text:p>5.53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.6" calcext:value-type="float">
            <text:p>48.6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U0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8.06" calcext:value-type="float">
            <text:p>8.06</text:p>
          </table:table-cell>
          <table:table-cell office:value-type="float" office:value="2.81" calcext:value-type="float">
            <text:p>2.81</text:p>
          </table:table-cell>
          <table:table-cell office:value-type="float" office:value="5.25" calcext:value-type="float">
            <text:p>5.25</text:p>
          </table:table-cell>
          <table:table-cell office:value-type="float" office:value="7.92" calcext:value-type="float">
            <text:p>7.92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63.3" calcext:value-type="float">
            <text:p>63.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0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9.05" calcext:value-type="float">
            <text:p>9.05</text:p>
          </table:table-cell>
          <table:table-cell office:value-type="float" office:value="3.83" calcext:value-type="float">
            <text:p>3.83</text:p>
          </table:table-cell>
          <table:table-cell office:value-type="float" office:value="5.22" calcext:value-type="float">
            <text:p>5.22</text:p>
          </table:table-cell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4.9" calcext:value-type="float">
            <text:p>54.9</text:p>
          </table:table-cell>
          <table:table-cell office:value-type="float" office:value="179" calcext:value-type="float">
            <text:p>179</text:p>
          </table:table-cell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U03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2.03" calcext:value-type="float">
            <text:p>12.03</text:p>
          </table:table-cell>
          <table:table-cell office:value-type="float" office:value="4.84" calcext:value-type="float">
            <text:p>4.84</text:p>
          </table:table-cell>
          <table:table-cell office:value-type="float" office:value="7.19" calcext:value-type="float">
            <text:p>7.19</text:p>
          </table:table-cell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.8" calcext:value-type="float">
            <text:p>46.8</text:p>
          </table:table-cell>
          <table:table-cell office:value-type="float" office:value="69" calcext:value-type="float">
            <text:p>69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03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21" calcext:value-type="float">
            <text:p>11.21</text:p>
          </table:table-cell>
          <table:table-cell office:value-type="float" office:value="4.81" calcext:value-type="float">
            <text:p>4.81</text:p>
          </table:table-cell>
          <table:table-cell office:value-type="float" office:value="6.4" calcext:value-type="float">
            <text:p>6.4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106" calcext:value-type="float">
            <text:p>106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03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37" calcext:value-type="float">
            <text:p>10.37</text:p>
          </table:table-cell>
          <table:table-cell office:value-type="float" office:value="0.81" calcext:value-type="float">
            <text:p>0.81</text:p>
          </table:table-cell>
          <table:table-cell office:value-type="float" office:value="9.56" calcext:value-type="float">
            <text:p>9.56</text:p>
          </table:table-cell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03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5.98" calcext:value-type="float">
            <text:p>5.98</text:p>
          </table:table-cell>
          <table:table-cell office:value-type="float" office:value="0.5" calcext:value-type="float">
            <text:p>0.5</text:p>
          </table:table-cell>
          <table:table-cell office:value-type="float" office:value="5.48" calcext:value-type="float">
            <text:p>5.48</text:p>
          </table:table-cell>
          <table:table-cell office:value-type="float" office:value="7.72" calcext:value-type="float">
            <text:p>7.72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U03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7.77" calcext:value-type="float">
            <text:p>7.77</text:p>
          </table:table-cell>
          <table:table-cell office:value-type="float" office:value="0.96" calcext:value-type="float">
            <text:p>0.96</text:p>
          </table:table-cell>
          <table:table-cell office:value-type="float" office:value="6.81" calcext:value-type="float">
            <text:p>6.81</text:p>
          </table:table-cell>
          <table:table-cell office:value-type="float" office:value="6.77" calcext:value-type="float">
            <text:p>6.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Hybrid</text:p>
          </table:table-cell>
          <table:table-cell office:value-type="float" office:value="10.19" calcext:value-type="float">
            <text:p>10.19</text:p>
          </table:table-cell>
          <table:table-cell office:value-type="float" office:value="2.64" calcext:value-type="float">
            <text:p>2.64</text:p>
          </table:table-cell>
          <table:table-cell office:value-type="float" office:value="7.55" calcext:value-type="float">
            <text:p>7.55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U03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1.61" calcext:value-type="float">
            <text:p>11.61</text:p>
          </table:table-cell>
          <table:table-cell office:value-type="float" office:value="5.33" calcext:value-type="float">
            <text:p>5.33</text:p>
          </table:table-cell>
          <table:table-cell office:value-type="float" office:value="6.28" calcext:value-type="float">
            <text:p>6.28</text:p>
          </table:table-cell>
          <table:table-cell office:value-type="float" office:value="7.26" calcext:value-type="float">
            <text:p>7.26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59.1" calcext:value-type="float">
            <text:p>59.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U03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6.03" calcext:value-type="float">
            <text:p>6.03</text:p>
          </table:table-cell>
          <table:table-cell office:value-type="float" office:value="0.79" calcext:value-type="float">
            <text:p>0.79</text:p>
          </table:table-cell>
          <table:table-cell office:value-type="float" office:value="5.24" calcext:value-type="float">
            <text:p>5.24</text:p>
          </table:table-cell>
          <table:table-cell office:value-type="float" office:value="8.28" calcext:value-type="float">
            <text:p>8.28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76.5" calcext:value-type="float">
            <text:p>76.5</text:p>
          </table:table-cell>
          <table:table-cell office:value-type="float" office:value="137" calcext:value-type="float">
            <text:p>137</text:p>
          </table:table-cell>
          <table:table-cell office:value-type="float" office:value="9.4" calcext:value-type="float">
            <text:p>9.4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U03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4.33" calcext:value-type="float">
            <text:p>4.33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3" calcext:value-type="float">
            <text:p>63</text:p>
          </table:table-cell>
          <table:table-cell office:value-type="float" office:value="207" calcext:value-type="float">
            <text:p>207</text:p>
          </table:table-cell>
          <table:table-cell office:value-type="float" office:value="4.6" calcext:value-type="float">
            <text:p>4.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U03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9.62" calcext:value-type="float">
            <text:p>9.62</text:p>
          </table:table-cell>
          <table:table-cell office:value-type="float" office:value="4.12" calcext:value-type="float">
            <text:p>4.12</text:p>
          </table:table-cell>
          <table:table-cell office:value-type="float" office:value="5.5" calcext:value-type="float">
            <text:p>5.5</text:p>
          </table:table-cell>
          <table:table-cell office:value-type="float" office:value="8.64" calcext:value-type="float">
            <text:p>8.64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office:value-type="float" office:value="56.5" calcext:value-type="float">
            <text:p>56.5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U03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14.02" calcext:value-type="float">
            <text:p>14.02</text:p>
          </table:table-cell>
          <table:table-cell office:value-type="float" office:value="3.21" calcext:value-type="float">
            <text:p>3.21</text:p>
          </table:table-cell>
          <table:table-cell office:value-type="float" office:value="10.81" calcext:value-type="float">
            <text:p>10.81</text:p>
          </table:table-cell>
          <table:table-cell office:value-type="float" office:value="6.84" calcext:value-type="float">
            <text:p>6.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.3" calcext:value-type="float">
            <text:p>47.3</text:p>
          </table:table-cell>
          <table:table-cell office:value-type="float" office:value="9" calcext:value-type="float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U03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4.07" calcext:value-type="float">
            <text:p>14.07</text:p>
          </table:table-cell>
          <table:table-cell office:value-type="float" office:value="4.54" calcext:value-type="float">
            <text:p>4.54</text:p>
          </table:table-cell>
          <table:table-cell office:value-type="float" office:value="9.53" calcext:value-type="float">
            <text:p>9.53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U03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41" calcext:value-type="float">
            <text:p>7.41</text:p>
          </table:table-cell>
          <table:table-cell office:value-type="float" office:value="1.01" calcext:value-type="float">
            <text:p>1.01</text:p>
          </table:table-cell>
          <table:table-cell office:value-type="float" office:value="6.4" calcext:value-type="float">
            <text:p>6.4</text:p>
          </table:table-cell>
          <table:table-cell office:value-type="float" office:value="8.02" calcext:value-type="float">
            <text:p>8.02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7.2" calcext:value-type="float">
            <text:p>7.2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U03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7.63" calcext:value-type="float">
            <text:p>7.63</text:p>
          </table:table-cell>
          <table:table-cell office:value-type="float" office:value="1.13" calcext:value-type="float">
            <text:p>1.13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7.6" calcext:value-type="float">
            <text:p>97.6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03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23" calcext:value-type="float">
            <text:p>10.23</text:p>
          </table:table-cell>
          <table:table-cell office:value-type="float" office:value="6.7" calcext:value-type="float">
            <text:p>6.7</text:p>
          </table:table-cell>
          <table:table-cell office:value-type="float" office:value="3.53" calcext:value-type="float">
            <text:p>3.53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182" calcext:value-type="float">
            <text:p>182</text:p>
          </table:table-cell>
          <table:table-cell office:value-type="float" office:value="11.3" calcext:value-type="float">
            <text:p>11.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U03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10.44" calcext:value-type="float">
            <text:p>10.44</text:p>
          </table:table-cell>
          <table:table-cell office:value-type="float" office:value="3.97" calcext:value-type="float">
            <text:p>3.97</text:p>
          </table:table-cell>
          <table:table-cell office:value-type="float" office:value="6.47" calcext:value-type="float">
            <text:p>6.47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50.4" calcext:value-type="float">
            <text:p>50.4</text:p>
          </table:table-cell>
          <table:table-cell office:value-type="float" office:value="146" calcext:value-type="float">
            <text:p>146</text:p>
          </table:table-cell>
          <table:table-cell office:value-type="float" office:value="6.4" calcext:value-type="float">
            <text:p>6.4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U03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5.84" calcext:value-type="float">
            <text:p>5.84</text:p>
          </table:table-cell>
          <table:table-cell office:value-type="float" office:value="0.4" calcext:value-type="float">
            <text:p>0.4</text:p>
          </table:table-cell>
          <table:table-cell office:value-type="float" office:value="5.44" calcext:value-type="float">
            <text:p>5.44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8" calcext:value-type="float">
            <text:p>43.8</text:p>
          </table:table-cell>
          <table:table-cell office:value-type="float" office:value="169" calcext:value-type="float">
            <text:p>169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03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Hybrid</text:p>
          </table:table-cell>
          <table:table-cell office:value-type="float" office:value="8.62" calcext:value-type="float">
            <text:p>8.62</text:p>
          </table:table-cell>
          <table:table-cell office:value-type="float" office:value="1.94" calcext:value-type="float">
            <text:p>1.94</text:p>
          </table:table-cell>
          <table:table-cell office:value-type="float" office:value="6.68" calcext:value-type="float">
            <text:p>6.68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49.9" calcext:value-type="float">
            <text:p>49.9</text:p>
          </table:table-cell>
          <table:table-cell office:value-type="float" office:value="233" calcext:value-type="float">
            <text:p>233</text:p>
          </table:table-cell>
          <table:table-cell office:value-type="float" office:value="18.5" calcext:value-type="float">
            <text:p>18.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U03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0.34" calcext:value-type="float">
            <text:p>10.34</text:p>
          </table:table-cell>
          <table:table-cell office:value-type="float" office:value="3.55" calcext:value-type="float">
            <text:p>3.55</text:p>
          </table:table-cell>
          <table:table-cell office:value-type="float" office:value="6.79" calcext:value-type="float">
            <text:p>6.79</text:p>
          </table:table-cell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.8</text:p>
          </table:table-cell>
          <table:table-cell office:value-type="float" office:value="123" calcext:value-type="float">
            <text:p>123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03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In-person</text:p>
          </table:table-cell>
          <table:table-cell office:value-type="float" office:value="10.47" calcext:value-type="float">
            <text:p>10.47</text:p>
          </table:table-cell>
          <table:table-cell office:value-type="float" office:value="1.05" calcext:value-type="float">
            <text:p>1.05</text:p>
          </table:table-cell>
          <table:table-cell office:value-type="float" office:value="9.42" calcext:value-type="float">
            <text:p>9.42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.4" calcext:value-type="float">
            <text:p>50.4</text:p>
          </table:table-cell>
          <table:table-cell office:value-type="float" office:value="138" calcext:value-type="float">
            <text:p>138</text:p>
          </table:table-cell>
          <table:table-cell office:value-type="float" office:value="6.3" calcext:value-type="float">
            <text:p>6.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U03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11.79" calcext:value-type="float">
            <text:p>11.79</text:p>
          </table:table-cell>
          <table:table-cell office:value-type="float" office:value="6.19" calcext:value-type="float">
            <text:p>6.19</text:p>
          </table:table-cell>
          <table:table-cell office:value-type="float" office:value="5.6" calcext:value-type="float">
            <text:p>5.6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61" calcext:value-type="float">
            <text:p>61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Hybrid</text:p>
          </table:table-cell>
          <table:table-cell office:value-type="float" office:value="7.49" calcext:value-type="float">
            <text:p>7.49</text:p>
          </table:table-cell>
          <table:table-cell office:value-type="float" office:value="1.21" calcext:value-type="float">
            <text:p>1.21</text:p>
          </table:table-cell>
          <table:table-cell office:value-type="float" office:value="6.28" calcext:value-type="float">
            <text:p>6.28</text:p>
          </table:table-cell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51.2" calcext:value-type="float">
            <text:p>51.2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U03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In-person</text:p>
          </table:table-cell>
          <table:table-cell office:value-type="float" office:value="10.75" calcext:value-type="float">
            <text:p>10.75</text:p>
          </table:table-cell>
          <table:table-cell office:value-type="float" office:value="0.84" calcext:value-type="float">
            <text:p>0.84</text:p>
          </table:table-cell>
          <table:table-cell office:value-type="float" office:value="9.91" calcext:value-type="float">
            <text:p>9.91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34.4" calcext:value-type="float">
            <text:p>34.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03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0.97" calcext:value-type="float">
            <text:p>10.97</text:p>
          </table:table-cell>
          <table:table-cell office:value-type="float" office:value="4.21" calcext:value-type="float">
            <text:p>4.21</text:p>
          </table:table-cell>
          <table:table-cell office:value-type="float" office:value="6.76" calcext:value-type="float">
            <text:p>6.76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.8" calcext:value-type="float">
            <text:p>38.8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U03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U03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6.43" calcext:value-type="float">
            <text:p>6.43</text:p>
          </table:table-cell>
          <table:table-cell office:value-type="float" office:value="2.99" calcext:value-type="float">
            <text:p>2.99</text:p>
          </table:table-cell>
          <table:table-cell office:value-type="float" office:value="3.44" calcext:value-type="float">
            <text:p>3.44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64.6" calcext:value-type="float">
            <text:p>64.6</text:p>
          </table:table-cell>
          <table:table-cell office:value-type="float" office:value="252" calcext:value-type="float">
            <text:p>252</text:p>
          </table:table-cell>
          <table:table-cell office:value-type="float" office:value="7.6" calcext:value-type="float">
            <text:p>7.6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U03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emote</text:p>
          </table:table-cell>
          <table:table-cell office:value-type="float" office:value="9.59" calcext:value-type="float">
            <text:p>9.59</text:p>
          </table:table-cell>
          <table:table-cell office:value-type="float" office:value="5.44" calcext:value-type="float">
            <text:p>5.44</text:p>
          </table:table-cell>
          <table:table-cell office:value-type="float" office:value="4.15" calcext:value-type="float">
            <text:p>4.15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.4" calcext:value-type="float">
            <text:p>47.4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03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mote</text:p>
          </table:table-cell>
          <table:table-cell office:value-type="float" office:value="8.72" calcext:value-type="float">
            <text:p>8.72</text:p>
          </table:table-cell>
          <table:table-cell office:value-type="float" office:value="2.36" calcext:value-type="float">
            <text:p>2.36</text:p>
          </table:table-cell>
          <table:table-cell office:value-type="float" office:value="6.36" calcext:value-type="float">
            <text:p>6.36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57.3" calcext:value-type="float">
            <text:p>57.3</text:p>
          </table:table-cell>
          <table:table-cell office:value-type="float" office:value="193" calcext:value-type="float">
            <text:p>193</text:p>
          </table:table-cell>
          <table:table-cell office:value-type="float" office:value="10.1" calcext:value-type="float">
            <text:p>10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U03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Hybrid</text:p>
          </table:table-cell>
          <table:table-cell office:value-type="float" office:value="5.04" calcext:value-type="float">
            <text:p>5.04</text:p>
          </table:table-cell>
          <table:table-cell office:value-type="float" office:value="0.94" calcext:value-type="float">
            <text:p>0.94</text:p>
          </table:table-cell>
          <table:table-cell office:value-type="float" office:value="4.1" calcext:value-type="float">
            <text:p>4.1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3.6" calcext:value-type="float">
            <text:p>63.6</text:p>
          </table:table-cell>
          <table:table-cell office:value-type="float" office:value="97" calcext:value-type="float">
            <text:p>97</text:p>
          </table:table-cell>
          <table:table-cell office:value-type="float" office:value="12.1" calcext:value-type="float">
            <text:p>12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0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Remote</text:p>
          </table:table-cell>
          <table:table-cell office:value-type="float" office:value="8.86" calcext:value-type="float">
            <text:p>8.86</text:p>
          </table:table-cell>
          <table:table-cell office:value-type="float" office:value="3.82" calcext:value-type="float">
            <text:p>3.82</text:p>
          </table:table-cell>
          <table:table-cell office:value-type="float" office:value="5.04" calcext:value-type="float">
            <text:p>5.04</text:p>
          </table:table-cell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.4" calcext:value-type="float">
            <text:p>41.4</text:p>
          </table:table-cell>
          <table:table-cell office:value-type="float" office:value="88" calcext:value-type="float">
            <text:p>88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U040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5T02:16:42.135106257</dc:date>
    <meta:editing-duration>PT1M35S</meta:editing-duration>
    <meta:editing-cycles>1</meta:editing-cycles>
    <meta:document-statistic meta:table-count="1" meta:cell-count="6016" meta:object-count="0"/>
    <meta:generator>LibreOffice/24.2.7.2$Linux_X86_64 LibreOffice_project/420$Build-2</meta:generator>
  </office:meta>
</office:document-meta>
</file>